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officeooo:rsid="002bbef4" officeooo:paragraph-rsid="003185f1" fo:background-color="transparent" style:font-weight-asian="bold" style:font-weight-complex="bold"/>
    </style:style>
    <style:style style:name="P2" style:family="paragraph" style:parent-style-name="Standard">
      <style:text-properties fo:font-weight="bold" officeooo:rsid="002bbef4" officeooo:paragraph-rsid="003afa1e" fo:background-color="transparent" style:font-weight-asian="bold" style:font-weight-complex="bold"/>
    </style:style>
    <style:style style:name="P3" style:family="paragraph" style:parent-style-name="Standard">
      <style:text-properties fo:font-weight="bold" officeooo:rsid="002bbef4" officeooo:paragraph-rsid="00538153" fo:background-color="transparent" style:font-weight-asian="bold" style:font-weight-complex="bold"/>
    </style:style>
    <style:style style:name="P4" style:family="paragraph" style:parent-style-name="Standard">
      <style:text-properties fo:font-weight="bold" officeooo:rsid="002bbef4" officeooo:paragraph-rsid="007aea74" fo:background-color="transparent" style:font-weight-asian="bold" style:font-weight-complex="bold"/>
    </style:style>
    <style:style style:name="P5" style:family="paragraph" style:parent-style-name="Standard">
      <style:text-properties fo:font-weight="bold" officeooo:rsid="002bbef4" officeooo:paragraph-rsid="01356ac0" fo:background-color="transparent" style:font-weight-asian="bold" style:font-weight-complex="bold"/>
    </style:style>
    <style:style style:name="P6" style:family="paragraph" style:parent-style-name="Standard">
      <style:text-properties fo:font-weight="bold" officeooo:rsid="002bbef4" officeooo:paragraph-rsid="015dd66b" fo:background-color="transparent" style:font-weight-asian="bold" style:font-weight-complex="bold"/>
    </style:style>
    <style:style style:name="P7" style:family="paragraph" style:parent-style-name="Standard">
      <style:text-properties fo:font-weight="bold" officeooo:rsid="0043edf9" officeooo:paragraph-rsid="0043edf9" fo:background-color="transparent" style:font-weight-asian="bold" style:font-weight-complex="bold"/>
    </style:style>
    <style:style style:name="P8" style:family="paragraph" style:parent-style-name="Standard">
      <style:text-properties fo:font-weight="bold" officeooo:rsid="0043edf9" officeooo:paragraph-rsid="01356ac0" fo:background-color="transparent" style:font-weight-asian="bold" style:font-weight-complex="bold"/>
    </style:style>
    <style:style style:name="P9" style:family="paragraph" style:parent-style-name="Standard">
      <style:text-properties fo:font-weight="bold" officeooo:rsid="0043edf9" officeooo:paragraph-rsid="015dd66b" fo:background-color="transparent" style:font-weight-asian="bold" style:font-weight-complex="bold"/>
    </style:style>
    <style:style style:name="P10" style:family="paragraph" style:parent-style-name="Standard">
      <style:text-properties fo:font-weight="bold" officeooo:rsid="002c5569" officeooo:paragraph-rsid="003185f1" fo:background-color="transparent" style:font-weight-asian="bold" style:font-weight-complex="bold"/>
    </style:style>
    <style:style style:name="P11" style:family="paragraph" style:parent-style-name="Standard">
      <style:text-properties fo:font-weight="bold" officeooo:rsid="002c5569" officeooo:paragraph-rsid="003afa1e" fo:background-color="transparent" style:font-weight-asian="bold" style:font-weight-complex="bold"/>
    </style:style>
    <style:style style:name="P12" style:family="paragraph" style:parent-style-name="Standard">
      <style:text-properties fo:font-weight="bold" officeooo:rsid="002c5569" officeooo:paragraph-rsid="00538153" fo:background-color="transparent" style:font-weight-asian="bold" style:font-weight-complex="bold"/>
    </style:style>
    <style:style style:name="P13" style:family="paragraph" style:parent-style-name="Standard">
      <style:text-properties fo:font-weight="bold" officeooo:rsid="002c5569" officeooo:paragraph-rsid="007aea74" fo:background-color="transparent" style:font-weight-asian="bold" style:font-weight-complex="bold"/>
    </style:style>
    <style:style style:name="P14" style:family="paragraph" style:parent-style-name="Standard">
      <style:text-properties fo:font-weight="bold" officeooo:rsid="002c5569" officeooo:paragraph-rsid="01356ac0" fo:background-color="transparent" style:font-weight-asian="bold" style:font-weight-complex="bold"/>
    </style:style>
    <style:style style:name="P15" style:family="paragraph" style:parent-style-name="Standard">
      <style:paragraph-properties fo:text-align="start" style:justify-single-word="false"/>
      <style:text-properties fo:font-weight="bold" officeooo:rsid="002c5569" officeooo:paragraph-rsid="01356ac0" fo:background-color="transparent" style:font-weight-asian="bold" style:font-weight-complex="bold"/>
    </style:style>
    <style:style style:name="P16" style:family="paragraph" style:parent-style-name="Standard">
      <style:paragraph-properties fo:text-align="start" style:justify-single-word="false"/>
      <style:text-properties fo:font-weight="bold" officeooo:rsid="002c5569" officeooo:paragraph-rsid="007aea74" fo:background-color="transparent" style:font-weight-asian="bold" style:font-weight-complex="bold"/>
    </style:style>
    <style:style style:name="P17" style:family="paragraph" style:parent-style-name="Standard">
      <style:paragraph-properties fo:text-align="start" style:justify-single-word="false"/>
      <style:text-properties fo:font-weight="bold" officeooo:rsid="002c5569" officeooo:paragraph-rsid="01379b56" fo:background-color="transparent" style:font-weight-asian="bold" style:font-weight-complex="bold"/>
    </style:style>
    <style:style style:name="P18" style:family="paragraph" style:parent-style-name="Standard">
      <style:paragraph-properties fo:text-align="start" style:justify-single-word="false"/>
      <style:text-properties fo:font-weight="bold" officeooo:rsid="002c5569" officeooo:paragraph-rsid="013f73dc" fo:background-color="transparent" style:font-weight-asian="bold" style:font-weight-complex="bold"/>
    </style:style>
    <style:style style:name="P19" style:family="paragraph" style:parent-style-name="Standard">
      <style:paragraph-properties fo:text-align="start" style:justify-single-word="false"/>
      <style:text-properties fo:font-weight="bold" officeooo:rsid="002c5569" officeooo:paragraph-rsid="01485920" fo:background-color="transparent" style:font-weight-asian="bold" style:font-weight-complex="bold"/>
    </style:style>
    <style:style style:name="P20" style:family="paragraph" style:parent-style-name="Standard">
      <style:paragraph-properties fo:text-align="start" style:justify-single-word="false"/>
      <style:text-properties fo:font-weight="bold" officeooo:rsid="002c5569" officeooo:paragraph-rsid="014aa04f" fo:background-color="transparent" style:font-weight-asian="bold" style:font-weight-complex="bold"/>
    </style:style>
    <style:style style:name="P21" style:family="paragraph" style:parent-style-name="Standard">
      <style:text-properties fo:font-weight="bold" officeooo:rsid="002c5569" officeooo:paragraph-rsid="01363fff" fo:background-color="transparent" style:font-weight-asian="bold" style:font-weight-complex="bold"/>
    </style:style>
    <style:style style:name="P22" style:family="paragraph" style:parent-style-name="Standard">
      <style:text-properties fo:font-weight="bold" officeooo:rsid="002c5569" officeooo:paragraph-rsid="013afb86" fo:background-color="transparent" style:font-weight-asian="bold" style:font-weight-complex="bold"/>
    </style:style>
    <style:style style:name="P23" style:family="paragraph" style:parent-style-name="Standard">
      <style:text-properties fo:font-weight="bold" officeooo:rsid="002c5569" officeooo:paragraph-rsid="015dd66b" fo:background-color="transparent" style:font-weight-asian="bold" style:font-weight-complex="bold"/>
    </style:style>
    <style:style style:name="P24" style:family="paragraph" style:parent-style-name="Standard">
      <style:text-properties fo:font-weight="bold" officeooo:rsid="00025560" officeooo:paragraph-rsid="003185f1" fo:background-color="transparent" style:font-weight-asian="bold" style:font-weight-complex="bold"/>
    </style:style>
    <style:style style:name="P25" style:family="paragraph" style:parent-style-name="Standard">
      <style:text-properties fo:font-weight="bold" officeooo:rsid="00025560" officeooo:paragraph-rsid="003b391b" fo:background-color="transparent" style:font-weight-asian="bold" style:font-weight-complex="bold"/>
    </style:style>
    <style:style style:name="P26" style:family="paragraph" style:parent-style-name="Standard">
      <style:text-properties fo:font-weight="bold" officeooo:rsid="00025560" officeooo:paragraph-rsid="00025560" fo:background-color="transparent" style:font-weight-asian="bold" style:font-weight-complex="bold"/>
    </style:style>
    <style:style style:name="P27" style:family="paragraph" style:parent-style-name="Standard">
      <style:text-properties fo:font-weight="bold" officeooo:rsid="00025560" officeooo:paragraph-rsid="00f9baa8" fo:background-color="transparent" style:font-weight-asian="bold" style:font-weight-complex="bold"/>
    </style:style>
    <style:style style:name="P28" style:family="paragraph" style:parent-style-name="Standard">
      <style:text-properties fo:font-weight="bold" officeooo:rsid="00025560" officeooo:paragraph-rsid="01356ac0" fo:background-color="transparent" style:font-weight-asian="bold" style:font-weight-complex="bold"/>
    </style:style>
    <style:style style:name="P29" style:family="paragraph" style:parent-style-name="Standard">
      <style:text-properties fo:font-weight="bold" officeooo:rsid="00025560" officeooo:paragraph-rsid="01363fff" fo:background-color="transparent" style:font-weight-asian="bold" style:font-weight-complex="bold"/>
    </style:style>
    <style:style style:name="P30" style:family="paragraph" style:parent-style-name="Standard">
      <style:text-properties fo:font-weight="bold" officeooo:rsid="0028b82b" officeooo:paragraph-rsid="00d6f5be" fo:background-color="transparent" style:font-weight-asian="bold" style:font-weight-complex="bold"/>
    </style:style>
    <style:style style:name="P31" style:family="paragraph" style:parent-style-name="Standard">
      <style:text-properties fo:font-weight="bold" officeooo:rsid="0028b82b" officeooo:paragraph-rsid="0028b82b" fo:background-color="transparent" style:font-weight-asian="bold" style:font-weight-complex="bold"/>
    </style:style>
    <style:style style:name="P32" style:family="paragraph" style:parent-style-name="Standard">
      <style:paragraph-properties fo:text-align="start" style:justify-single-word="false"/>
      <style:text-properties fo:font-weight="bold" officeooo:rsid="01099057" officeooo:paragraph-rsid="01363fff" fo:background-color="transparent" style:font-weight-asian="bold" style:font-weight-complex="bold"/>
    </style:style>
    <style:style style:name="P33" style:family="paragraph" style:parent-style-name="Standard">
      <style:text-properties fo:font-weight="bold" officeooo:rsid="01099057" officeooo:paragraph-rsid="0140c2aa" fo:background-color="transparent" style:font-weight-asian="bold" style:font-weight-complex="bold"/>
    </style:style>
    <style:style style:name="P34" style:family="paragraph" style:parent-style-name="Standard">
      <style:text-properties fo:font-weight="bold" officeooo:rsid="00b4a4a8" officeooo:paragraph-rsid="00b4a4a8" fo:background-color="transparent" style:font-weight-asian="bold" style:font-weight-complex="bold"/>
    </style:style>
    <style:style style:name="P35" style:family="paragraph" style:parent-style-name="Standard">
      <style:text-properties fo:font-weight="bold" officeooo:rsid="0067d9e6" officeooo:paragraph-rsid="0067d9e6" fo:background-color="transparent" style:font-weight-asian="bold" style:font-weight-complex="bold"/>
    </style:style>
    <style:style style:name="P36" style:family="paragraph" style:parent-style-name="Standard">
      <style:paragraph-properties fo:text-align="start" style:justify-single-word="false"/>
      <style:text-properties fo:font-weight="bold" officeooo:rsid="003dfa19" officeooo:paragraph-rsid="01356ac0" fo:background-color="transparent" style:font-weight-asian="bold" style:font-weight-complex="bold"/>
    </style:style>
    <style:style style:name="P37" style:family="paragraph" style:parent-style-name="Standard">
      <style:text-properties fo:font-weight="bold" officeooo:rsid="00538153" officeooo:paragraph-rsid="00538153" fo:background-color="transparent" style:font-weight-asian="bold" style:font-weight-complex="bold"/>
    </style:style>
    <style:style style:name="P38" style:family="paragraph" style:parent-style-name="Standard">
      <style:paragraph-properties fo:text-align="start" style:justify-single-word="false"/>
      <style:text-properties fo:font-weight="bold" officeooo:rsid="00538153" officeooo:paragraph-rsid="00a1ca2b" fo:background-color="transparent" style:font-weight-asian="bold" style:font-weight-complex="bold"/>
    </style:style>
    <style:style style:name="P39" style:family="paragraph" style:parent-style-name="Standard">
      <style:paragraph-properties fo:text-align="start" style:justify-single-word="false"/>
      <style:text-properties fo:font-weight="bold" officeooo:rsid="00538153" officeooo:paragraph-rsid="007aea74" fo:background-color="transparent" style:font-weight-asian="bold" style:font-weight-complex="bold"/>
    </style:style>
    <style:style style:name="P40" style:family="paragraph" style:parent-style-name="Standard">
      <style:paragraph-properties fo:text-align="start" style:justify-single-word="false"/>
      <style:text-properties fo:font-weight="bold" officeooo:rsid="00538153" officeooo:paragraph-rsid="01356ac0" fo:background-color="transparent" style:font-weight-asian="bold" style:font-weight-complex="bold"/>
    </style:style>
    <style:style style:name="P41" style:family="paragraph" style:parent-style-name="Standard">
      <style:paragraph-properties fo:text-align="start" style:justify-single-word="false"/>
      <style:text-properties fo:font-weight="bold" officeooo:rsid="00538153" officeooo:paragraph-rsid="01553870" fo:background-color="transparent" style:font-weight-asian="bold" style:font-weight-complex="bold"/>
    </style:style>
    <style:style style:name="P42" style:family="paragraph" style:parent-style-name="Standard">
      <style:text-properties fo:font-weight="bold" officeooo:rsid="00538153" officeooo:paragraph-rsid="00fb3d04" fo:background-color="transparent" style:font-weight-asian="bold" style:font-weight-complex="bold"/>
    </style:style>
    <style:style style:name="P43" style:family="paragraph" style:parent-style-name="Standard">
      <style:text-properties fo:font-weight="bold" officeooo:rsid="00538153" officeooo:paragraph-rsid="01356ac0" fo:background-color="transparent" style:font-weight-asian="bold" style:font-weight-complex="bold"/>
    </style:style>
    <style:style style:name="P44" style:family="paragraph" style:parent-style-name="Standard">
      <style:paragraph-properties fo:text-align="start" style:justify-single-word="false"/>
      <style:text-properties fo:font-weight="bold" officeooo:rsid="003f20c6" officeooo:paragraph-rsid="007aea74" fo:background-color="transparent" style:font-weight-asian="bold" style:font-weight-complex="bold"/>
    </style:style>
    <style:style style:name="P45" style:family="paragraph" style:parent-style-name="Standard">
      <style:paragraph-properties fo:text-align="start" style:justify-single-word="false"/>
      <style:text-properties fo:font-weight="bold" officeooo:rsid="003f20c6" officeooo:paragraph-rsid="00d0bcf8" fo:background-color="transparent" style:font-weight-asian="bold" style:font-weight-complex="bold"/>
    </style:style>
    <style:style style:name="P46" style:family="paragraph" style:parent-style-name="Standard">
      <style:paragraph-properties fo:text-align="start" style:justify-single-word="false"/>
      <style:text-properties fo:font-weight="bold" officeooo:rsid="003f20c6" officeooo:paragraph-rsid="01356ac0" fo:background-color="transparent" style:font-weight-asian="bold" style:font-weight-complex="bold"/>
    </style:style>
    <style:style style:name="P47" style:family="paragraph" style:parent-style-name="Standard">
      <style:paragraph-properties fo:text-align="start" style:justify-single-word="false"/>
      <style:text-properties fo:font-weight="bold" officeooo:rsid="003f20c6" officeooo:paragraph-rsid="01363fff" fo:background-color="transparent" style:font-weight-asian="bold" style:font-weight-complex="bold"/>
    </style:style>
    <style:style style:name="P48" style:family="paragraph" style:parent-style-name="Standard">
      <style:paragraph-properties fo:text-align="start" style:justify-single-word="false"/>
      <style:text-properties fo:font-weight="bold" officeooo:rsid="003f20c6" officeooo:paragraph-rsid="015ca154" fo:background-color="transparent" style:font-weight-asian="bold" style:font-weight-complex="bold"/>
    </style:style>
    <style:style style:name="P49" style:family="paragraph" style:parent-style-name="Standard">
      <style:paragraph-properties fo:text-align="center" style:justify-single-word="false"/>
      <style:text-properties fo:font-weight="bold" officeooo:rsid="003f20c6" officeooo:paragraph-rsid="01356ac0" fo:background-color="transparent" style:font-weight-asian="bold" style:font-weight-complex="bold"/>
    </style:style>
    <style:style style:name="P50" style:family="paragraph" style:parent-style-name="Standard">
      <style:text-properties fo:font-weight="bold" officeooo:rsid="010bf0e5" officeooo:paragraph-rsid="00551cf0" fo:background-color="transparent" style:font-weight-asian="bold" style:font-weight-complex="bold"/>
    </style:style>
    <style:style style:name="P51" style:family="paragraph" style:parent-style-name="Standard">
      <style:text-properties fo:font-weight="bold" officeooo:rsid="010c66d0" officeooo:paragraph-rsid="010c66d0" fo:background-color="transparent" style:font-weight-asian="bold" style:font-weight-complex="bold"/>
    </style:style>
    <style:style style:name="P52" style:family="paragraph" style:parent-style-name="Standard">
      <style:paragraph-properties fo:text-align="start" style:justify-single-word="false"/>
      <style:text-properties fo:font-weight="bold" officeooo:rsid="0050e9b8" officeooo:paragraph-rsid="01356ac0" fo:background-color="transparent" style:font-weight-asian="bold" style:font-weight-complex="bold"/>
    </style:style>
    <style:style style:name="P53" style:family="paragraph" style:parent-style-name="Standard">
      <style:text-properties fo:font-weight="bold" officeooo:rsid="00500bdb" officeooo:paragraph-rsid="01356ac0" fo:background-color="transparent" style:font-weight-asian="bold" style:font-weight-complex="bold"/>
    </style:style>
    <style:style style:name="P54" style:family="paragraph" style:parent-style-name="Standard">
      <style:text-properties fo:font-weight="bold" officeooo:rsid="00f4177a" officeooo:paragraph-rsid="01356ac0" fo:background-color="transparent" style:font-weight-asian="bold" style:font-weight-complex="bold"/>
    </style:style>
    <style:style style:name="P55" style:family="paragraph" style:parent-style-name="Standard">
      <style:paragraph-properties fo:text-align="center" style:justify-single-word="false"/>
      <style:text-properties fo:font-weight="bold" officeooo:rsid="00ce16a7" officeooo:paragraph-rsid="01356ac0" fo:background-color="transparent" style:font-weight-asian="bold" style:font-weight-complex="bold"/>
    </style:style>
    <style:style style:name="P56" style:family="paragraph" style:parent-style-name="Standard">
      <style:text-properties fo:font-weight="bold" officeooo:rsid="01355d99" officeooo:paragraph-rsid="01356ac0" fo:background-color="transparent" style:font-weight-asian="bold" style:font-weight-complex="bold"/>
    </style:style>
    <style:style style:name="P57" style:family="paragraph" style:parent-style-name="Standard">
      <style:text-properties fo:font-weight="bold" officeooo:rsid="01055260" officeooo:paragraph-rsid="003185f1" fo:background-color="transparent" style:font-weight-asian="bold" style:font-weight-complex="bold"/>
    </style:style>
    <style:style style:name="P58" style:family="paragraph" style:parent-style-name="Standard">
      <style:text-properties fo:font-weight="bold" officeooo:rsid="01055260" officeooo:paragraph-rsid="01363fff" fo:background-color="transparent" style:font-weight-asian="bold" style:font-weight-complex="bold"/>
    </style:style>
    <style:style style:name="P59" style:family="paragraph" style:parent-style-name="Standard">
      <style:text-properties fo:font-weight="bold" officeooo:rsid="000edd3e" officeooo:paragraph-rsid="0149f3c0" fo:background-color="transparent" style:font-weight-asian="bold" style:font-weight-complex="bold"/>
    </style:style>
    <style:style style:name="P60" style:family="paragraph" style:parent-style-name="Standard">
      <style:text-properties fo:font-weight="bold" officeooo:rsid="000edd3e" officeooo:paragraph-rsid="01356ac0" fo:background-color="transparent" style:font-weight-asian="bold" style:font-weight-complex="bold"/>
    </style:style>
    <style:style style:name="P61" style:family="paragraph" style:parent-style-name="Standard">
      <style:text-properties fo:font-weight="bold" officeooo:rsid="000edd3e" officeooo:paragraph-rsid="014e6d39" fo:background-color="transparent" style:font-weight-asian="bold" style:font-weight-complex="bold"/>
    </style:style>
    <style:style style:name="P62" style:family="paragraph" style:parent-style-name="Standard">
      <style:paragraph-properties fo:text-align="start" style:justify-single-word="false"/>
      <style:text-properties fo:font-weight="bold" officeooo:rsid="011c89dc" officeooo:paragraph-rsid="013f73dc" fo:background-color="transparent" style:font-weight-asian="bold" style:font-weight-complex="bold"/>
    </style:style>
    <style:style style:name="P63" style:family="paragraph" style:parent-style-name="Standard">
      <style:paragraph-properties fo:text-align="start" style:justify-single-word="false"/>
      <style:text-properties fo:font-weight="bold" officeooo:rsid="010d8a27" officeooo:paragraph-rsid="01445e27" fo:background-color="transparent" style:font-weight-asian="bold" style:font-weight-complex="bold"/>
    </style:style>
    <style:style style:name="P64" style:family="paragraph" style:parent-style-name="Standard">
      <style:text-properties fo:font-weight="bold" officeooo:rsid="001042ca" officeooo:paragraph-rsid="01445e27" fo:background-color="transparent" style:font-weight-asian="bold" style:font-weight-complex="bold"/>
    </style:style>
    <style:style style:name="P65" style:family="paragraph" style:parent-style-name="Standard">
      <style:text-properties fo:font-weight="bold" officeooo:rsid="001042ca" officeooo:paragraph-rsid="01485920" fo:background-color="transparent" style:font-weight-asian="bold" style:font-weight-complex="bold"/>
    </style:style>
    <style:style style:name="P66" style:family="paragraph" style:parent-style-name="Standard">
      <style:paragraph-properties fo:text-align="start" style:justify-single-word="false"/>
      <style:text-properties fo:font-weight="bold" officeooo:rsid="001042ca" officeooo:paragraph-rsid="014f986d" fo:background-color="transparent" style:font-weight-asian="bold" style:font-weight-complex="bold"/>
    </style:style>
    <style:style style:name="P67" style:family="paragraph" style:parent-style-name="Standard">
      <style:paragraph-properties fo:text-align="start" style:justify-single-word="false"/>
      <style:text-properties fo:font-weight="bold" officeooo:rsid="01445e27" officeooo:paragraph-rsid="01445e27" fo:background-color="transparent" style:font-weight-asian="bold" style:font-weight-complex="bold"/>
    </style:style>
    <style:style style:name="P68" style:family="paragraph" style:parent-style-name="Standard">
      <style:paragraph-properties fo:text-align="start" style:justify-single-word="false"/>
      <style:text-properties fo:font-weight="bold" officeooo:rsid="01485920" officeooo:paragraph-rsid="0149f3c0" fo:background-color="transparent" style:font-weight-asian="bold" style:font-weight-complex="bold"/>
    </style:style>
    <style:style style:name="P69" style:family="paragraph" style:parent-style-name="Standard">
      <style:text-properties fo:font-weight="bold" officeooo:rsid="01033f33" officeooo:paragraph-rsid="0149f3c0" fo:background-color="transparent" style:font-weight-asian="bold" style:font-weight-complex="bold"/>
    </style:style>
    <style:style style:name="P70" style:family="paragraph" style:parent-style-name="Standard">
      <style:paragraph-properties fo:text-align="start" style:justify-single-word="false"/>
      <style:text-properties fo:font-weight="bold" officeooo:rsid="000a1391" officeooo:paragraph-rsid="014db389" fo:background-color="transparent" style:font-weight-asian="bold" style:font-weight-complex="bold"/>
    </style:style>
    <style:style style:name="P71" style:family="paragraph" style:parent-style-name="Standard">
      <style:text-properties fo:font-weight="bold" officeooo:rsid="014e6d39" officeooo:paragraph-rsid="014e6d39" fo:background-color="transparent" style:font-weight-asian="bold" style:font-weight-complex="bold"/>
    </style:style>
    <style:style style:name="P72" style:family="paragraph" style:parent-style-name="Standard">
      <style:paragraph-properties fo:text-align="start" style:justify-single-word="false"/>
      <style:text-properties fo:font-weight="bold" officeooo:rsid="010eacdf" officeooo:paragraph-rsid="014f986d" fo:background-color="transparent" style:font-weight-asian="bold" style:font-weight-complex="bold"/>
    </style:style>
    <style:style style:name="P73" style:family="paragraph" style:parent-style-name="Standard">
      <style:paragraph-properties fo:text-align="start" style:justify-single-word="false"/>
      <style:text-properties fo:font-weight="bold" officeooo:rsid="014aa04f" officeooo:paragraph-rsid="01553870" fo:background-color="transparent" style:font-weight-asian="bold" style:font-weight-complex="bold"/>
    </style:style>
    <style:style style:name="P74" style:family="paragraph" style:parent-style-name="Standard">
      <style:text-properties fo:font-weight="bold" officeooo:rsid="015dd66b" officeooo:paragraph-rsid="015dd66b" fo:background-color="transparent" style:font-weight-asian="bold" style:font-weight-complex="bold"/>
    </style:style>
    <style:style style:name="P75" style:family="paragraph" style:parent-style-name="Standard">
      <style:text-properties fo:font-weight="normal" officeooo:rsid="00ce16a7" officeooo:paragraph-rsid="01356ac0" fo:background-color="transparent" style:font-weight-asian="normal" style:font-weight-complex="normal"/>
    </style:style>
    <style:style style:name="P76" style:family="paragraph" style:parent-style-name="Standard">
      <style:paragraph-properties fo:text-align="start" style:justify-single-word="false"/>
      <style:text-properties fo:font-weight="normal" officeooo:rsid="00ce16a7" officeooo:paragraph-rsid="01356ac0" fo:background-color="transparent" style:font-weight-asian="normal" style:font-weight-complex="normal"/>
    </style:style>
    <style:style style:name="P77" style:family="paragraph" style:parent-style-name="Standard">
      <style:paragraph-properties fo:text-align="start" style:justify-single-word="false"/>
      <style:text-properties fo:font-weight="normal" officeooo:rsid="00ce16a7" officeooo:paragraph-rsid="013dddfe" fo:background-color="transparent" style:font-weight-asian="normal" style:font-weight-complex="normal"/>
    </style:style>
    <style:style style:name="P78" style:family="paragraph" style:parent-style-name="Standard">
      <style:paragraph-properties fo:text-align="start" style:justify-single-word="false"/>
      <style:text-properties fo:font-weight="normal" officeooo:rsid="00ce16a7" officeooo:paragraph-rsid="014e6d39" fo:background-color="transparent" style:font-weight-asian="normal" style:font-weight-complex="normal"/>
    </style:style>
    <style:style style:name="P79" style:family="paragraph" style:parent-style-name="Standard">
      <style:paragraph-properties fo:text-align="start" style:justify-single-word="false"/>
      <style:text-properties fo:font-weight="normal" officeooo:rsid="00ce16a7" officeooo:paragraph-rsid="0165ffe7" fo:background-color="transparent" style:font-weight-asian="normal" style:font-weight-complex="normal"/>
    </style:style>
    <style:style style:name="P80" style:family="paragraph" style:parent-style-name="Standard">
      <style:text-properties fo:font-weight="normal" officeooo:rsid="00ce16a7" officeooo:paragraph-rsid="01445e27" fo:background-color="transparent" style:font-weight-asian="normal" style:font-weight-complex="normal"/>
    </style:style>
    <style:style style:name="P81" style:family="paragraph" style:parent-style-name="Standard">
      <style:text-properties fo:font-weight="normal" officeooo:rsid="00025560" officeooo:paragraph-rsid="00025560" fo:background-color="transparent" style:font-weight-asian="normal" style:font-weight-complex="normal"/>
    </style:style>
    <style:style style:name="P82" style:family="paragraph" style:parent-style-name="Standard">
      <style:text-properties fo:font-weight="normal" officeooo:rsid="00025560" officeooo:paragraph-rsid="0140c2aa" fo:background-color="transparent" style:font-weight-asian="normal" style:font-weight-complex="normal"/>
    </style:style>
    <style:style style:name="P83" style:family="paragraph" style:parent-style-name="Standard">
      <style:text-properties fo:font-weight="normal" officeooo:rsid="000e6023" officeooo:paragraph-rsid="000e6023" fo:background-color="transparent" style:font-weight-asian="normal" style:font-weight-complex="normal"/>
    </style:style>
    <style:style style:name="P84" style:family="paragraph" style:parent-style-name="Standard">
      <style:text-properties fo:font-weight="normal" officeooo:rsid="00d332d2" officeooo:paragraph-rsid="00d332d2" fo:background-color="transparent" style:font-weight-asian="normal" style:font-weight-complex="normal"/>
    </style:style>
    <style:style style:name="P85" style:family="paragraph" style:parent-style-name="Standard">
      <style:text-properties fo:font-weight="normal" officeooo:rsid="0072e401" officeooo:paragraph-rsid="0067d9e6" fo:background-color="transparent" style:font-weight-asian="normal" style:font-weight-complex="normal"/>
    </style:style>
    <style:style style:name="P86" style:family="paragraph" style:parent-style-name="Standard">
      <style:paragraph-properties fo:text-align="start" style:justify-single-word="false"/>
      <style:text-properties fo:font-weight="normal" officeooo:rsid="010eacdf" officeooo:paragraph-rsid="010eacdf" fo:background-color="transparent" style:font-weight-asian="normal" style:font-weight-complex="normal"/>
    </style:style>
    <style:style style:name="P87" style:family="paragraph" style:parent-style-name="Standard">
      <style:text-properties fo:font-weight="normal" officeooo:rsid="0030bac6" officeooo:paragraph-rsid="01356ac0" fo:background-color="transparent" style:font-weight-asian="normal" style:font-weight-complex="normal"/>
    </style:style>
    <style:style style:name="P88" style:family="paragraph" style:parent-style-name="Standard">
      <style:paragraph-properties fo:text-align="start" style:justify-single-word="false"/>
      <style:text-properties fo:font-weight="normal" officeooo:rsid="01232aac" officeooo:paragraph-rsid="01356ac0" fo:background-color="transparent" style:font-weight-asian="normal" style:font-weight-complex="normal"/>
    </style:style>
    <style:style style:name="P89" style:family="paragraph" style:parent-style-name="Standard">
      <style:paragraph-properties fo:text-align="start" style:justify-single-word="false"/>
      <style:text-properties fo:font-weight="normal" officeooo:rsid="01226bc5" officeooo:paragraph-rsid="01356ac0" fo:background-color="transparent" style:font-weight-asian="normal" style:font-weight-complex="normal"/>
    </style:style>
    <style:style style:name="P90" style:family="paragraph" style:parent-style-name="Standard">
      <style:paragraph-properties fo:text-align="start" style:justify-single-word="false"/>
      <style:text-properties fo:font-weight="normal" officeooo:rsid="0050e9b8" officeooo:paragraph-rsid="01356ac0" fo:background-color="transparent" style:font-weight-asian="normal" style:font-weight-complex="normal"/>
    </style:style>
    <style:style style:name="P91" style:family="paragraph" style:parent-style-name="Standard">
      <style:paragraph-properties fo:text-align="start" style:justify-single-word="false"/>
      <style:text-properties fo:font-weight="normal" officeooo:rsid="00f072ce" officeooo:paragraph-rsid="01356ac0" fo:background-color="transparent" style:font-weight-asian="normal" style:font-weight-complex="normal"/>
    </style:style>
    <style:style style:name="P92" style:family="paragraph" style:parent-style-name="Standard">
      <style:paragraph-properties fo:text-align="start" style:justify-single-word="false"/>
      <style:text-properties fo:font-weight="normal" officeooo:rsid="002047f5" officeooo:paragraph-rsid="01356ac0" fo:background-color="transparent" style:font-weight-asian="normal" style:font-weight-complex="normal"/>
    </style:style>
    <style:style style:name="P93" style:family="paragraph" style:parent-style-name="Standard">
      <style:text-properties fo:font-weight="normal" officeooo:rsid="000babd6" officeooo:paragraph-rsid="01356ac0" fo:background-color="transparent" style:font-weight-asian="normal" style:font-weight-complex="normal"/>
    </style:style>
    <style:style style:name="P94" style:family="paragraph" style:parent-style-name="Standard">
      <style:text-properties fo:font-weight="normal" officeooo:rsid="004e84ca" officeooo:paragraph-rsid="01356ac0" fo:background-color="transparent" style:font-weight-asian="normal" style:font-weight-complex="normal"/>
    </style:style>
    <style:style style:name="P95" style:family="paragraph" style:parent-style-name="Standard">
      <style:text-properties fo:font-weight="normal" officeooo:rsid="004e84ca" officeooo:paragraph-rsid="0159a045" fo:background-color="transparent" style:font-weight-asian="normal" style:font-weight-complex="normal"/>
    </style:style>
    <style:style style:name="P96" style:family="paragraph" style:parent-style-name="Standard">
      <style:text-properties fo:font-weight="normal" officeooo:rsid="0043edf9" officeooo:paragraph-rsid="01356ac0" fo:background-color="transparent" style:font-weight-asian="normal" style:font-weight-complex="normal"/>
    </style:style>
    <style:style style:name="P97" style:family="paragraph" style:parent-style-name="Standard">
      <style:paragraph-properties fo:text-align="start" style:justify-single-word="false"/>
      <style:text-properties fo:font-weight="normal" officeooo:rsid="0066636a" officeooo:paragraph-rsid="01356ac0" fo:background-color="transparent" style:font-weight-asian="normal" style:font-weight-complex="normal"/>
    </style:style>
    <style:style style:name="P98" style:family="paragraph" style:parent-style-name="Standard">
      <style:paragraph-properties fo:text-align="start" style:justify-single-word="false"/>
      <style:text-properties fo:font-weight="normal" officeooo:rsid="0034ba62" officeooo:paragraph-rsid="01363fff" fo:background-color="transparent" style:font-weight-asian="normal" style:font-weight-complex="normal"/>
    </style:style>
    <style:style style:name="P99" style:family="paragraph" style:parent-style-name="Standard">
      <style:text-properties fo:font-weight="normal" officeooo:rsid="0026ffd7" officeooo:paragraph-rsid="01356ac0" fo:background-color="transparent" style:font-weight-asian="normal" style:font-weight-complex="normal"/>
    </style:style>
    <style:style style:name="P100" style:family="paragraph" style:parent-style-name="Standard">
      <style:paragraph-properties fo:text-align="start" style:justify-single-word="false"/>
      <style:text-properties fo:font-weight="normal" officeooo:rsid="005c7184" officeooo:paragraph-rsid="01363fff" fo:background-color="transparent" style:font-weight-asian="normal" style:font-weight-complex="normal"/>
    </style:style>
    <style:style style:name="P101" style:family="paragraph" style:parent-style-name="Standard">
      <style:text-properties fo:font-weight="normal" officeooo:rsid="002f85a0" officeooo:paragraph-rsid="01356ac0" fo:background-color="transparent" style:font-weight-asian="normal" style:font-weight-complex="normal"/>
    </style:style>
    <style:style style:name="P102" style:family="paragraph" style:parent-style-name="Standard">
      <style:text-properties fo:font-weight="normal" officeooo:rsid="01099057" officeooo:paragraph-rsid="01099057" fo:background-color="transparent" style:font-weight-asian="normal" style:font-weight-complex="normal"/>
    </style:style>
    <style:style style:name="P103" style:family="paragraph" style:parent-style-name="Standard">
      <style:text-properties fo:font-weight="normal" officeooo:rsid="01099057" officeooo:paragraph-rsid="0140c2aa" fo:background-color="transparent" style:font-weight-asian="normal" style:font-weight-complex="normal"/>
    </style:style>
    <style:style style:name="P104" style:family="paragraph" style:parent-style-name="Standard">
      <style:text-properties fo:font-weight="normal" officeooo:rsid="01036fe3" officeooo:paragraph-rsid="01356ac0" fo:background-color="transparent" style:font-weight-asian="normal" style:font-weight-complex="normal"/>
    </style:style>
    <style:style style:name="P105" style:family="paragraph" style:parent-style-name="Standard">
      <style:paragraph-properties fo:text-align="start" style:justify-single-word="false"/>
      <style:text-properties fo:font-weight="normal" officeooo:rsid="00d2da25" officeooo:paragraph-rsid="007aea74" fo:background-color="transparent" style:font-weight-asian="normal" style:font-weight-complex="normal"/>
    </style:style>
    <style:style style:name="P106" style:family="paragraph" style:parent-style-name="Standard">
      <style:paragraph-properties fo:text-align="start" style:justify-single-word="false"/>
      <style:text-properties fo:font-weight="normal" officeooo:rsid="0123a1d2" officeooo:paragraph-rsid="01553870" fo:background-color="transparent" style:font-weight-asian="normal" style:font-weight-complex="normal"/>
    </style:style>
    <style:style style:name="P107" style:family="paragraph" style:parent-style-name="Standard">
      <style:text-properties fo:font-weight="normal" officeooo:rsid="00480939" officeooo:paragraph-rsid="01356ac0" fo:background-color="transparent" style:font-weight-asian="normal" style:font-weight-complex="normal"/>
    </style:style>
    <style:style style:name="P108" style:family="paragraph" style:parent-style-name="Standard">
      <style:paragraph-properties fo:text-align="start" style:justify-single-word="false"/>
      <style:text-properties fo:font-weight="normal" officeooo:rsid="0165ffe7" officeooo:paragraph-rsid="0165ffe7" fo:background-color="transparent" style:font-weight-asian="normal" style:font-weight-complex="normal"/>
    </style:style>
    <style:style style:name="P109" style:family="paragraph" style:parent-style-name="Standard">
      <style:paragraph-properties fo:text-align="start" style:justify-single-word="false"/>
      <style:text-properties fo:font-style="normal" fo:font-weight="normal" officeooo:rsid="012053b0" officeooo:paragraph-rsid="01363fff" fo:background-color="transparent" style:font-style-asian="normal" style:font-weight-asian="normal" style:font-style-complex="normal" style:font-weight-complex="normal"/>
    </style:style>
    <style:style style:name="P110" style:family="paragraph" style:parent-style-name="Standard">
      <style:paragraph-properties fo:text-align="start" style:justify-single-word="false"/>
      <style:text-properties fo:font-style="normal" fo:font-weight="normal" officeooo:rsid="0144dbda" officeooo:paragraph-rsid="01445e27" fo:background-color="transparent" style:font-style-asian="normal" style:font-weight-asian="normal" style:font-style-complex="normal" style:font-weight-complex="normal"/>
    </style:style>
    <style:style style:name="P111" style:family="paragraph" style:parent-style-name="Standard">
      <style:paragraph-properties fo:text-align="start" style:justify-single-word="false"/>
      <style:text-properties fo:font-style="normal" fo:font-weight="normal" officeooo:rsid="011e22dc" officeooo:paragraph-rsid="01485920" fo:background-color="transparent" style:font-style-asian="normal" style:font-weight-asian="normal" style:font-style-complex="normal" style:font-weight-complex="normal"/>
    </style:style>
    <style:style style:name="P112" style:family="paragraph" style:parent-style-name="Standard">
      <style:paragraph-properties fo:text-align="start" style:justify-single-word="false"/>
      <style:text-properties fo:font-style="normal" fo:font-weight="normal" officeooo:rsid="01320e98" officeooo:paragraph-rsid="01553870" fo:background-color="transparent" style:font-style-asian="normal" style:font-weight-asian="normal" style:font-style-complex="normal" style:font-weight-complex="normal"/>
    </style:style>
    <style:style style:name="P113" style:family="paragraph" style:parent-style-name="Standard">
      <style:paragraph-properties fo:text-align="start" style:justify-single-word="false"/>
      <style:text-properties fo:font-style="normal" fo:font-weight="normal" officeooo:rsid="002da838" officeooo:paragraph-rsid="01553870" fo:background-color="transparent" style:font-style-asian="normal" style:font-weight-asian="normal" style:font-style-complex="normal" style:font-weight-complex="normal"/>
    </style:style>
    <style:style style:name="P114" style:family="paragraph" style:parent-style-name="Standard">
      <style:paragraph-properties fo:text-align="start" style:justify-single-word="false"/>
      <style:text-properties fo:font-style="normal" fo:font-weight="normal" officeooo:rsid="002eaa90" officeooo:paragraph-rsid="01553870" fo:background-color="transparent" style:font-style-asian="normal" style:font-weight-asian="normal" style:font-style-complex="normal" style:font-weight-complex="normal"/>
    </style:style>
    <style:style style:name="P115" style:family="paragraph" style:parent-style-name="Standard">
      <style:text-properties fo:font-style="normal" fo:font-weight="normal" officeooo:rsid="015dd66b" officeooo:paragraph-rsid="015dd66b" fo:background-color="transparent" style:font-style-asian="normal" style:font-weight-asian="normal" style:font-style-complex="normal" style:font-weight-complex="normal"/>
    </style:style>
    <style:style style:name="P116" style:family="paragraph" style:parent-style-name="Standard">
      <style:paragraph-properties fo:text-align="start" style:justify-single-word="false"/>
      <style:text-properties fo:font-style="normal" fo:font-weight="bold" officeooo:rsid="00538153" officeooo:paragraph-rsid="01553870" fo:background-color="transparent" style:font-style-asian="normal" style:font-weight-asian="bold" style:font-style-complex="normal" style:font-weight-complex="bold"/>
    </style:style>
    <style:style style:name="P117" style:family="paragraph" style:parent-style-name="Standard">
      <style:paragraph-properties fo:text-align="center" style:justify-single-word="false"/>
      <style:text-properties fo:font-style="normal" fo:font-weight="bold" officeooo:rsid="00538153" officeooo:paragraph-rsid="01553870" fo:background-color="transparent" style:font-style-asian="normal" style:font-weight-asian="bold" style:font-style-complex="normal" style:font-weight-complex="bold"/>
    </style:style>
    <style:style style:name="P118" style:family="paragraph" style:parent-style-name="Standard">
      <style:paragraph-properties fo:text-align="start" style:justify-single-word="false" fo:break-before="page"/>
      <style:text-properties fo:font-weight="bold" officeooo:rsid="003dfa19" officeooo:paragraph-rsid="003dfa19" fo:background-color="transparent" style:font-weight-asian="bold" style:font-weight-complex="bold"/>
    </style:style>
    <style:style style:name="P119" style:family="paragraph" style:parent-style-name="Table_20_Contents">
      <style:text-properties fo:font-weight="normal" officeooo:rsid="00445a60" officeooo:paragraph-rsid="0142e042" fo:background-color="transparent" style:font-weight-asian="normal" style:font-weight-complex="normal"/>
    </style:style>
    <style:style style:name="P120" style:family="paragraph" style:parent-style-name="Table_20_Contents">
      <style:text-properties fo:font-weight="normal" officeooo:rsid="00445a60" officeooo:paragraph-rsid="014326d2" fo:background-color="transparent" style:font-weight-asian="normal" style:font-weight-complex="normal"/>
    </style:style>
    <style:style style:name="P121" style:family="paragraph" style:parent-style-name="Table_20_Contents">
      <style:text-properties fo:font-weight="normal" officeooo:rsid="014326d2" officeooo:paragraph-rsid="014326d2" fo:background-color="transparent" style:font-weight-asian="normal" style:font-weight-complex="normal"/>
    </style:style>
    <style:style style:name="P122" style:family="paragraph" style:parent-style-name="Contents_20_1">
      <style:paragraph-properties fo:margin-left="0in" fo:margin-right="0in" fo:text-indent="0.5in" style:auto-text-indent="false" text:number-lines="false" text:line-number="0">
        <style:tab-stops>
          <style:tab-stop style:position="6.9252in" style:type="right" style:leader-style="dotted" style:leader-text="."/>
        </style:tab-stops>
      </style:paragraph-properties>
    </style:style>
    <style:style style:name="P123" style:family="paragraph" style:parent-style-name="Standard" style:master-page-name="">
      <style:paragraph-properties fo:margin-left="0in" fo:margin-right="0in" fo:text-indent="0.5in" style:auto-text-indent="false" style:page-number="auto" text:number-lines="false" text:line-number="0">
        <style:tab-stops>
          <style:tab-stop style:position="6.9252in" style:type="right" style:leader-style="dotted" style:leader-text="."/>
        </style:tab-stops>
      </style:paragraph-properties>
      <style:text-properties fo:font-style="normal" fo:font-weight="normal" officeooo:rsid="015dd66b" officeooo:paragraph-rsid="015dd66b" fo:background-color="transparent" style:font-style-asian="normal" style:font-weight-asian="normal" style:font-style-complex="normal" style:font-weight-complex="normal"/>
    </style:style>
    <style:style style:name="P124" style:family="paragraph" style:parent-style-name="Contents_20_1">
      <style:text-properties officeooo:paragraph-rsid="015dd66b"/>
    </style:style>
    <style:style style:name="P125" style:family="paragraph" style:parent-style-name="Contents_20_1">
      <style:paragraph-properties>
        <style:tab-stops>
          <style:tab-stop style:position="6.9236in" style:type="right" style:leader-style="dotted" style:leader-text="."/>
        </style:tab-stops>
      </style:paragraph-properties>
    </style:style>
    <style:style style:name="P126" style:family="paragraph" style:parent-style-name="Contents_20_1" style:master-page-name="">
      <style:paragraph-properties fo:margin-left="0in" fo:margin-right="0in" fo:text-indent="0in" style:auto-text-indent="false" style:page-number="auto" text:number-lines="false" text:line-number="0">
        <style:tab-stops>
          <style:tab-stop style:position="6.9252in" style:type="right" style:leader-style="dotted" style:leader-text="."/>
        </style:tab-stops>
      </style:paragraph-properties>
      <style:text-properties fo:font-style="normal" fo:font-weight="bold" officeooo:rsid="015dd66b" officeooo:paragraph-rsid="015dd66b" fo:background-color="transparent" style:font-style-asian="normal" style:font-weight-asian="bold" style:font-style-complex="normal" style:font-weight-complex="bold"/>
    </style:style>
    <style:style style:name="P127" style:family="paragraph" style:parent-style-name="Contents_20_1" style:master-page-name="">
      <style:paragraph-properties fo:margin-left="0.3752in" fo:margin-right="0in" fo:text-indent="0in" style:auto-text-indent="false" style:page-number="auto" text:number-lines="false" text:line-number="0">
        <style:tab-stops>
          <style:tab-stop style:position="6.9252in" style:type="right" style:leader-style="dotted" style:leader-text="."/>
        </style:tab-stops>
      </style:paragraph-properties>
      <style:text-properties fo:font-style="normal" fo:font-weight="bold" officeooo:rsid="015dd66b" officeooo:paragraph-rsid="015dd66b" fo:background-color="transparent" style:font-style-asian="normal" style:font-weight-asian="bold" style:font-style-complex="normal" style:font-weight-complex="bold"/>
    </style:style>
    <style:style style:name="P128" style:family="paragraph" style:parent-style-name="Text_20_body" style:list-style-name=""/>
    <style:style style:name="P129" style:family="paragraph" style:parent-style-name="Standard">
      <style:text-properties fo:font-weight="normal" officeooo:rsid="01660d86" officeooo:paragraph-rsid="003afa1e" fo:background-color="transparent" style:font-weight-asian="normal" style:font-weight-complex="normal"/>
    </style:style>
    <style:style style:name="P130" style:family="paragraph" style:parent-style-name="Standard">
      <style:text-properties fo:font-weight="bold" officeooo:rsid="015dd66b" officeooo:paragraph-rsid="015f3e93" fo:background-color="transparent" style:font-weight-asian="bold" style:font-weight-complex="bold"/>
    </style:style>
    <style:style style:name="P131" style:family="paragraph" style:parent-style-name="Standard">
      <style:paragraph-properties fo:text-align="start" style:justify-single-word="false"/>
      <style:text-properties fo:font-weight="bold" officeooo:rsid="00538153" officeooo:paragraph-rsid="01356ac0" fo:background-color="transparent" style:font-weight-asian="bold" style:font-weight-complex="bold"/>
    </style:style>
    <style:style style:name="P132" style:family="paragraph" style:parent-style-name="Heading_20_1" style:list-style-name=""/>
    <style:style style:name="P133" style:family="paragraph" style:parent-style-name="Heading_20_1">
      <style:text-properties fo:font-style="normal" fo:font-weight="normal" officeooo:rsid="001aeeb7" fo:background-color="transparent" style:font-style-asian="normal" style:font-weight-asian="normal" style:font-style-complex="normal" style:font-weight-complex="normal"/>
    </style:style>
    <style:style style:name="P134" style:family="paragraph" style:parent-style-name="Heading_20_1">
      <style:paragraph-properties fo:break-before="page"/>
    </style:style>
    <style:style style:name="P135" style:family="paragraph" style:parent-style-name="Heading_20_1">
      <style:paragraph-properties fo:break-before="page"/>
      <style:text-properties officeooo:paragraph-rsid="015dd66b"/>
    </style:style>
    <style:style style:name="T1" style:family="text">
      <style:text-properties fo:font-weight="normal" style:font-weight-asian="normal" style:font-weight-complex="normal"/>
    </style:style>
    <style:style style:name="T2" style:family="text">
      <style:text-properties fo:font-weight="normal" officeooo:rsid="0005633c" style:font-weight-asian="normal" style:font-weight-complex="normal"/>
    </style:style>
    <style:style style:name="T3" style:family="text">
      <style:text-properties fo:font-weight="normal" officeooo:rsid="0008d262" style:font-weight-asian="normal" style:font-weight-complex="normal"/>
    </style:style>
    <style:style style:name="T4" style:family="text">
      <style:text-properties fo:font-weight="normal" officeooo:rsid="0026ffd7" style:font-weight-asian="normal" style:font-weight-complex="normal"/>
    </style:style>
    <style:style style:name="T5" style:family="text">
      <style:text-properties fo:font-weight="normal" officeooo:rsid="002a7c39" style:font-weight-asian="normal" style:font-weight-complex="normal"/>
    </style:style>
    <style:style style:name="T6" style:family="text">
      <style:text-properties fo:font-weight="normal" officeooo:rsid="002c5569" style:font-weight-asian="normal" style:font-weight-complex="normal"/>
    </style:style>
    <style:style style:name="T7" style:family="text">
      <style:text-properties fo:font-weight="normal" officeooo:rsid="002f85a0" style:font-weight-asian="normal" style:font-weight-complex="normal"/>
    </style:style>
    <style:style style:name="T8" style:family="text">
      <style:text-properties fo:font-weight="normal" officeooo:rsid="002fbbe9" style:font-weight-asian="normal" style:font-weight-complex="normal"/>
    </style:style>
    <style:style style:name="T9" style:family="text">
      <style:text-properties fo:font-weight="normal" officeooo:rsid="0030bac6" style:font-weight-asian="normal" style:font-weight-complex="normal"/>
    </style:style>
    <style:style style:name="T10" style:family="text">
      <style:text-properties fo:font-weight="normal" officeooo:rsid="003185f1" style:font-weight-asian="normal" style:font-weight-complex="normal"/>
    </style:style>
    <style:style style:name="T11" style:family="text">
      <style:text-properties fo:font-weight="normal" officeooo:rsid="000babd6" style:font-weight-asian="normal" style:font-weight-complex="normal"/>
    </style:style>
    <style:style style:name="T12" style:family="text">
      <style:text-properties fo:font-weight="normal" officeooo:rsid="0034ba62" style:font-weight-asian="normal" style:font-weight-complex="normal"/>
    </style:style>
    <style:style style:name="T13" style:family="text">
      <style:text-properties fo:font-weight="normal" officeooo:rsid="00368a7f" style:font-weight-asian="normal" style:font-weight-complex="normal"/>
    </style:style>
    <style:style style:name="T14" style:family="text">
      <style:text-properties fo:font-weight="normal" officeooo:rsid="004dc7fd" style:font-weight-asian="normal" style:font-weight-complex="normal"/>
    </style:style>
    <style:style style:name="T15" style:family="text">
      <style:text-properties fo:font-weight="normal" officeooo:rsid="00500bdb" style:font-weight-asian="normal" style:font-weight-complex="normal"/>
    </style:style>
    <style:style style:name="T16" style:family="text">
      <style:text-properties fo:font-weight="normal" officeooo:rsid="00505c1c" style:font-weight-asian="normal" style:font-weight-complex="normal"/>
    </style:style>
    <style:style style:name="T17" style:family="text">
      <style:text-properties fo:font-weight="normal" officeooo:rsid="00538153" style:font-weight-asian="normal" style:font-weight-complex="normal"/>
    </style:style>
    <style:style style:name="T18" style:family="text">
      <style:text-properties fo:font-weight="normal" officeooo:rsid="00551a5e" style:font-weight-asian="normal" style:font-weight-complex="normal"/>
    </style:style>
    <style:style style:name="T19" style:family="text">
      <style:text-properties fo:font-weight="normal" officeooo:rsid="005cdbf1" style:font-weight-asian="normal" style:font-weight-complex="normal"/>
    </style:style>
    <style:style style:name="T20" style:family="text">
      <style:text-properties fo:font-weight="normal" officeooo:rsid="005f01fa" style:font-weight-asian="normal" style:font-weight-complex="normal"/>
    </style:style>
    <style:style style:name="T21" style:family="text">
      <style:text-properties fo:font-weight="normal" officeooo:rsid="005f74f9" style:font-weight-asian="normal" style:font-weight-complex="normal"/>
    </style:style>
    <style:style style:name="T22" style:family="text">
      <style:text-properties fo:font-weight="normal" officeooo:rsid="0060ba7d" style:font-weight-asian="normal" style:font-weight-complex="normal"/>
    </style:style>
    <style:style style:name="T23" style:family="text">
      <style:text-properties fo:font-weight="normal" officeooo:rsid="0062bcb7" style:font-weight-asian="normal" style:font-weight-complex="normal"/>
    </style:style>
    <style:style style:name="T24" style:family="text">
      <style:text-properties fo:font-weight="normal" officeooo:rsid="00647001" style:font-weight-asian="normal" style:font-weight-complex="normal"/>
    </style:style>
    <style:style style:name="T25" style:family="text">
      <style:text-properties fo:font-weight="normal" officeooo:rsid="0067d9e6" style:font-weight-asian="normal" style:font-weight-complex="normal"/>
    </style:style>
    <style:style style:name="T26" style:family="text">
      <style:text-properties fo:font-weight="normal" officeooo:rsid="0072e401" style:font-weight-asian="normal" style:font-weight-complex="normal"/>
    </style:style>
    <style:style style:name="T27" style:family="text">
      <style:text-properties fo:font-weight="normal" officeooo:rsid="0073ac3e" style:font-weight-asian="normal" style:font-weight-complex="normal"/>
    </style:style>
    <style:style style:name="T28" style:family="text">
      <style:text-properties fo:font-weight="normal" officeooo:rsid="007c26ce" style:font-weight-asian="normal" style:font-weight-complex="normal"/>
    </style:style>
    <style:style style:name="T29" style:family="text">
      <style:text-properties fo:font-weight="normal" officeooo:rsid="007dfbca" style:font-weight-asian="normal" style:font-weight-complex="normal"/>
    </style:style>
    <style:style style:name="T30" style:family="text">
      <style:text-properties fo:font-weight="normal" officeooo:rsid="007e7b5d" style:font-weight-asian="normal" style:font-weight-complex="normal"/>
    </style:style>
    <style:style style:name="T31" style:family="text">
      <style:text-properties fo:font-weight="normal" officeooo:rsid="0081beca" style:font-weight-asian="normal" style:font-weight-complex="normal"/>
    </style:style>
    <style:style style:name="T32" style:family="text">
      <style:text-properties fo:font-weight="normal" officeooo:rsid="008375ef" style:font-weight-asian="normal" style:font-weight-complex="normal"/>
    </style:style>
    <style:style style:name="T33" style:family="text">
      <style:text-properties fo:font-weight="normal" officeooo:rsid="0083af89" style:font-weight-asian="normal" style:font-weight-complex="normal"/>
    </style:style>
    <style:style style:name="T34" style:family="text">
      <style:text-properties fo:font-weight="normal" officeooo:rsid="00871408" style:font-weight-asian="normal" style:font-weight-complex="normal"/>
    </style:style>
    <style:style style:name="T35" style:family="text">
      <style:text-properties fo:font-weight="normal" officeooo:rsid="008ab375" style:font-weight-asian="normal" style:font-weight-complex="normal"/>
    </style:style>
    <style:style style:name="T36" style:family="text">
      <style:text-properties fo:font-weight="normal" officeooo:rsid="00914b57" style:font-weight-asian="normal" style:font-weight-complex="normal"/>
    </style:style>
    <style:style style:name="T37" style:family="text">
      <style:text-properties fo:font-weight="normal" officeooo:rsid="009a9020" style:font-weight-asian="normal" style:font-weight-complex="normal"/>
    </style:style>
    <style:style style:name="T38" style:family="text">
      <style:text-properties fo:font-weight="normal" officeooo:rsid="009e81ca" style:font-weight-asian="normal" style:font-weight-complex="normal"/>
    </style:style>
    <style:style style:name="T39" style:family="text">
      <style:text-properties fo:font-weight="normal" officeooo:rsid="00a1ca2b" style:font-weight-asian="normal" style:font-weight-complex="normal"/>
    </style:style>
    <style:style style:name="T40" style:family="text">
      <style:text-properties fo:font-weight="normal" officeooo:rsid="00a1e195" style:font-weight-asian="normal" style:font-weight-complex="normal"/>
    </style:style>
    <style:style style:name="T41" style:family="text">
      <style:text-properties fo:font-weight="normal" officeooo:rsid="00a2b485" style:font-weight-asian="normal" style:font-weight-complex="normal"/>
    </style:style>
    <style:style style:name="T42" style:family="text">
      <style:text-properties fo:font-weight="normal" officeooo:rsid="00a3dcc3" style:font-weight-asian="normal" style:font-weight-complex="normal"/>
    </style:style>
    <style:style style:name="T43" style:family="text">
      <style:text-properties fo:font-weight="normal" officeooo:rsid="00a67b2d" style:font-weight-asian="normal" style:font-weight-complex="normal"/>
    </style:style>
    <style:style style:name="T44" style:family="text">
      <style:text-properties fo:font-weight="normal" officeooo:rsid="00a84a30" style:font-weight-asian="normal" style:font-weight-complex="normal"/>
    </style:style>
    <style:style style:name="T45" style:family="text">
      <style:text-properties fo:font-weight="normal" officeooo:rsid="00ad7124" style:font-weight-asian="normal" style:font-weight-complex="normal"/>
    </style:style>
    <style:style style:name="T46" style:family="text">
      <style:text-properties fo:font-weight="normal" officeooo:rsid="00b013a6" style:font-weight-asian="normal" style:font-weight-complex="normal"/>
    </style:style>
    <style:style style:name="T47" style:family="text">
      <style:text-properties fo:font-weight="normal" officeooo:rsid="00b3a0ed" style:font-weight-asian="normal" style:font-weight-complex="normal"/>
    </style:style>
    <style:style style:name="T48" style:family="text">
      <style:text-properties fo:font-weight="normal" officeooo:rsid="00b4a4a8" style:font-weight-asian="normal" style:font-weight-complex="normal"/>
    </style:style>
    <style:style style:name="T49" style:family="text">
      <style:text-properties fo:font-weight="normal" officeooo:rsid="00b6313f" style:font-weight-asian="normal" style:font-weight-complex="normal"/>
    </style:style>
    <style:style style:name="T50" style:family="text">
      <style:text-properties fo:font-weight="normal" officeooo:rsid="00b70bfe" style:font-weight-asian="normal" style:font-weight-complex="normal"/>
    </style:style>
    <style:style style:name="T51" style:family="text">
      <style:text-properties fo:font-weight="normal" officeooo:rsid="00b76ed0" style:font-weight-asian="normal" style:font-weight-complex="normal"/>
    </style:style>
    <style:style style:name="T52" style:family="text">
      <style:text-properties fo:font-weight="normal" officeooo:rsid="00b8d7de" style:font-weight-asian="normal" style:font-weight-complex="normal"/>
    </style:style>
    <style:style style:name="T53" style:family="text">
      <style:text-properties fo:font-weight="normal" officeooo:rsid="00baa1ac" style:font-weight-asian="normal" style:font-weight-complex="normal"/>
    </style:style>
    <style:style style:name="T54" style:family="text">
      <style:text-properties fo:font-weight="normal" officeooo:rsid="00bf8d49" style:font-weight-asian="normal" style:font-weight-complex="normal"/>
    </style:style>
    <style:style style:name="T55" style:family="text">
      <style:text-properties fo:font-weight="normal" officeooo:rsid="00c0ae86" style:font-weight-asian="normal" style:font-weight-complex="normal"/>
    </style:style>
    <style:style style:name="T56" style:family="text">
      <style:text-properties fo:font-weight="normal" officeooo:rsid="00c61dbd" style:font-weight-asian="normal" style:font-weight-complex="normal"/>
    </style:style>
    <style:style style:name="T57" style:family="text">
      <style:text-properties fo:font-weight="normal" officeooo:rsid="00c8cc90" style:font-weight-asian="normal" style:font-weight-complex="normal"/>
    </style:style>
    <style:style style:name="T58" style:family="text">
      <style:text-properties fo:font-weight="normal" officeooo:rsid="00cd7429" style:font-weight-asian="normal" style:font-weight-complex="normal"/>
    </style:style>
    <style:style style:name="T59" style:family="text">
      <style:text-properties fo:font-weight="normal" officeooo:rsid="00ce16a7" style:font-weight-asian="normal" style:font-weight-complex="normal"/>
    </style:style>
    <style:style style:name="T60" style:family="text">
      <style:text-properties fo:font-weight="normal" officeooo:rsid="00cefde1" style:font-weight-asian="normal" style:font-weight-complex="normal"/>
    </style:style>
    <style:style style:name="T61" style:family="text">
      <style:text-properties fo:font-weight="normal" officeooo:rsid="00d2da25" style:font-weight-asian="normal" style:font-weight-complex="normal"/>
    </style:style>
    <style:style style:name="T62" style:family="text">
      <style:text-properties fo:font-weight="normal" officeooo:rsid="00d332d2" style:font-weight-asian="normal" style:font-weight-complex="normal"/>
    </style:style>
    <style:style style:name="T63" style:family="text">
      <style:text-properties fo:font-weight="normal" officeooo:rsid="00d659f5" style:font-weight-asian="normal" style:font-weight-complex="normal"/>
    </style:style>
    <style:style style:name="T64" style:family="text">
      <style:text-properties fo:font-weight="normal" officeooo:rsid="00d6f5be" style:font-weight-asian="normal" style:font-weight-complex="normal"/>
    </style:style>
    <style:style style:name="T65" style:family="text">
      <style:text-properties fo:font-weight="normal" officeooo:rsid="00d8e672" style:font-weight-asian="normal" style:font-weight-complex="normal"/>
    </style:style>
    <style:style style:name="T66" style:family="text">
      <style:text-properties fo:font-weight="normal" officeooo:rsid="00d9a333" style:font-weight-asian="normal" style:font-weight-complex="normal"/>
    </style:style>
    <style:style style:name="T67" style:family="text">
      <style:text-properties fo:font-weight="normal" officeooo:rsid="0043edf9" style:font-weight-asian="normal" style:font-weight-complex="normal"/>
    </style:style>
    <style:style style:name="T68" style:family="text">
      <style:text-properties fo:font-weight="normal" officeooo:rsid="00dae5fc" style:font-weight-asian="normal" style:font-weight-complex="normal"/>
    </style:style>
    <style:style style:name="T69" style:family="text">
      <style:text-properties fo:font-weight="normal" officeooo:rsid="00dc6475" style:font-weight-asian="normal" style:font-weight-complex="normal"/>
    </style:style>
    <style:style style:name="T70" style:family="text">
      <style:text-properties fo:font-weight="normal" officeooo:rsid="00de21f1" style:font-weight-asian="normal" style:font-weight-complex="normal"/>
    </style:style>
    <style:style style:name="T71" style:family="text">
      <style:text-properties fo:font-weight="normal" officeooo:rsid="00e35ef5" style:font-weight-asian="normal" style:font-weight-complex="normal"/>
    </style:style>
    <style:style style:name="T72" style:family="text">
      <style:text-properties fo:font-weight="normal" officeooo:rsid="00e3a97a" style:font-weight-asian="normal" style:font-weight-complex="normal"/>
    </style:style>
    <style:style style:name="T73" style:family="text">
      <style:text-properties fo:font-weight="normal" officeooo:rsid="00e552e9" style:font-weight-asian="normal" style:font-weight-complex="normal"/>
    </style:style>
    <style:style style:name="T74" style:family="text">
      <style:text-properties fo:font-weight="normal" officeooo:rsid="00e844c3" style:font-weight-asian="normal" style:font-weight-complex="normal"/>
    </style:style>
    <style:style style:name="T75" style:family="text">
      <style:text-properties fo:font-weight="normal" officeooo:rsid="00e96561" style:font-weight-asian="normal" style:font-weight-complex="normal"/>
    </style:style>
    <style:style style:name="T76" style:family="text">
      <style:text-properties fo:font-weight="normal" officeooo:rsid="00ea56b8" style:font-weight-asian="normal" style:font-weight-complex="normal"/>
    </style:style>
    <style:style style:name="T77" style:family="text">
      <style:text-properties fo:font-weight="normal" officeooo:rsid="00ebf35c" style:font-weight-asian="normal" style:font-weight-complex="normal"/>
    </style:style>
    <style:style style:name="T78" style:family="text">
      <style:text-properties fo:font-weight="normal" officeooo:rsid="00ecc63e" style:font-weight-asian="normal" style:font-weight-complex="normal"/>
    </style:style>
    <style:style style:name="T79" style:family="text">
      <style:text-properties fo:font-weight="normal" officeooo:rsid="00f072ce" style:font-weight-asian="normal" style:font-weight-complex="normal"/>
    </style:style>
    <style:style style:name="T80" style:family="text">
      <style:text-properties fo:font-weight="normal" officeooo:rsid="00f5cb47" style:font-weight-asian="normal" style:font-weight-complex="normal"/>
    </style:style>
    <style:style style:name="T81" style:family="text">
      <style:text-properties fo:font-weight="normal" officeooo:rsid="00f6f642" style:font-weight-asian="normal" style:font-weight-complex="normal"/>
    </style:style>
    <style:style style:name="T82" style:family="text">
      <style:text-properties fo:font-weight="normal" officeooo:rsid="00f8d3ab" style:font-weight-asian="normal" style:font-weight-complex="normal"/>
    </style:style>
    <style:style style:name="T83" style:family="text">
      <style:text-properties fo:font-weight="normal" officeooo:rsid="00f9baa8" style:font-weight-asian="normal" style:font-weight-complex="normal"/>
    </style:style>
    <style:style style:name="T84" style:family="text">
      <style:text-properties fo:font-weight="normal" officeooo:rsid="00fa6efa" style:font-weight-asian="normal" style:font-weight-complex="normal"/>
    </style:style>
    <style:style style:name="T85" style:family="text">
      <style:text-properties fo:font-weight="normal" officeooo:rsid="00fb3d04" style:font-weight-asian="normal" style:font-weight-complex="normal"/>
    </style:style>
    <style:style style:name="T86" style:family="text">
      <style:text-properties fo:font-weight="normal" officeooo:rsid="00fe08c7" style:font-weight-asian="normal" style:font-weight-complex="normal"/>
    </style:style>
    <style:style style:name="T87" style:family="text">
      <style:text-properties fo:font-weight="normal" officeooo:rsid="00ff4fbd" style:font-weight-asian="normal" style:font-weight-complex="normal"/>
    </style:style>
    <style:style style:name="T88" style:family="text">
      <style:text-properties fo:font-weight="normal" officeooo:rsid="01029c44" style:font-weight-asian="normal" style:font-weight-complex="normal"/>
    </style:style>
    <style:style style:name="T89" style:family="text">
      <style:text-properties fo:font-weight="normal" officeooo:rsid="01036fe3" style:font-weight-asian="normal" style:font-weight-complex="normal"/>
    </style:style>
    <style:style style:name="T90" style:family="text">
      <style:text-properties fo:font-weight="normal" officeooo:rsid="00061082" style:font-weight-asian="normal" style:font-weight-complex="normal"/>
    </style:style>
    <style:style style:name="T91" style:family="text">
      <style:text-properties fo:font-weight="normal" officeooo:rsid="00d7e87e" style:font-weight-asian="normal" style:font-weight-complex="normal"/>
    </style:style>
    <style:style style:name="T92" style:family="text">
      <style:text-properties fo:font-weight="normal" officeooo:rsid="00d7e9e9" style:font-weight-asian="normal" style:font-weight-complex="normal"/>
    </style:style>
    <style:style style:name="T93" style:family="text">
      <style:text-properties fo:font-weight="normal" officeooo:rsid="0063a847" style:font-weight-asian="normal" style:font-weight-complex="normal"/>
    </style:style>
    <style:style style:name="T94" style:family="text">
      <style:text-properties fo:font-weight="normal" officeooo:rsid="011f3ee5" style:font-weight-asian="normal" style:font-weight-complex="normal"/>
    </style:style>
    <style:style style:name="T95" style:family="text">
      <style:text-properties fo:font-weight="normal" officeooo:rsid="0122165f" style:font-weight-asian="normal" style:font-weight-complex="normal"/>
    </style:style>
    <style:style style:name="T96" style:family="text">
      <style:text-properties fo:font-weight="normal" officeooo:rsid="01226bc5" style:font-weight-asian="normal" style:font-weight-complex="normal"/>
    </style:style>
    <style:style style:name="T97" style:family="text">
      <style:text-properties fo:font-weight="normal" officeooo:rsid="01232aac" style:font-weight-asian="normal" style:font-weight-complex="normal"/>
    </style:style>
    <style:style style:name="T98" style:family="text">
      <style:text-properties fo:font-weight="normal" officeooo:rsid="0123a1d2" style:font-weight-asian="normal" style:font-weight-complex="normal"/>
    </style:style>
    <style:style style:name="T99" style:family="text">
      <style:text-properties fo:font-weight="normal" officeooo:rsid="01241603" style:font-weight-asian="normal" style:font-weight-complex="normal"/>
    </style:style>
    <style:style style:name="T100" style:family="text">
      <style:text-properties fo:font-weight="normal" officeooo:rsid="01271cf8" style:font-weight-asian="normal" style:font-weight-complex="normal"/>
    </style:style>
    <style:style style:name="T101" style:family="text">
      <style:text-properties fo:font-weight="normal" officeooo:rsid="012780a3" style:font-weight-asian="normal" style:font-weight-complex="normal"/>
    </style:style>
    <style:style style:name="T102" style:family="text">
      <style:text-properties fo:font-weight="normal" officeooo:rsid="01281fc7" style:font-weight-asian="normal" style:font-weight-complex="normal"/>
    </style:style>
    <style:style style:name="T103" style:family="text">
      <style:text-properties fo:font-weight="normal" officeooo:rsid="012c7809" style:font-weight-asian="normal" style:font-weight-complex="normal"/>
    </style:style>
    <style:style style:name="T104" style:family="text">
      <style:text-properties fo:font-weight="normal" officeooo:rsid="012d84ab" style:font-weight-asian="normal" style:font-weight-complex="normal"/>
    </style:style>
    <style:style style:name="T105" style:family="text">
      <style:text-properties fo:font-weight="normal" officeooo:rsid="012dedd3" style:font-weight-asian="normal" style:font-weight-complex="normal"/>
    </style:style>
    <style:style style:name="T106" style:family="text">
      <style:text-properties fo:font-weight="normal" officeooo:rsid="012f664d" style:font-weight-asian="normal" style:font-weight-complex="normal"/>
    </style:style>
    <style:style style:name="T107" style:family="text">
      <style:text-properties fo:font-weight="normal" officeooo:rsid="013049ad" style:font-weight-asian="normal" style:font-weight-complex="normal"/>
    </style:style>
    <style:style style:name="T108" style:family="text">
      <style:text-properties fo:font-weight="normal" officeooo:rsid="0130556b" style:font-weight-asian="normal" style:font-weight-complex="normal"/>
    </style:style>
    <style:style style:name="T109" style:family="text">
      <style:text-properties fo:font-weight="normal" officeooo:rsid="01306da8" style:font-weight-asian="normal" style:font-weight-complex="normal"/>
    </style:style>
    <style:style style:name="T110" style:family="text">
      <style:text-properties fo:font-weight="normal" officeooo:rsid="01320e98" style:font-weight-asian="normal" style:font-weight-complex="normal"/>
    </style:style>
    <style:style style:name="T111" style:family="text">
      <style:text-properties fo:font-weight="normal" officeooo:rsid="013264f5" style:font-weight-asian="normal" style:font-weight-complex="normal"/>
    </style:style>
    <style:style style:name="T112" style:family="text">
      <style:text-properties fo:font-weight="normal" officeooo:rsid="002047f5" style:font-weight-asian="normal" style:font-weight-complex="normal"/>
    </style:style>
    <style:style style:name="T113" style:family="text">
      <style:text-properties fo:font-weight="normal" officeooo:rsid="01363fff" style:font-weight-asian="normal" style:font-weight-complex="normal"/>
    </style:style>
    <style:style style:name="T114" style:family="text">
      <style:text-properties fo:font-weight="normal" officeooo:rsid="01379b56" style:font-weight-asian="normal" style:font-weight-complex="normal"/>
    </style:style>
    <style:style style:name="T115" style:family="text">
      <style:text-properties fo:font-weight="normal" officeooo:rsid="013afb86" style:font-weight-asian="normal" style:font-weight-complex="normal"/>
    </style:style>
    <style:style style:name="T116" style:family="text">
      <style:text-properties fo:font-weight="normal" officeooo:rsid="01428783" style:font-weight-asian="normal" style:font-weight-complex="normal"/>
    </style:style>
    <style:style style:name="T117" style:family="text">
      <style:text-properties fo:font-weight="normal" officeooo:rsid="0142e042" style:font-weight-asian="normal" style:font-weight-complex="normal"/>
    </style:style>
    <style:style style:name="T118" style:family="text">
      <style:text-properties fo:font-weight="normal" officeooo:rsid="01445e27" style:font-weight-asian="normal" style:font-weight-complex="normal"/>
    </style:style>
    <style:style style:name="T119" style:family="text">
      <style:text-properties fo:font-weight="normal" officeooo:rsid="0149f3c0" style:font-weight-asian="normal" style:font-weight-complex="normal"/>
    </style:style>
    <style:style style:name="T120" style:family="text">
      <style:text-properties fo:font-weight="normal" officeooo:rsid="014aa04f" style:font-weight-asian="normal" style:font-weight-complex="normal"/>
    </style:style>
    <style:style style:name="T121" style:family="text">
      <style:text-properties fo:font-weight="normal" officeooo:rsid="014f986d" style:font-weight-asian="normal" style:font-weight-complex="normal"/>
    </style:style>
    <style:style style:name="T122" style:family="text">
      <style:text-properties fo:font-weight="normal" officeooo:rsid="015003d5" style:font-weight-asian="normal" style:font-weight-complex="normal"/>
    </style:style>
    <style:style style:name="T123" style:family="text">
      <style:text-properties fo:font-weight="normal" officeooo:rsid="0151a824" style:font-weight-asian="normal" style:font-weight-complex="normal"/>
    </style:style>
    <style:style style:name="T124" style:family="text">
      <style:text-properties fo:font-weight="normal" officeooo:rsid="002f6882" style:font-weight-asian="normal" style:font-weight-complex="normal"/>
    </style:style>
    <style:style style:name="T125" style:family="text">
      <style:text-properties fo:font-weight="normal" officeooo:rsid="0027a0f4" style:font-weight-asian="normal" style:font-weight-complex="normal"/>
    </style:style>
    <style:style style:name="T126" style:family="text">
      <style:text-properties fo:font-weight="normal" officeooo:rsid="002bc08f" style:font-weight-asian="normal" style:font-weight-complex="normal"/>
    </style:style>
    <style:style style:name="T127" style:family="text">
      <style:text-properties fo:font-weight="normal" officeooo:rsid="002c0cbb" style:font-weight-asian="normal" style:font-weight-complex="normal"/>
    </style:style>
    <style:style style:name="T128" style:family="text">
      <style:text-properties fo:font-weight="normal" officeooo:rsid="002c4781" style:font-weight-asian="normal" style:font-weight-complex="normal"/>
    </style:style>
    <style:style style:name="T129" style:family="text">
      <style:text-properties fo:font-weight="normal" officeooo:rsid="0025c614" style:font-weight-asian="normal" style:font-weight-complex="normal"/>
    </style:style>
    <style:style style:name="T130" style:family="text">
      <style:text-properties fo:font-weight="normal" officeooo:rsid="00277aba" style:font-weight-asian="normal" style:font-weight-complex="normal"/>
    </style:style>
    <style:style style:name="T131" style:family="text">
      <style:text-properties fo:font-weight="normal" officeooo:rsid="002eaa90" style:font-weight-asian="normal" style:font-weight-complex="normal"/>
    </style:style>
    <style:style style:name="T132" style:family="text">
      <style:text-properties fo:font-weight="normal" officeooo:rsid="0029080a" style:font-weight-asian="normal" style:font-weight-complex="normal"/>
    </style:style>
    <style:style style:name="T133" style:family="text">
      <style:text-properties fo:font-weight="normal" officeooo:rsid="002da838" style:font-weight-asian="normal" style:font-weight-complex="normal"/>
    </style:style>
    <style:style style:name="T134" style:family="text">
      <style:text-properties fo:font-weight="normal" officeooo:rsid="002a9459" style:font-weight-asian="normal" style:font-weight-complex="normal"/>
    </style:style>
    <style:style style:name="T135" style:family="text">
      <style:text-properties fo:font-weight="normal" officeooo:rsid="0157b5b9" style:font-weight-asian="normal" style:font-weight-complex="normal"/>
    </style:style>
    <style:style style:name="T136" style:family="text">
      <style:text-properties fo:font-weight="normal" officeooo:rsid="0158a560" style:font-weight-asian="normal" style:font-weight-complex="normal"/>
    </style:style>
    <style:style style:name="T137" style:family="text">
      <style:text-properties fo:font-weight="normal" officeooo:rsid="0159a045" style:font-weight-asian="normal" style:font-weight-complex="normal"/>
    </style:style>
    <style:style style:name="T138" style:family="text">
      <style:text-properties fo:font-weight="normal" officeooo:rsid="015ca154" style:font-weight-asian="normal" style:font-weight-complex="normal"/>
    </style:style>
    <style:style style:name="T139" style:family="text">
      <style:text-properties fo:font-weight="normal" officeooo:rsid="015dd66b" style:font-weight-asian="normal" style:font-weight-complex="normal"/>
    </style:style>
    <style:style style:name="T140" style:family="text">
      <style:text-properties fo:font-weight="normal" officeooo:rsid="01615ec9" style:font-weight-asian="normal" style:font-weight-complex="normal"/>
    </style:style>
    <style:style style:name="T141" style:family="text">
      <style:text-properties fo:font-weight="normal" officeooo:rsid="01628e8f" style:font-weight-asian="normal" style:font-weight-complex="normal"/>
    </style:style>
    <style:style style:name="T142" style:family="text">
      <style:text-properties fo:font-weight="normal" officeooo:rsid="0165ffe7" style:font-weight-asian="normal" style:font-weight-complex="normal"/>
    </style:style>
    <style:style style:name="T143" style:family="text">
      <style:text-properties fo:font-weight="normal" officeooo:rsid="0169aed2" style:font-weight-asian="normal" style:font-weight-complex="normal"/>
    </style:style>
    <style:style style:name="T144" style:family="text">
      <style:text-properties fo:font-weight="normal" officeooo:rsid="016d1f19" style:font-weight-asian="normal" style:font-weight-complex="normal"/>
    </style:style>
    <style:style style:name="T145" style:family="text">
      <style:text-properties fo:font-weight="normal" officeooo:rsid="016e202d" style:font-weight-asian="normal" style:font-weight-complex="normal"/>
    </style:style>
    <style:style style:name="T146" style:family="text">
      <style:text-properties fo:font-weight="normal" officeooo:rsid="016ea56a" style:font-weight-asian="normal" style:font-weight-complex="normal"/>
    </style:style>
    <style:style style:name="T147" style:family="text">
      <style:text-properties fo:font-style="italic" fo:font-weight="normal" style:font-style-asian="italic" style:font-weight-asian="normal" style:font-style-complex="italic" style:font-weight-complex="normal"/>
    </style:style>
    <style:style style:name="T148" style:family="text">
      <style:text-properties fo:font-style="italic" fo:font-weight="normal" officeooo:rsid="0008d262" style:font-style-asian="italic" style:font-weight-asian="normal" style:font-style-complex="italic" style:font-weight-complex="normal"/>
    </style:style>
    <style:style style:name="T149" style:family="text">
      <style:text-properties fo:font-style="italic" fo:font-weight="normal" officeooo:rsid="00d6f5be" style:font-style-asian="italic" style:font-weight-asian="normal" style:font-style-complex="italic" style:font-weight-complex="normal"/>
    </style:style>
    <style:style style:name="T150" style:family="text">
      <style:text-properties fo:font-style="italic" fo:font-weight="normal" officeooo:rsid="00d7e87e" style:font-style-asian="italic" style:font-weight-asian="normal" style:font-style-complex="italic" style:font-weight-complex="normal"/>
    </style:style>
    <style:style style:name="T151" style:family="text">
      <style:text-properties fo:font-style="italic" fo:font-weight="normal" officeooo:rsid="012d84ab" style:font-style-asian="italic" style:font-weight-asian="normal" style:font-style-complex="italic" style:font-weight-complex="normal"/>
    </style:style>
    <style:style style:name="T152" style:family="text">
      <style:text-properties fo:font-style="italic" fo:font-weight="normal" officeooo:rsid="013c739e" style:font-style-asian="italic" style:font-weight-asian="normal" style:font-style-complex="italic" style:font-weight-complex="normal"/>
    </style:style>
    <style:style style:name="T153" style:family="text">
      <style:text-properties fo:font-style="italic" fo:font-weight="normal" officeooo:rsid="012053b0" style:font-style-asian="italic" style:font-weight-asian="normal" style:font-style-complex="italic" style:font-weight-complex="normal"/>
    </style:style>
    <style:style style:name="T154" style:family="text">
      <style:text-properties fo:font-style="italic" fo:font-weight="normal" officeooo:rsid="0149f3c0" style:font-style-asian="italic" style:font-weight-asian="normal" style:font-style-complex="italic" style:font-weight-complex="normal"/>
    </style:style>
    <style:style style:name="T155" style:family="text">
      <style:text-properties fo:font-style="italic" fo:font-weight="normal" officeooo:rsid="014db389" style:font-style-asian="italic" style:font-weight-asian="normal" style:font-style-complex="italic" style:font-weight-complex="normal"/>
    </style:style>
    <style:style style:name="T156" style:family="text">
      <style:text-properties fo:font-style="italic" fo:font-weight="normal" officeooo:rsid="01553870" style:font-style-asian="italic" style:font-weight-asian="normal" style:font-style-complex="italic" style:font-weight-complex="normal"/>
    </style:style>
    <style:style style:name="T157" style:family="text">
      <style:text-properties fo:font-style="italic" style:font-style-asian="italic" style:font-style-complex="italic"/>
    </style:style>
    <style:style style:name="T158" style:family="text">
      <style:text-properties fo:font-style="normal" fo:font-weight="normal" style:font-style-asian="normal" style:font-weight-asian="normal" style:font-style-complex="normal" style:font-weight-complex="normal"/>
    </style:style>
    <style:style style:name="T159" style:family="text">
      <style:text-properties fo:font-style="normal" fo:font-weight="normal" officeooo:rsid="002d5f08" style:font-style-asian="normal" style:font-weight-asian="normal" style:font-style-complex="normal" style:font-weight-complex="normal"/>
    </style:style>
    <style:style style:name="T160" style:family="text">
      <style:text-properties fo:font-style="normal" fo:font-weight="normal" officeooo:rsid="0008d262" style:font-style-asian="normal" style:font-weight-asian="normal" style:font-style-complex="normal" style:font-weight-complex="normal"/>
    </style:style>
    <style:style style:name="T161" style:family="text">
      <style:text-properties fo:font-style="normal" fo:font-weight="normal" officeooo:rsid="002c5569" style:font-style-asian="normal" style:font-weight-asian="normal" style:font-style-complex="normal" style:font-weight-complex="normal"/>
    </style:style>
    <style:style style:name="T162" style:family="text">
      <style:text-properties fo:font-style="normal" fo:font-weight="normal" officeooo:rsid="00f8d3ab" style:font-style-asian="normal" style:font-weight-asian="normal" style:font-style-complex="normal" style:font-weight-complex="normal"/>
    </style:style>
    <style:style style:name="T163" style:family="text">
      <style:text-properties fo:font-style="normal" fo:font-weight="normal" officeooo:rsid="01074ebe" style:font-style-asian="normal" style:font-weight-asian="normal" style:font-style-complex="normal" style:font-weight-complex="normal"/>
    </style:style>
    <style:style style:name="T164" style:family="text">
      <style:text-properties fo:font-style="normal" fo:font-weight="normal" officeooo:rsid="01080b68" style:font-style-asian="normal" style:font-weight-asian="normal" style:font-style-complex="normal" style:font-weight-complex="normal"/>
    </style:style>
    <style:style style:name="T165" style:family="text">
      <style:text-properties fo:font-style="normal" fo:font-weight="normal" officeooo:rsid="01099057" style:font-style-asian="normal" style:font-weight-asian="normal" style:font-style-complex="normal" style:font-weight-complex="normal"/>
    </style:style>
    <style:style style:name="T166" style:family="text">
      <style:text-properties fo:font-style="normal" fo:font-weight="normal" officeooo:rsid="010e9d17" style:font-style-asian="normal" style:font-weight-asian="normal" style:font-style-complex="normal" style:font-weight-complex="normal"/>
    </style:style>
    <style:style style:name="T167" style:family="text">
      <style:text-properties fo:font-style="normal" fo:font-weight="normal" officeooo:rsid="0121d29b" style:font-style-asian="normal" style:font-weight-asian="normal" style:font-style-complex="normal" style:font-weight-complex="normal"/>
    </style:style>
    <style:style style:name="T168" style:family="text">
      <style:text-properties fo:font-style="normal" fo:font-weight="normal" officeooo:rsid="0014a063" style:font-style-asian="normal" style:font-weight-asian="normal" style:font-style-complex="normal" style:font-weight-complex="normal"/>
    </style:style>
    <style:style style:name="T169" style:family="text">
      <style:text-properties fo:font-style="normal" fo:font-weight="normal" officeooo:rsid="0037ba48" style:font-style-asian="normal" style:font-weight-asian="normal" style:font-style-complex="normal" style:font-weight-complex="normal"/>
    </style:style>
    <style:style style:name="T170" style:family="text">
      <style:text-properties fo:font-style="normal" fo:font-weight="normal" officeooo:rsid="00395e6f" style:font-style-asian="normal" style:font-weight-asian="normal" style:font-style-complex="normal" style:font-weight-complex="normal"/>
    </style:style>
    <style:style style:name="T171" style:family="text">
      <style:text-properties fo:font-style="normal" fo:font-weight="normal" officeooo:rsid="003a719c" style:font-style-asian="normal" style:font-weight-asian="normal" style:font-style-complex="normal" style:font-weight-complex="normal"/>
    </style:style>
    <style:style style:name="T172" style:family="text">
      <style:text-properties fo:font-style="normal" fo:font-weight="normal" officeooo:rsid="00163850" style:font-style-asian="normal" style:font-weight-asian="normal" style:font-style-complex="normal" style:font-weight-complex="normal"/>
    </style:style>
    <style:style style:name="T173" style:family="text">
      <style:text-properties fo:font-style="normal" fo:font-weight="normal" officeooo:rsid="0017ece4" style:font-style-asian="normal" style:font-weight-asian="normal" style:font-style-complex="normal" style:font-weight-complex="normal"/>
    </style:style>
    <style:style style:name="T174" style:family="text">
      <style:text-properties fo:font-style="normal" fo:font-weight="normal" officeooo:rsid="0019330e" style:font-style-asian="normal" style:font-weight-asian="normal" style:font-style-complex="normal" style:font-weight-complex="normal"/>
    </style:style>
    <style:style style:name="T175" style:family="text">
      <style:text-properties fo:font-style="normal" fo:font-weight="normal" officeooo:rsid="0019f758" style:font-style-asian="normal" style:font-weight-asian="normal" style:font-style-complex="normal" style:font-weight-complex="normal"/>
    </style:style>
    <style:style style:name="T176" style:family="text">
      <style:text-properties fo:font-style="normal" fo:font-weight="normal" officeooo:rsid="01055260" style:font-style-asian="normal" style:font-weight-asian="normal" style:font-style-complex="normal" style:font-weight-complex="normal"/>
    </style:style>
    <style:style style:name="T177" style:family="text">
      <style:text-properties fo:font-style="normal" fo:font-weight="normal" officeooo:rsid="01036fe3" style:font-style-asian="normal" style:font-weight-asian="normal" style:font-style-complex="normal" style:font-weight-complex="normal"/>
    </style:style>
    <style:style style:name="T178" style:family="text">
      <style:text-properties fo:font-style="normal" fo:font-weight="normal" officeooo:rsid="0104933b" style:font-style-asian="normal" style:font-weight-asian="normal" style:font-style-complex="normal" style:font-weight-complex="normal"/>
    </style:style>
    <style:style style:name="T179" style:family="text">
      <style:text-properties fo:font-style="normal" fo:font-weight="normal" officeooo:rsid="00c4eb9c" style:font-style-asian="normal" style:font-weight-asian="normal" style:font-style-complex="normal" style:font-weight-complex="normal"/>
    </style:style>
    <style:style style:name="T180" style:family="text">
      <style:text-properties fo:font-style="normal" fo:font-weight="normal" officeooo:rsid="011616ff" style:font-style-asian="normal" style:font-weight-asian="normal" style:font-style-complex="normal" style:font-weight-complex="normal"/>
    </style:style>
    <style:style style:name="T181" style:family="text">
      <style:text-properties fo:font-style="normal" fo:font-weight="normal" officeooo:rsid="00a3dcc3" style:font-style-asian="normal" style:font-weight-asian="normal" style:font-style-complex="normal" style:font-weight-complex="normal"/>
    </style:style>
    <style:style style:name="T182" style:family="text">
      <style:text-properties fo:font-style="normal" fo:font-weight="normal" officeooo:rsid="00262436" style:font-style-asian="normal" style:font-weight-asian="normal" style:font-style-complex="normal" style:font-weight-complex="normal"/>
    </style:style>
    <style:style style:name="T183" style:family="text">
      <style:text-properties fo:font-style="normal" fo:font-weight="normal" officeooo:rsid="0023721d" style:font-style-asian="normal" style:font-weight-asian="normal" style:font-style-complex="normal" style:font-weight-complex="normal"/>
    </style:style>
    <style:style style:name="T184" style:family="text">
      <style:text-properties fo:font-style="normal" fo:font-weight="normal" officeooo:rsid="00241946" style:font-style-asian="normal" style:font-weight-asian="normal" style:font-style-complex="normal" style:font-weight-complex="normal"/>
    </style:style>
    <style:style style:name="T185" style:family="text">
      <style:text-properties fo:font-style="normal" fo:font-weight="normal" officeooo:rsid="013afb86" style:font-style-asian="normal" style:font-weight-asian="normal" style:font-style-complex="normal" style:font-weight-complex="normal"/>
    </style:style>
    <style:style style:name="T186" style:family="text">
      <style:text-properties fo:font-style="normal" fo:font-weight="normal" officeooo:rsid="013c739e" style:font-style-asian="normal" style:font-weight-asian="normal" style:font-style-complex="normal" style:font-weight-complex="normal"/>
    </style:style>
    <style:style style:name="T187" style:family="text">
      <style:text-properties fo:font-style="normal" fo:font-weight="normal" officeooo:rsid="013dddfe" style:font-style-asian="normal" style:font-weight-asian="normal" style:font-style-complex="normal" style:font-weight-complex="normal"/>
    </style:style>
    <style:style style:name="T188" style:family="text">
      <style:text-properties fo:font-style="normal" fo:font-weight="normal" officeooo:rsid="012053b0" style:font-style-asian="normal" style:font-weight-asian="normal" style:font-style-complex="normal" style:font-weight-complex="normal"/>
    </style:style>
    <style:style style:name="T189" style:family="text">
      <style:text-properties fo:font-style="normal" fo:font-weight="normal" officeooo:rsid="010bf0e5" style:font-style-asian="normal" style:font-weight-asian="normal" style:font-style-complex="normal" style:font-weight-complex="normal"/>
    </style:style>
    <style:style style:name="T190" style:family="text">
      <style:text-properties fo:font-style="normal" fo:font-weight="normal" officeooo:rsid="00ce16a7" style:font-style-asian="normal" style:font-weight-asian="normal" style:font-style-complex="normal" style:font-weight-complex="normal"/>
    </style:style>
    <style:style style:name="T191" style:family="text">
      <style:text-properties fo:font-style="normal" fo:font-weight="normal" officeooo:rsid="002a3a0b" style:font-style-asian="normal" style:font-weight-asian="normal" style:font-style-complex="normal" style:font-weight-complex="normal"/>
    </style:style>
    <style:style style:name="T192" style:family="text">
      <style:text-properties fo:font-style="normal" fo:font-weight="normal" officeooo:rsid="010c66d0" style:font-style-asian="normal" style:font-weight-asian="normal" style:font-style-complex="normal" style:font-weight-complex="normal"/>
    </style:style>
    <style:style style:name="T193" style:family="text">
      <style:text-properties fo:font-style="normal" fo:font-weight="normal" officeooo:rsid="002deace" style:font-style-asian="normal" style:font-weight-asian="normal" style:font-style-complex="normal" style:font-weight-complex="normal"/>
    </style:style>
    <style:style style:name="T194" style:family="text">
      <style:text-properties fo:font-style="normal" fo:font-weight="normal" officeooo:rsid="002be165" style:font-style-asian="normal" style:font-weight-asian="normal" style:font-style-complex="normal" style:font-weight-complex="normal"/>
    </style:style>
    <style:style style:name="T195" style:family="text">
      <style:text-properties fo:font-style="normal" fo:font-weight="normal" officeooo:rsid="002c82cc" style:font-style-asian="normal" style:font-weight-asian="normal" style:font-style-complex="normal" style:font-weight-complex="normal"/>
    </style:style>
    <style:style style:name="T196" style:family="text">
      <style:text-properties fo:font-style="normal" fo:font-weight="normal" officeooo:rsid="00914b57" style:font-style-asian="normal" style:font-weight-asian="normal" style:font-style-complex="normal" style:font-weight-complex="normal"/>
    </style:style>
    <style:style style:name="T197" style:family="text">
      <style:text-properties fo:font-style="normal" fo:font-weight="normal" officeooo:rsid="00368a7f" style:font-style-asian="normal" style:font-weight-asian="normal" style:font-style-complex="normal" style:font-weight-complex="normal"/>
    </style:style>
    <style:style style:name="T198" style:family="text">
      <style:text-properties fo:font-style="normal" fo:font-weight="normal" officeooo:rsid="002fb8da" style:font-style-asian="normal" style:font-weight-asian="normal" style:font-style-complex="normal" style:font-weight-complex="normal"/>
    </style:style>
    <style:style style:name="T199" style:family="text">
      <style:text-properties fo:font-style="normal" fo:font-weight="normal" officeooo:rsid="00313a94" style:font-style-asian="normal" style:font-weight-asian="normal" style:font-style-complex="normal" style:font-weight-complex="normal"/>
    </style:style>
    <style:style style:name="T200" style:family="text">
      <style:text-properties fo:font-style="normal" fo:font-weight="normal" officeooo:rsid="0032f32f" style:font-style-asian="normal" style:font-weight-asian="normal" style:font-style-complex="normal" style:font-weight-complex="normal"/>
    </style:style>
    <style:style style:name="T201" style:family="text">
      <style:text-properties fo:font-style="normal" fo:font-weight="normal" officeooo:rsid="0144dbda" style:font-style-asian="normal" style:font-weight-asian="normal" style:font-style-complex="normal" style:font-weight-complex="normal"/>
    </style:style>
    <style:style style:name="T202" style:family="text">
      <style:text-properties fo:font-style="normal" fo:font-weight="normal" officeooo:rsid="01465d45" style:font-style-asian="normal" style:font-weight-asian="normal" style:font-style-complex="normal" style:font-weight-complex="normal"/>
    </style:style>
    <style:style style:name="T203" style:family="text">
      <style:text-properties fo:font-style="normal" fo:font-weight="normal" officeooo:rsid="01466d68" style:font-style-asian="normal" style:font-weight-asian="normal" style:font-style-complex="normal" style:font-weight-complex="normal"/>
    </style:style>
    <style:style style:name="T204" style:family="text">
      <style:text-properties fo:font-style="normal" fo:font-weight="normal" officeooo:rsid="00c2a098" style:font-style-asian="normal" style:font-weight-asian="normal" style:font-style-complex="normal" style:font-weight-complex="normal"/>
    </style:style>
    <style:style style:name="T205" style:family="text">
      <style:text-properties fo:font-style="normal" fo:font-weight="normal" officeooo:rsid="00c0ae86" style:font-style-asian="normal" style:font-weight-asian="normal" style:font-style-complex="normal" style:font-weight-complex="normal"/>
    </style:style>
    <style:style style:name="T206" style:family="text">
      <style:text-properties fo:font-style="normal" fo:font-weight="normal" officeooo:rsid="011e22dc" style:font-style-asian="normal" style:font-weight-asian="normal" style:font-style-complex="normal" style:font-weight-complex="normal"/>
    </style:style>
    <style:style style:name="T207" style:family="text">
      <style:text-properties fo:font-style="normal" fo:font-weight="normal" officeooo:rsid="011f3ee5" style:font-style-asian="normal" style:font-weight-asian="normal" style:font-style-complex="normal" style:font-weight-complex="normal"/>
    </style:style>
    <style:style style:name="T208" style:family="text">
      <style:text-properties fo:font-style="normal" fo:font-weight="normal" officeooo:rsid="00343908" style:font-style-asian="normal" style:font-weight-asian="normal" style:font-style-complex="normal" style:font-weight-complex="normal"/>
    </style:style>
    <style:style style:name="T209" style:family="text">
      <style:text-properties fo:font-style="normal" fo:font-weight="normal" officeooo:rsid="00647001" style:font-style-asian="normal" style:font-weight-asian="normal" style:font-style-complex="normal" style:font-weight-complex="normal"/>
    </style:style>
    <style:style style:name="T210" style:family="text">
      <style:text-properties fo:font-style="normal" fo:font-weight="normal" officeooo:rsid="011b1688" style:font-style-asian="normal" style:font-weight-asian="normal" style:font-style-complex="normal" style:font-weight-complex="normal"/>
    </style:style>
    <style:style style:name="T211" style:family="text">
      <style:text-properties fo:font-style="normal" fo:font-weight="normal" officeooo:rsid="0033d23c" style:font-style-asian="normal" style:font-weight-asian="normal" style:font-style-complex="normal" style:font-weight-complex="normal"/>
    </style:style>
    <style:style style:name="T212" style:family="text">
      <style:text-properties fo:font-style="normal" fo:font-weight="normal" officeooo:rsid="0149f3c0" style:font-style-asian="normal" style:font-weight-asian="normal" style:font-style-complex="normal" style:font-weight-complex="normal"/>
    </style:style>
    <style:style style:name="T213" style:family="text">
      <style:text-properties fo:font-style="normal" fo:font-weight="normal" officeooo:rsid="006b00cd" style:font-style-asian="normal" style:font-weight-asian="normal" style:font-style-complex="normal" style:font-weight-complex="normal"/>
    </style:style>
    <style:style style:name="T214" style:family="text">
      <style:text-properties fo:font-style="normal" fo:font-weight="normal" officeooo:rsid="003770c9" style:font-style-asian="normal" style:font-weight-asian="normal" style:font-style-complex="normal" style:font-weight-complex="normal"/>
    </style:style>
    <style:style style:name="T215" style:family="text">
      <style:text-properties fo:font-style="normal" fo:font-weight="normal" officeooo:rsid="011fd3f9" style:font-style-asian="normal" style:font-weight-asian="normal" style:font-style-complex="normal" style:font-weight-complex="normal"/>
    </style:style>
    <style:style style:name="T216" style:family="text">
      <style:text-properties fo:font-style="normal" fo:font-weight="normal" officeooo:rsid="0067d9e6" style:font-style-asian="normal" style:font-weight-asian="normal" style:font-style-complex="normal" style:font-weight-complex="normal"/>
    </style:style>
    <style:style style:name="T217" style:family="text">
      <style:text-properties fo:font-style="normal" fo:font-weight="normal" officeooo:rsid="000d9974" style:font-style-asian="normal" style:font-weight-asian="normal" style:font-style-complex="normal" style:font-weight-complex="normal"/>
    </style:style>
    <style:style style:name="T218" style:family="text">
      <style:text-properties fo:font-style="normal" fo:font-weight="normal" officeooo:rsid="000f4f75" style:font-style-asian="normal" style:font-weight-asian="normal" style:font-style-complex="normal" style:font-weight-complex="normal"/>
    </style:style>
    <style:style style:name="T219" style:family="text">
      <style:text-properties fo:font-style="normal" fo:font-weight="normal" officeooo:rsid="000b4e39" style:font-style-asian="normal" style:font-weight-asian="normal" style:font-style-complex="normal" style:font-weight-complex="normal"/>
    </style:style>
    <style:style style:name="T220" style:family="text">
      <style:text-properties fo:font-style="normal" fo:font-weight="normal" officeooo:rsid="000a1391" style:font-style-asian="normal" style:font-weight-asian="normal" style:font-style-complex="normal" style:font-weight-complex="normal"/>
    </style:style>
    <style:style style:name="T221" style:family="text">
      <style:text-properties fo:font-style="normal" fo:font-weight="normal" officeooo:rsid="0027a0f4" style:font-style-asian="normal" style:font-weight-asian="normal" style:font-style-complex="normal" style:font-weight-complex="normal"/>
    </style:style>
    <style:style style:name="T222" style:family="text">
      <style:text-properties fo:font-style="normal" fo:font-weight="normal" officeooo:rsid="000c35ea" style:font-style-asian="normal" style:font-weight-asian="normal" style:font-style-complex="normal" style:font-weight-complex="normal"/>
    </style:style>
    <style:style style:name="T223" style:family="text">
      <style:text-properties fo:font-style="normal" fo:font-weight="normal" officeooo:rsid="014c1ac9" style:font-style-asian="normal" style:font-weight-asian="normal" style:font-style-complex="normal" style:font-weight-complex="normal"/>
    </style:style>
    <style:style style:name="T224" style:family="text">
      <style:text-properties fo:font-style="normal" fo:font-weight="normal" officeooo:rsid="014db389" style:font-style-asian="normal" style:font-weight-asian="normal" style:font-style-complex="normal" style:font-weight-complex="normal"/>
    </style:style>
    <style:style style:name="T225" style:family="text">
      <style:text-properties fo:font-style="normal" fo:font-weight="normal" officeooo:rsid="003d04b2" style:font-style-asian="normal" style:font-weight-asian="normal" style:font-style-complex="normal" style:font-weight-complex="normal"/>
    </style:style>
    <style:style style:name="T226" style:family="text">
      <style:text-properties fo:font-style="normal" fo:font-weight="normal" officeooo:rsid="003d64ce" style:font-style-asian="normal" style:font-weight-asian="normal" style:font-style-complex="normal" style:font-weight-complex="normal"/>
    </style:style>
    <style:style style:name="T227" style:family="text">
      <style:text-properties fo:font-style="normal" fo:font-weight="normal" officeooo:rsid="0110798d" style:font-style-asian="normal" style:font-weight-asian="normal" style:font-style-complex="normal" style:font-weight-complex="normal"/>
    </style:style>
    <style:style style:name="T228" style:family="text">
      <style:text-properties fo:font-style="normal" fo:font-weight="normal" officeooo:rsid="01553870" style:font-style-asian="normal" style:font-weight-asian="normal" style:font-style-complex="normal" style:font-weight-complex="normal"/>
    </style:style>
    <style:style style:name="T229" style:family="text">
      <style:text-properties fo:font-style="normal" fo:font-weight="normal" officeooo:rsid="015aa806" style:font-style-asian="normal" style:font-weight-asian="normal" style:font-style-complex="normal" style:font-weight-complex="normal"/>
    </style:style>
    <style:style style:name="T230" style:family="text">
      <style:text-properties fo:font-style="normal" fo:font-weight="normal" officeooo:rsid="0163b4e6" style:font-style-asian="normal" style:font-weight-asian="normal" style:font-style-complex="normal" style:font-weight-complex="normal"/>
    </style:style>
    <style:style style:name="T231" style:family="text">
      <style:text-properties fo:font-style="normal" fo:font-weight="normal" officeooo:rsid="0169fd97" style:font-style-asian="normal" style:font-weight-asian="normal" style:font-style-complex="normal" style:font-weight-complex="normal"/>
    </style:style>
    <style:style style:name="T232" style:family="text">
      <style:text-properties fo:font-style="normal" fo:font-weight="normal" officeooo:rsid="016a6020" style:font-style-asian="normal" style:font-weight-asian="normal" style:font-style-complex="normal" style:font-weight-complex="normal"/>
    </style:style>
    <style:style style:name="T233" style:family="text">
      <style:text-properties fo:font-style="normal" fo:font-weight="normal" officeooo:rsid="016b91c9" style:font-style-asian="normal" style:font-weight-asian="normal" style:font-style-complex="normal" style:font-weight-complex="normal"/>
    </style:style>
    <style:style style:name="T234" style:family="text">
      <style:text-properties fo:font-style="normal" fo:font-weight="normal" officeooo:rsid="016ea56a" style:font-style-asian="normal" style:font-weight-asian="normal" style:font-style-complex="normal" style:font-weight-complex="normal"/>
    </style:style>
    <style:style style:name="T235" style:family="text">
      <style:text-properties fo:font-style="normal" fo:font-weight="normal" officeooo:rsid="015f3e93" fo:background-color="transparent" loext:char-shading-value="0" style:font-style-asian="normal" style:font-weight-asian="normal" style:font-style-complex="normal" style:font-weight-complex="normal"/>
    </style:style>
    <style:style style:name="T236" style:family="text">
      <style:text-properties fo:font-style="normal" fo:font-weight="normal" officeooo:rsid="01628e8f" fo:background-color="transparent" loext:char-shading-value="0" style:font-style-asian="normal" style:font-weight-asian="normal" style:font-style-complex="normal" style:font-weight-complex="normal"/>
    </style:style>
    <style:style style:name="T237" style:family="text">
      <style:text-properties fo:font-style="normal" fo:font-weight="normal" officeooo:rsid="0169aed2" fo:background-color="transparent" loext:char-shading-value="0" style:font-style-asian="normal" style:font-weight-asian="normal" style:font-style-complex="normal" style:font-weight-complex="normal"/>
    </style:style>
    <style:style style:name="T238" style:family="text">
      <style:text-properties fo:font-style="normal" style:font-style-asian="normal" style:font-style-complex="normal"/>
    </style:style>
    <style:style style:name="T239" style:family="text">
      <style:text-properties fo:font-style="normal" officeooo:rsid="002d5f08" style:font-style-asian="normal" style:font-style-complex="normal"/>
    </style:style>
    <style:style style:name="T240" style:family="text">
      <style:text-properties fo:font-style="normal" officeooo:rsid="0012fdc5" style:font-style-asian="normal" style:font-style-complex="normal"/>
    </style:style>
    <style:style style:name="T241" style:family="text">
      <style:text-properties fo:font-style="normal" officeooo:rsid="003770c9" style:font-style-asian="normal" style:font-style-complex="normal"/>
    </style:style>
    <style:style style:name="T242" style:family="text">
      <style:text-properties fo:font-style="normal" officeooo:rsid="0014a063" style:font-style-asian="normal" style:font-style-complex="normal"/>
    </style:style>
    <style:style style:name="T243" style:family="text">
      <style:text-properties fo:font-style="normal" officeooo:rsid="0037ba48" style:font-style-asian="normal" style:font-style-complex="normal"/>
    </style:style>
    <style:style style:name="T244" style:family="text">
      <style:text-properties fo:font-style="normal" officeooo:rsid="010bf0e5" style:font-style-asian="normal" style:font-style-complex="normal"/>
    </style:style>
    <style:style style:name="T245" style:family="text">
      <style:text-properties fo:font-style="normal" officeooo:rsid="002a3a0b" style:font-style-asian="normal" style:font-style-complex="normal"/>
    </style:style>
    <style:style style:name="T246" style:family="text">
      <style:text-properties fo:font-style="normal" officeooo:rsid="010c66d0" style:font-style-asian="normal" style:font-style-complex="normal"/>
    </style:style>
    <style:style style:name="T247" style:family="text">
      <style:text-properties fo:font-style="normal" officeooo:rsid="002deace" style:font-style-asian="normal" style:font-style-complex="normal"/>
    </style:style>
    <style:style style:name="T248" style:family="text">
      <style:text-properties fo:font-style="normal" officeooo:rsid="002be165" style:font-style-asian="normal" style:font-style-complex="normal"/>
    </style:style>
    <style:style style:name="T249" style:family="text">
      <style:text-properties fo:font-style="normal" officeooo:rsid="0032f32f" style:font-style-asian="normal" style:font-style-complex="normal"/>
    </style:style>
    <style:style style:name="T250" style:family="text">
      <style:text-properties fo:font-style="normal" officeooo:rsid="01553870" style:font-style-asian="normal" style:font-style-complex="normal"/>
    </style:style>
    <style:style style:name="T251" style:family="text">
      <style:text-properties fo:font-style="normal" fo:font-weight="bold" officeooo:rsid="002d5f08" fo:background-color="transparent" loext:char-shading-value="0" style:font-style-asian="normal" style:font-weight-asian="bold" style:font-style-complex="normal" style:font-weight-complex="bold"/>
    </style:style>
    <style:style style:name="T252" style:family="text">
      <style:text-properties fo:font-style="normal" fo:font-weight="bold" officeooo:rsid="01055260" fo:background-color="transparent" loext:char-shading-value="0" style:font-style-asian="normal" style:font-weight-asian="bold" style:font-style-complex="normal" style:font-weight-complex="bold"/>
    </style:style>
    <style:style style:name="T253" style:family="text">
      <style:text-properties officeooo:rsid="00266d22"/>
    </style:style>
    <style:style style:name="T254" style:family="text">
      <style:text-properties officeooo:rsid="002c5569"/>
    </style:style>
    <style:style style:name="T255" style:family="text">
      <style:text-properties officeooo:rsid="002f85a0"/>
    </style:style>
    <style:style style:name="T256" style:family="text">
      <style:text-properties fo:font-weight="bold" style:font-weight-asian="bold" style:font-weight-complex="bold"/>
    </style:style>
    <style:style style:name="T257" style:family="text">
      <style:text-properties fo:font-weight="bold" officeooo:rsid="002c5569" style:font-weight-asian="bold" style:font-weight-complex="bold"/>
    </style:style>
    <style:style style:name="T258" style:family="text">
      <style:text-properties fo:font-weight="bold" officeooo:rsid="005c7184" style:font-weight-asian="bold" style:font-weight-complex="bold"/>
    </style:style>
    <style:style style:name="T259" style:family="text">
      <style:text-properties fo:font-weight="bold" officeooo:rsid="01355d99" style:font-weight-asian="bold" style:font-weight-complex="bold"/>
    </style:style>
    <style:style style:name="T260" style:family="text">
      <style:text-properties fo:font-weight="bold" officeooo:rsid="00f58ab4" style:font-weight-asian="bold" style:font-weight-complex="bold"/>
    </style:style>
    <style:style style:name="T261" style:family="text">
      <style:text-properties fo:font-weight="bold" officeooo:rsid="014e6d39" style:font-weight-asian="bold" style:font-weight-complex="bold"/>
    </style:style>
    <style:style style:name="T262" style:family="text">
      <style:text-properties officeooo:rsid="0049898f"/>
    </style:style>
    <style:style style:name="T263" style:family="text">
      <style:text-properties officeooo:rsid="005c7184"/>
    </style:style>
    <style:style style:name="T264" style:family="text">
      <style:text-properties officeooo:rsid="002bbef4"/>
    </style:style>
    <style:style style:name="T265" style:family="text">
      <style:text-properties officeooo:rsid="007c26ce"/>
    </style:style>
    <style:style style:name="T266" style:family="text">
      <style:text-properties officeooo:rsid="00a1ca2b"/>
    </style:style>
    <style:style style:name="T267" style:family="text">
      <style:text-properties style:text-position="super 58%" fo:font-weight="normal" officeooo:rsid="00c8cc90" style:font-weight-asian="normal" style:font-weight-complex="normal"/>
    </style:style>
    <style:style style:name="T268" style:family="text">
      <style:text-properties officeooo:rsid="00ce16a7"/>
    </style:style>
    <style:style style:name="T269" style:family="text">
      <style:text-properties officeooo:rsid="00d6f5be"/>
    </style:style>
    <style:style style:name="T270" style:family="text">
      <style:text-properties officeooo:rsid="00da37ef"/>
    </style:style>
    <style:style style:name="T271" style:family="text">
      <style:text-properties officeooo:rsid="00f58ab4"/>
    </style:style>
    <style:style style:name="T272" style:family="text">
      <style:text-properties officeooo:rsid="00ff4fbd"/>
    </style:style>
    <style:style style:name="T273" style:family="text">
      <style:text-properties officeooo:rsid="010bf0e5"/>
    </style:style>
    <style:style style:name="T274" style:family="text">
      <style:text-properties officeooo:rsid="011616ff"/>
    </style:style>
    <style:style style:name="T275" style:family="text">
      <style:text-properties officeooo:rsid="011c38ad"/>
    </style:style>
    <style:style style:name="T276" style:family="text">
      <style:text-properties officeooo:rsid="011f3ee5"/>
    </style:style>
    <style:style style:name="T277" style:family="text">
      <style:text-properties officeooo:rsid="0122165f"/>
    </style:style>
    <style:style style:name="T278" style:family="text">
      <style:text-properties officeooo:rsid="01363fff"/>
    </style:style>
    <style:style style:name="T279" style:family="text">
      <style:text-properties style:font-name="Liberation Sans" fo:font-size="18.2000007629395pt" style:font-name-asian="Microsoft YaHei" style:font-size-asian="18.2000007629395pt" style:font-name-complex="Mangal" style:font-size-complex="18.2000007629395pt"/>
    </style:style>
    <style:style style:name="T280" style:family="text">
      <style:text-properties style:font-name="Liberation Sans" fo:font-size="18.2000007629395pt" officeooo:rsid="000fc8d8" style:font-name-asian="Microsoft YaHei" style:font-size-asian="18.2000007629395pt" style:font-name-complex="Mangal" style:font-size-complex="18.2000007629395pt"/>
    </style:style>
    <style:style style:name="T281" style:family="text">
      <style:text-properties officeooo:rsid="013dddfe"/>
    </style:style>
    <style:style style:name="T282" style:family="text">
      <style:text-properties officeooo:rsid="013f73dc"/>
    </style:style>
    <style:style style:name="T283" style:family="text">
      <style:text-properties officeooo:rsid="012053b0"/>
    </style:style>
    <style:style style:name="T284" style:family="text">
      <style:text-properties officeooo:rsid="0142e042"/>
    </style:style>
    <style:style style:name="T285" style:family="text">
      <style:text-properties officeooo:rsid="014326d2"/>
    </style:style>
    <style:style style:name="T286" style:family="text">
      <style:text-properties officeooo:rsid="00d9a333"/>
    </style:style>
    <style:style style:name="T287" style:family="text">
      <style:text-properties officeooo:rsid="000babd6"/>
    </style:style>
    <style:style style:name="T288" style:family="text">
      <style:text-properties officeooo:rsid="014e6d39"/>
    </style:style>
    <style:style style:name="T289" style:family="text">
      <style:text-properties officeooo:rsid="014f986d"/>
    </style:style>
    <style:style style:name="T290" style:family="text">
      <style:text-properties officeooo:rsid="002f6882"/>
    </style:style>
    <style:style style:name="T291" style:family="text">
      <style:text-properties officeooo:rsid="012c7809"/>
    </style:style>
    <style:style style:name="T292" style:family="text">
      <style:text-properties officeooo:rsid="0025c614"/>
    </style:style>
    <style:style style:name="T293" style:family="text">
      <style:text-properties officeooo:rsid="002eaa90"/>
    </style:style>
    <style:style style:name="T294" style:family="text">
      <style:text-properties officeooo:rsid="0029080a"/>
    </style:style>
    <style:style style:name="T295" style:family="text">
      <style:text-properties officeooo:rsid="002a9459"/>
    </style:style>
    <style:style style:name="T296" style:family="text">
      <style:text-properties officeooo:rsid="0157b5b9"/>
    </style:style>
    <style:style style:name="T297" style:family="text">
      <style:text-properties officeooo:rsid="0159a045"/>
    </style:style>
    <style:style style:name="T298" style:family="text">
      <style:text-properties officeooo:rsid="01609d16"/>
    </style:style>
    <style:style style:name="T299" style:family="text">
      <style:text-properties officeooo:rsid="01660d86" fo:background-color="#ffff00" loext:char-shading-value="0"/>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2" text:outline-level="1"/>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5"><text:a xlink:type="simple" xlink:href="#__RefHeading__9481_2030168951" text:style-name="Index_20_Link" text:visited-style-name="Index_20_Link">Bog Maze:<text:tab/>2</text:a></text:p>
          <text:p text:style-name="P125"><text:a xlink:type="simple" xlink:href="#__RefHeading__9483_2030168951" text:style-name="Index_20_Link" text:visited-style-name="Index_20_Link">Happy Fairgrounds:<text:tab/>3</text:a></text:p>
          <text:p text:style-name="P125"><text:a xlink:type="simple" xlink:href="#__RefHeading__2726_781025787" text:style-name="Index_20_Link" text:visited-style-name="Index_20_Link">Crystal Cult Hideout<text:tab/>4</text:a></text:p>
          <text:p text:style-name="P125"><text:a xlink:type="simple" xlink:href="#__RefHeading__2706_781025787" text:style-name="Index_20_Link" text:visited-style-name="Index_20_Link">Northern Passage<text:tab/>6</text:a></text:p>
          <text:p text:style-name="P125"><text:a xlink:type="simple" xlink:href="#__RefHeading__2708_781025787" text:style-name="Index_20_Link" text:visited-style-name="Index_20_Link">Amnesiac's Forge<text:tab/>7</text:a></text:p>
          <text:p text:style-name="P125"><text:a xlink:type="simple" xlink:href="#__RefHeading__2710_781025787" text:style-name="Index_20_Link" text:visited-style-name="Index_20_Link">Poison Well Dungeon:<text:tab/>8</text:a></text:p>
          <text:p text:style-name="P125"><text:a xlink:type="simple" xlink:href="#__RefHeading__2712_781025787" text:style-name="Index_20_Link" text:visited-style-name="Index_20_Link">Malekev's Lair<text:tab/>9</text:a></text:p>
          <text:p text:style-name="P125"><text:a xlink:type="simple" xlink:href="#__RefHeading__2714_781025787" text:style-name="Index_20_Link" text:visited-style-name="Index_20_Link">The Thieves Prison<text:tab/>10</text:a></text:p>
          <text:p text:style-name="P125"><text:a xlink:type="simple" xlink:href="#__RefHeading__2716_781025787" text:style-name="Index_20_Link" text:visited-style-name="Index_20_Link">College of the Spire Laboratory<text:tab/>11</text:a></text:p>
          <text:p text:style-name="P125"><text:a xlink:type="simple" xlink:href="#__RefHeading__2718_781025787" text:style-name="Index_20_Link" text:visited-style-name="Index_20_Link">Lucius's Castle<text:tab/>12</text:a></text:p>
          <text:p text:style-name="P125"><text:a xlink:type="simple" xlink:href="#__RefHeading__2720_781025787" text:style-name="Index_20_Link" text:visited-style-name="Index_20_Link">Grotto of Plenty<text:tab/>13</text:a></text:p>
          <text:p text:style-name="P125"><text:a xlink:type="simple" xlink:href="#__RefHeading__2754_1448127932" text:style-name="Index_20_Link" text:visited-style-name="Index_20_Link"><text:s/>Theme, Conduit: clear animals, convert/contain<text:tab/>13</text:a></text:p>
          <text:p text:style-name="P125"><text:a xlink:type="simple" xlink:href="#__RefHeading__2722_781025787" text:style-name="Index_20_Link" text:visited-style-name="Index_20_Link">The Nightmare Dungeon<text:tab/>14</text:a></text:p>
          <text:p text:style-name="P125"><text:a xlink:type="simple" xlink:href="#__RefHeading__2724_781025787" text:style-name="Index_20_Link" text:visited-style-name="Index_20_Link">Monolith<text:tab/>16</text:a></text:p>
        </text:index-body>
      </text:table-of-content>
      <text:h text:style-name="P128" text:outline-level="1"/>
      <text:h text:style-name="P135" text:outline-level="1"><text:bookmark-start text:name="__RefHeading__9481_2030168951"/><text:span text:style-name="T298">Bog Maze</text:span>:<text:bookmark-end text:name="__RefHeading__9481_2030168951"/></text:h>
      <text:p text:style-name="P6">Structures:<text:span text:style-name="T139"> labyrinth </text:span><text:span text:style-name="T143">through a bog</text:span></text:p>
      <text:p text:style-name="P9"><text:span text:style-name="T254">Visuals: <text:s/></text:span><text:span text:style-name="T141">brown boggy water mixed with brown-green grass</text:span></text:p>
      <text:p text:style-name="P6">Where: <text:span text:style-name="T140">Near Bredon</text:span></text:p>
      <text:p text:style-name="P23">Goal:<text:span text:style-name="T139"> </text:span><text:span text:style-name="T140">Find Emberstone</text:span><text:span text:style-name="T141">s</text:span></text:p>
      <text:p text:style-name="P74">Theme/Conduit: <text:span text:style-name="T1">labyrinth, “seriously strong scissors”. </text:span></text:p>
      <text:p text:style-name="P115"/>
      <text:p text:style-name="P124"><text:span text:style-name="T251">L</text:span><text:span text:style-name="T252">ore:</text:span><text:span text:style-name="T235"> </text:span><text:span text:style-name="T236">The maze is a naturally occurring area, given its name due its obvious similarities to a labyrinth. It is in the middle of nowhere, and inhabited only by monsters. However, the area is known to be home to stones with energy powers. Normally, no one would dare mine here, but Rolan has no choice. </text:span><text:span text:style-name="T237">The water is shallow enough to wade through, but there are also impassable deep spots.</text:span></text:p>
      <text:p text:style-name="P122"/>
      <text:p text:style-name="P126">Details: </text:p>
      <text:p text:style-name="P130"><text:span text:style-name="T1"><text:tab/>The dungeon is not terribly large. </text:span><text:span text:style-name="T141">M</text:span><text:span text:style-name="T1">uch of it is filled with labyrinth style hedges </text:span><text:span text:style-name="T141">and ivy</text:span><text:span text:style-name="T1"> </text:span><text:span text:style-name="T141">that go through a bog</text:span><text:span text:style-name="T1">. However, the player will find that it is </text:span><text:span text:style-name="T147">impossible</text:span><text:span text:style-name="T158"> to get through because there are walls in the wrong places. The </text:span><text:span text:style-name="T233">maze is comprised of trees; however, there are spots that are clearly just vines, rather than tree trunks. These can be cut through, so the player can advance through the maze</text:span><text:span text:style-name="T158">. The hammer will tear down the vines revealing a hole. There is also a </text:span><text:span text:style-name="T230">deep bog area</text:span><text:span text:style-name="T158"> that cannot be crossed, </text:span><text:span text:style-name="T230">but clearly needs to be. </text:span><text:span text:style-name="T231">[for example, o</text:span><text:span text:style-name="T230">n the opposite side is an enemy to show that Rolan can go there</text:span><text:span text:style-name="T231">]</text:span><text:span text:style-name="T230">.</text:span><text:span text:style-name="T158"> </text:span><text:span text:style-name="T230">D</text:span><text:span text:style-name="T158">irectly across from th</text:span><text:span text:style-name="T230">is</text:span><text:span text:style-name="T158"> </text:span><text:span text:style-name="T232">deep water</text:span><text:span text:style-name="T158"> </text:span><text:span text:style-name="T230">are tied up boulders</text:span><text:span text:style-name="T158"> (there are boulders piled back into a cavern, and there is a rope holding them back). The goal is to cut the rope and release all of the boulders, </text:span><text:span text:style-name="T230">so they fill the bog and Rolan can walk over it.</text:span></text:p>
      <text:p text:style-name="P123">These are very simple, but also show that the hammers powers can be used in multiple ways.</text:p>
      <text:p text:style-name="P127"/>
      <text:h text:style-name="P135" text:outline-level="1"><text:bookmark-start text:name="__RefHeading__9483_2030168951"/>Happy Fairgrounds:<text:bookmark-end text:name="__RefHeading__9483_2030168951"/></text:h>
      <text:p text:style-name="P1">Structures: <text:span text:style-name="T6">petting zoo, exhibition house (with treasures!), ferris wheel, game and candy stands, skating rink</text:span></text:p>
      <text:p text:style-name="P7"><text:span text:style-name="T254">Visuals: <text:s/></text:span><text:span text:style-name="T1">bright colors, blues, yellows (it's a fair!), </text:span><text:span text:style-name="T14">fair signs, banners, flatland (little/no grass)</text:span></text:p>
      <text:p text:style-name="P1">Where: <text:span text:style-name="T6">the South</text:span></text:p>
      <text:p text:style-name="P1">Why/<text:span text:style-name="T254">when</text:span>: <text:span text:style-name="T6">to get Lulu's amulet after you argue</text:span></text:p>
      <text:p text:style-name="P1">Monsters: <text:span text:style-name="T6">feral zoo animals/other beasts, </text:span><text:span text:style-name="T62">bunnies, plants, </text:span><text:span text:style-name="T68">Sweet Kitty (boss)</text:span></text:p>
      <text:p text:style-name="P10">Goals: <text:span text:style-name="T1">Find the electrical room and activate doors. Find key to locked safe (a large structure like a shed that is in the exhibition hall). Defeat boss guarding the loot in the safe. </text:span></text:p>
      <text:p text:style-name="P29"/>
      <text:p text:style-name="P58"><text:span text:style-name="T239">L</text:span><text:span text:style-name="T238">ore: </text:span><text:span text:style-name="T158">It</text:span><text:span text:style-name="T160"> </text:span><text:span text:style-name="T148">was</text:span><text:span text:style-name="T160"> a zoo, fair and exhibition grounds, once upon a time. </text:span><text:span text:style-name="T158">Unfortunately, it</text:span><text:span text:style-name="T160"> burned down only </text:span><text:span text:style-name="T158">due to a mysterious electrical problem </text:span><text:span text:style-name="T164">two months prior</text:span><text:span text:style-name="T158">. All that was heard, was a large explosion. No one has been back since. People say the animals went mad after the explosion, and can be unpredictable.</text:span><text:span text:style-name="T160"> </text:span><text:span text:style-name="T163">On the fair's final day, a </text:span><text:span text:style-name="T160">number of wealthy aristocrats had been in attendance </text:span><text:span text:style-name="T161">to see an exhibition on expensive jewels</text:span><text:span text:style-name="T160">. They lost a number of items in the wreckage</text:span><text:span text:style-name="T163">, ranging from fancy pendants, to enchanted amulets, to antique silverware </text:span><text:span text:style-name="T164">and hand-made princess costumes. There may even still be some pie left.</text:span></text:p>
      <text:p text:style-name="P21"><text:span text:style-name="T164"><text:tab/>The electric</text:span><text:span text:style-name="T229">ity</text:span><text:span text:style-name="T164"> has been totally shut off, and it seems nothing at the old fairgrounds is functional these days. The fe</text:span><text:span text:style-name="T165">r</text:span><text:span text:style-name="T164">ris wheel and rides are in disrepair. The skating rink is locked up. Worst of all, the buildings are too dark to see in without electricity.</text:span></text:p>
      <text:p text:style-name="P21"/>
      <text:p text:style-name="P21">Details: <text:span text:style-name="T3">After your big fight with Lulu, you hear about a</text:span><text:span text:style-name="T113">n abandoned fair</text:span><text:span text:style-name="T3">.</text:span></text:p>
      <text:p text:style-name="P22"><text:span text:style-name="T5"><text:tab/></text:span><text:span text:style-name="T1">Once you enter, you can look around the buildings, but the doors are locked. </text:span><text:span text:style-name="T115">The electricty is out, and the buildings are pitch black. You must first turn on the electricity. </text:span><text:span text:style-name="T158">There are beasts around you, but they are all asleep. They will only awake if you walk to close to them. </text:span></text:p>
      <text:p text:style-name="P22"><text:span text:style-name="T158"><text:tab/></text:span><text:span text:style-name="T186">Music plays over a speaker in the skating rink. When the song shifts,</text:span><text:span text:style-name="T185"> the animals</text:span><text:span text:style-name="T158"> wake up, and all attack you at once. You must figure out the </text:span><text:span text:style-name="T186">musical</text:span><text:span text:style-name="T158"> sequence and hide in the hockey boxes, or in the bathroom stalls to escape. </text:span><text:span text:style-name="T186">To stop the music, you must find the key to the DJ room and turn the system off. </text:span><text:span text:style-name="T158">There are doors leading to the light box, the cafe, and also to an office. </text:span></text:p>
      <text:p text:style-name="P10"><text:span text:style-name="T158"><text:tab/></text:span><text:span text:style-name="T185">Inside the buildings, animals often sleep in doorways or tight spaces, blocking </text:span><text:span text:style-name="T186">you</text:span><text:span text:style-name="T158">. You </text:span><text:span text:style-name="T186">can turn your hammer into a music box </text:span><text:span text:style-name="T228">and collect tunes from around the fair</text:span><text:span text:style-name="T186">. </text:span><text:span text:style-name="T228">Standing near an enemy, you can affect them with the music box. Certain melodies will lull</text:span><text:span text:style-name="T186"> the animal </text:span><text:span text:style-name="T228">to sleep. Some animals</text:span><text:span text:style-name="T186"> </text:span><text:span text:style-name="T228">will respond by waking up and following</text:span><text:span text:style-name="T186"> you very slowly (in a daze). You can move them out of your way. </text:span><text:span text:style-name="T152">If </text:span><text:span text:style-name="T156">Rolan touches an enemy</text:span><text:span text:style-name="T152">,</text:span><text:span text:style-name="T186"> they wake up and attack. Likewise, if you choose the wrong music, the animals wake up aggressive. When there are different types of enemies in a room, some may attach you while some are falling asleep. As a penalty, if you use the music box for too long, more than 15 seconds or so, it goes out of tune and starts scratching very loudly and wakes everyone up—especially the player. </text:span><text:span text:style-name="T187">Some rooms are also guarded by alarms. If you trip the wire, an alarm sounds.</text:span></text:p>
      <text:p text:style-name="P10"><text:span text:style-name="T186"><text:tab/></text:span><text:span text:style-name="T187">Puzzles could include auditory cues; you must remember sounds, or connect sounds to certain buttons.</text:span></text:p>
      <text:p text:style-name="P24"><text:span text:style-name="T161"><text:tab/></text:span><text:span text:style-name="T159">Once you find find the safe and unlock it, you hear a growl. It's the boss: Sweet Kitty. Sweet kitty was sweet, until it ate a demon crystal. Now it is super powerful and aggressive. Sweet Kitty, however, likes music, and her defense and attack power changes with the music. When you defeat her, she coughs up the crystal in a </text:span><text:span text:style-name="T162">fur ball.</text:span><text:span text:style-name="T159"> </text:span></text:p>
      <text:p text:style-name="P57"/>
      <text:h text:style-name="P134" text:outline-level="1"><text:bookmark-start text:name="__RefHeading__2726_781025787"/>Crystal Cult <text:span text:style-name="T278">Hideout</text:span><text:bookmark-end text:name="__RefHeading__2726_781025787"/></text:h>
      <text:p text:style-name="P5">Structures: <text:span text:style-name="T27">Pagan-style altars, large </text:span><text:span text:style-name="T45">stone </text:span><text:span text:style-name="T75">monuments (like Stonehenge)</text:span></text:p>
      <text:p text:style-name="P43">Visuals: <text:span text:style-name="T27">cavern filled with lakes, streams, and man-made structures, a “water palace” kind of </text:span><text:span text:style-name="T86">feel</text:span><text:span text:style-name="T27">, </text:span><text:span text:style-name="T71">crystals sticking out from the ground</text:span></text:p>
      <text:p text:style-name="P5">Where: <text:span text:style-name="T27">east, near the demon shard cult</text:span></text:p>
      <text:p text:style-name="P5">Why/<text:span text:style-name="T254">when</text:span>: <text:span text:style-name="T27">to retrieve the shards left behind by the crystal cult/fight off the remaining cult members</text:span></text:p>
      <text:p text:style-name="P5">Monsters: <text:span text:style-name="T27">water </text:span><text:span text:style-name="T113">elementals</text:span><text:span text:style-name="T27">, cultists</text:span></text:p>
      <text:p text:style-name="P14">Goals: <text:span text:style-name="T58">retrieve key shards</text:span><text:span text:style-name="T27"> to the shard/treasure hoard at the cult-center</text:span></text:p>
      <text:p text:style-name="P15"/>
      <text:p text:style-name="P15"><text:span text:style-name="T275">Lore: </text:span><text:span text:style-name="T59">A cavern in the mountains surrounded by streams and bodies of water. The only way to enter is through the front, as the rest is covered in deep water. Inside, it is very bright, as it is not a proper “cave.” It has been transformed into a small palace </text:span><text:span text:style-name="T96">by the cultists. Many treasure hunters have tried to explore the cave, but without success. There are numerous puzzles and traps set by the cultists that seem impossible. There are huge boulders set on </text:span><text:span text:style-name="T97">white </text:span><text:span text:style-name="T96">pedestals, as well as many inexplicably laying around the supposed “palace.” There are massive cliffs, high walls, and other blockers </text:span><text:span text:style-name="T97">right in the middle of a room.</text:span></text:p>
      <text:p text:style-name="P88"><text:tab/>The palace itself is pearly white and blue, with columns, statues and bookcases. There are ample pools of water, both in beautiful, constructed basins, and naturally occurring streams that run throughout the palace. Statues line the basins, pouring out water; the columns, as well, carry water. In the library and bookcases, are many papers and even instructions for strange cult apparatuses. In the dungeon lives many water-elementals, and the occasional disgruntled cultists.</text:p>
      <text:p text:style-name="P89"/>
      <text:p text:style-name="P40"><text:span text:style-name="T277">Original Theme, conduits</text:span><text:span text:style-name="T79">: </text:span><text:span text:style-name="T24">water, </text:span><text:span text:style-name="T95">bubble</text:span></text:p>
      <text:p text:style-name="P40"><text:span text:style-name="T95"><text:tab/></text:span><text:span text:style-name="T144">(Here is roughly way too many ideas for the conduit)</text:span></text:p>
      <text:p text:style-name="P41"><text:span text:style-name="T97"><text:tab/></text:span><text:span text:style-name="T103">1) </text:span><text:span text:style-name="T290">Oxygen bubble that allows you to breathe underwater for a certain amount of time</text:span><text:span text:style-name="T103">. </text:span><text:span text:style-name="T99">Much of the dungeon is actually covered in water. </text:span><text:span text:style-name="T125">T</text:span><text:span text:style-name="T99">here are </text:span><text:span text:style-name="T125">many </text:span><text:span text:style-name="T99">statues that stick out of the water, </text:span><text:span text:style-name="T100">sometimes on a small plot of land</text:span><text:span text:style-name="T99">, </text:span><text:span text:style-name="T104">that act</text:span><text:span text:style-name="T99"> like buoys. You are able to stop here and rest, recharging your oxygen. <text:s/></text:span><text:span text:style-name="T97">Between levels (floors), </text:span><text:span text:style-name="T99">a </text:span><text:span text:style-name="T151">very</text:span><text:span text:style-name="T99"> strong </text:span><text:span text:style-name="T97">current sweeps you along at a rapid pace and you must maneuver around rocks and walls, </text:span><text:span text:style-name="T104">like a roller coaster.</text:span></text:p>
      <text:p text:style-name="P41"><text:span text:style-name="T97"><text:tab/></text:span><text:span text:style-name="T98">Your air bubble is also time-sensitive. Unfortunately, many of the streams are also blocked by a metal grate, stopping you from passing through. You must solve the given puzzle to the gates before the time runs out.</text:span></text:p>
      <text:p text:style-name="P106"/>
      <text:p text:style-name="P116"><text:span text:style-name="T129"><text:tab/>2) </text:span><text:span text:style-name="T292">Bubble Stream.</text:span><text:span text:style-name="T129"> </text:span><text:span text:style-name="T124">The hammer turns into a bubble bazooka, that creates a slew of powerful bubbles</text:span><text:span text:style-name="T100">. </text:span><text:span text:style-name="T103">The bubbles </text:span><text:span text:style-name="T291">create a bridge </text:span><text:span text:style-name="T103">(pulling your forward simultaneously. </text:span><text:span text:style-name="T105">Meaning,</text:span><text:span text:style-name="T103"> </text:span><text:span text:style-name="T105">as the bridge goes forward, you go forward. </text:span><text:span text:style-name="T124">It's more active and fast</text:span><text:span text:style-name="T103">). </text:span><text:span text:style-name="T100">You </text:span><text:span text:style-name="T103">can</text:span><text:span text:style-name="T100"> effectively fly over short distances, but you must be careful to aim and time everything perfectly, or Rolan will </text:span><text:span text:style-name="T103">fall</text:span><text:span text:style-name="T100"> into the water and drown. </text:span><text:span text:style-name="T107">The buoys you land on in these levels are very small, and very weak</text:span><text:span text:style-name="T100">;</text:span><text:span text:style-name="T107"> after 2 seconds, </text:span><text:span text:style-name="T108">they will sink</text:span><text:span text:style-name="T107">, drowning you. </text:span><text:span text:style-name="T101">This </text:span><text:span text:style-name="T105">allows for</text:span><text:span text:style-name="T101"> a lot of action and movement, </text:span><text:span text:style-name="T106">as</text:span><text:span text:style-name="T102"> the “puzzle” is more about physical timing than stopping and thinking </text:span><text:span text:style-name="T109">(</text:span><text:span text:style-name="T130">more like a</text:span><text:span text:style-name="T109"> Mario game)</text:span><text:span text:style-name="T102">. </text:span><text:span text:style-name="T107">The buoys do, however, pop back up after a </text:span><text:span text:style-name="T111">time</text:span><text:span text:style-name="T107">, </text:span><text:span text:style-name="T110">allowing you to go backward.</text:span></text:p>
      <text:p text:style-name="P112"/>
      <text:p text:style-name="P116"><text:span text:style-name="T131"><text:tab/>3)</text:span><text:span text:style-name="T293"> Bubble wall</text:span><text:span text:style-name="T132">: bubbles can be used to </text:span><text:span text:style-name="T294">seal up holes, or doors</text:span><text:span text:style-name="T132">. These bubbles retain flexible bubble properties, m</text:span><text:span text:style-name="T124">aking them</text:span><text:span text:style-name="T133"> bouncy</text:span><text:span text:style-name="T132">. </text:span><text:span text:style-name="T134">This allows for a “</text:span><text:span text:style-name="T295">pinball</text:span><text:span text:style-name="T134">” style game. The room </text:span><text:span text:style-name="T124">is</text:span><text:span text:style-name="T134"> filled with walls </text:span><text:span text:style-name="T124">and obstacles. However</text:span><text:span text:style-name="T134">, </text:span><text:span text:style-name="T124">there are</text:span><text:span text:style-name="T134"> many open holes </text:span><text:span text:style-name="T124">or doorways</text:span><text:span text:style-name="T134"> in these walls. You must fill in certain holes with bubbles to make them bouncy (or simply solid, if </text:span><text:span text:style-name="T124">bouncy</text:span><text:span text:style-name="T134"> is too difficult). You must then bounce a ball, </text:span><text:span text:style-name="T133">roll a boulder</text:span><text:span text:style-name="T134"> into the objective to unlock a door. </text:span><text:span text:style-name="T124">This could also reflect light. </text:span><text:soft-page-break/><text:span text:style-name="T133">Boulders could be rolled to form a bridge over a long cliff.</text:span><text:span text:style-name="T134"> If you wanted to be silly, you could use this to gather fish </text:span><text:span text:style-name="T133">in a basket</text:span></text:p>
      <text:p text:style-name="P116"><text:span text:style-name="T133"><text:tab/>The basket is linked to something that needs leverage. When the fish weigh enough the object on the opposite tilts up, </text:span><text:span text:style-name="T124">creating a chain reaction that opens a door, or moves a boulder.</text:span></text:p>
      <text:p text:style-name="P113"/>
      <text:p text:style-name="P116"><text:span text:style-name="T134"><text:tab/></text:span><text:span text:style-name="T131">4)</text:span><text:span text:style-name="T293"> Fish (or rock) toss</text:span><text:span text:style-name="T131">:</text:span><text:span text:style-name="T134"> When you toss the </text:span><text:span text:style-name="T124">fish/rock</text:span><text:span text:style-name="T134"> at the bubble wall, the wall bounces and acts like a canon. You can fire items long distance against an enemy, or break down </text:span><text:span text:style-name="T126">walls. </text:span><text:span text:style-name="T131">The force could also vary. You have to “wind up,” and have a whole “angry birds” scenario. You have to aim carefully.</text:span></text:p>
      <text:p text:style-name="P117"><text:span text:style-name="T131"><text:tab/><text:tab/></text:span><text:span text:style-name="T124">The fish could be readily available, or the hammer could turn into a fishing rod. You could also simply catch jumping fish in these areas.</text:span></text:p>
      <text:p text:style-name="P114"/>
      <text:p text:style-name="P116"><text:span text:style-name="T126"><text:tab/></text:span><text:span text:style-name="T124">5</text:span><text:span text:style-name="T127">) Active bubble uses: The bubble could also be used as a defensive shield. </text:span><text:span text:style-name="T128">Simply by pressing the hammer button, the shield activates. It must be put away before attacking with weapons or magic. </text:span><text:span text:style-name="T124">Bubble stream could also be made usable in battle, meaning the player can move very quickly (though for a limited time).</text:span></text:p>
      <text:p text:style-name="P40"/>
      <text:h text:style-name="P133" text:outline-level="1"/>
      <text:h text:style-name="P134" text:outline-level="1"><text:bookmark-start text:name="__RefHeading__2706_781025787"/>Northern Passage<text:bookmark-end text:name="__RefHeading__2706_781025787"/></text:h>
      <text:p text:style-name="P5">Where: <text:span text:style-name="T12">In the North, beyond the city</text:span></text:p>
      <text:p text:style-name="P5">Monsters: <text:span text:style-name="T12">ice-element animals</text:span></text:p>
      <text:p text:style-name="P14">Goals: <text:span text:style-name="T142">rescue Eldvard</text:span></text:p>
      <text:p text:style-name="P53">Visuals:<text:span text:style-name="T48"> glaciers/icey terrain, </text:span><text:span text:style-name="T1">ice lakes, ice walls, snow covered trees, </text:span><text:span text:style-name="T16">a </text:span><text:span text:style-name="T35">combination of </text:span><text:span text:style-name="T48">glacier</text:span><text:span text:style-name="T35"> and solid earth </text:span><text:span text:style-name="T84">(dirt)</text:span></text:p>
      <text:p text:style-name="P53"/>
      <text:p text:style-name="P32">Lore: <text:span text:style-name="T90">The people of the North are very proud of their strength and ancestry; however, they've let go of a lot in recent centuries. Before the coming of the monolith, it was ritual to visit the Ancestral Wall—</text:span><text:span text:style-name="T4">a stone structure to honor their ancestors</text:span><text:span text:style-name="T90">. A lot of powerful energy and relics </text:span><text:span text:style-name="T4">from the tribe's past </text:span><text:span text:style-name="T90">are stored </text:span><text:span text:style-name="T4">here</text:span><text:span text:style-name="T90">. </text:span></text:p>
      <text:p text:style-name="P47"><text:span text:style-name="T112"><text:tab/></text:span><text:span text:style-name="T12">The entrance is a large opening in the side of a glacier, and the path is a tunnel through the glaciers. Inside, it is cold, dark, and covered in snow. You must avoid natural disasters (wild animals, falling ice) to get through. There are floors coated with ice, making it hard to properly maneuver and battle. If you use your hammer on the ground, you can trigger ice to fall. This ice can injure both monsters and yourself. You have to figure out the pattern (perhaps, marks on the floor) to see where they will land.</text:span></text:p>
      <text:p text:style-name="P98"/>
      <text:p text:style-name="P15">Details: </text:p>
      <text:p text:style-name="P77"><text:tab/>You<text:span text:style-name="T281">r hammer shoots a stream of fire (or can literally become a flamethrower?!!).</text:span> <text:span text:style-name="T281">This melts ice walls, and frozen doors. A key</text:span> <text:span text:style-name="T281">(or item) stuck in a frozen lake can also be retrieved by melting the ice. <text:s/>However, if you use the fire for too long, Rolan is burned. </text:span></text:p>
      <text:p text:style-name="P77"><text:tab/><text:span text:style-name="T282">Marks on the ground indicate that the above ceiling has stalactites. If Rolan aims the fire upward, while standing around the markings, the stalactites will fall. However, if he is standing immediately on the markings, the stalactites can also injure him when they fall.</text:span></text:p>
      <text:p text:style-name="P79"><text:span text:style-name="T281"><text:tab/></text:span>The final area has a large (unmeltable) ice wall with scribbles on it. <text:span text:style-name="T270">This is the Ancestral Wall, so it is a semi-holy place.</text:span> </text:p>
      <text:p text:style-name="P108"><text:tab/>When you are out with Eldvard, hunting, you are chased by wild animals. Eldvard slips and falls into the cavern and is immediately carried off by an enemy or knocked out. Rolan must go down and find him. Eldvard is at the end of the dungeon and he shares his people's history, briefly, when you find the ancestral wall.</text:p>
      <text:p text:style-name="P92"/>
      <text:p text:style-name="P99"/>
      <text:p text:style-name="P49"/>
      <text:h text:style-name="P134" text:outline-level="1"><text:bookmark-start text:name="__RefHeading__2708_781025787"/>Amnesiac's Forge <text:bookmark-end text:name="__RefHeading__2708_781025787"/></text:h>
      <text:p text:style-name="P46"><text:tab/></text:p>
      <text:p text:style-name="P90"><text:span text:style-name="T257">Visuals: </text:span>dark cave, <text:span text:style-name="T272">with </text:span>magma pits and streams, dark volcanic rock, <text:span text:style-name="T265">blacks and reds, mining tools, old campsite, old forge</text:span></text:p>
      <text:p text:style-name="P90"><text:span text:style-name="T256">theme, </text:span><text:span text:style-name="T258">conduits</text:span>: fire, <text:span text:style-name="T263">water</text:span></text:p>
      <text:p text:style-name="P52">why/when: <text:span text:style-name="T1">find </text:span><text:span text:style-name="T77">the amnesiac's crystal </text:span><text:span text:style-name="T145">shield</text:span><text:span text:style-name="T77"> blueprints</text:span></text:p>
      <text:p text:style-name="P5">Structures: <text:span text:style-name="T28">hut, forge, big light structures (torches brought together to light up the room)</text:span></text:p>
      <text:p text:style-name="P5">Monsters: <text:span text:style-name="T19">fire-elementals, underground enemies, </text:span><text:span text:style-name="T62">bats</text:span></text:p>
      <text:p text:style-name="P14">Goals: <text:span text:style-name="T73">retrieve the key (or key shards) to open the treasure room, </text:span><text:span text:style-name="T75">retrieve Amnesiac's blueprints</text:span></text:p>
      <text:p text:style-name="P100"><text:tab/></text:p>
      <text:p text:style-name="P62">Lore: <text:span text:style-name="T158">The cave in the </text:span><text:span text:style-name="T182">north </text:span><text:span text:style-name="T158">is home to many jewels, raw materials and crystals. </text:span><text:span text:style-name="T182">Once you step inside, the orange-red stone walls tell you this cave is special.</text:span><text:span text:style-name="T158"> In his youth, the amnesiac smith had come here looking for new materials—something special to make his equipment special. He, along with a handful of other treasure hunters </text:span><text:span text:style-name="T183">and smiths</text:span><text:span text:style-name="T158">, stumbled across this cave and immediately found it was special. </text:span><text:span text:style-name="T183">When they saw the free-flowing magma, they knew they could also find one-of-a-kind stones and gems</text:span><text:span text:style-name="T158">. </text:span></text:p>
      <text:p text:style-name="P18"><text:span text:style-name="T188"><text:tab/>Eventually the amnesia</text:span><text:span text:style-name="T184">c</text:span><text:span text:style-name="T188"> ceased to come here because it was too dangerous. He had always heard about terrifying monsters that leave deep in caves, but he had only seen bats and normal animals—until </text:span><text:span text:style-name="T153">that</text:span><text:span text:style-name="T188"> day. He was alone, and something jumped out of the magma; he ran and never came back. </text:span><text:span text:style-name="T167">The cave still exists, and even retains past signs of life. The amnesiac and his friends left </text:span><text:span text:style-name="T184">behind</text:span><text:span text:style-name="T167"> tents, item</text:span><text:span text:style-name="T184">s</text:span><text:span text:style-name="T167">, and work stations when they fled. </text:span><text:span text:style-name="T184">The occasional treasure hunter still visits, but doesn't get very far. On top the dangerous magma, as well as fire-elemental and deep-cave creatures, there are a number of puzzling impasses. Years of rock slides mean passageways are often blocked.</text:span></text:p>
      <text:p text:style-name="P18"/>
      <text:p text:style-name="P18"><text:span text:style-name="T283">Details: </text:span><text:span text:style-name="T114">The hammer creates a powerful stream of water. </text:span><text:span text:style-name="T73">If you use </text:span><text:span text:style-name="T114">this stream</text:span><text:span text:style-name="T73"> on a magma square </text:span><text:span text:style-name="T114">for a long time</text:span><text:span text:style-name="T73">, </text:span><text:span text:style-name="T114">it compresses and turns into</text:span><text:span text:style-name="T73"> volcanic rock. </text:span><text:span text:style-name="T114">These rocks act as keys to open locked doors. They also create small counterweights. You must lay them on certain weight-sensitive blocks to turn off traps. </text:span></text:p>
      <text:p text:style-name="P17"><text:span text:style-name="T114"><text:tab/>You</text:span><text:span text:style-name="T113"> c</text:span><text:span text:style-name="T114">an</text:span><text:span text:style-name="T74"> also </text:span><text:span text:style-name="T114">create a lighter </text:span><text:span text:style-name="T74">spray </text:span><text:span text:style-name="T114">of water. Spraying magma with water creates steam. The hammer then turns into a jar, and he bottles the steam</text:span><text:span text:style-name="T74">. </text:span><text:span text:style-name="T114">When opened, the air shoots out very quickly, <text:s/>propelling any enemies in the steam's path. We also discussed having a “rag doll” effect, where an enemy is overwhelmed with hot steam: the moment when the hammer changes into a jar to collect steam can be overridden (by tapping the hammer button </text:span><text:span text:style-name="T146">repeatedly</text:span><text:span text:style-name="T114">?) and he will simply continue to make steam, </text:span><text:span text:style-name="T146">damaging any enemies it touches.</text:span></text:p>
      <text:p text:style-name="P15"><text:span text:style-name="T74"><text:tab/></text:span><text:span text:style-name="T76">The final boss </text:span><text:span text:style-name="T79">dungeon is lined with magma basins, as well as magma pits on the floor. </text:span></text:p>
      <text:p text:style-name="P91"/>
      <text:p text:style-name="P109"/>
      <text:h text:style-name="P134" text:outline-level="1"><text:bookmark-start text:name="__RefHeading__2710_781025787"/>Poison Well Dungeon:<text:bookmark-end text:name="__RefHeading__2710_781025787"/></text:h>
      <text:p text:style-name="P25"><text:s/><text:span text:style-name="T4">Near the air temple, an alchemist in the not-so-distant-past secluded himself in a cave. In seclusion, he performed many experiments, went mad, and probably died </text:span><text:span text:style-name="T48">(or maybe not??)</text:span><text:span text:style-name="T4">. People avoid this area, and kids tell stories about it.</text:span></text:p>
      <text:p text:style-name="P26"/>
      <text:p text:style-name="P27"><text:span text:style-name="T286">Visuals</text:span><text:span text:style-name="T66">:</text:span><text:span text:style-name="T6"> </text:span><text:span text:style-name="T83">G</text:span><text:span text:style-name="T18">rey cave, stones, </text:span><text:span text:style-name="T67">jades, brass, jewel-colors, </text:span><text:span text:style-name="T63">shiny things.</text:span><text:span text:style-name="T2"> </text:span><text:span text:style-name="T83">C</text:span><text:span text:style-name="T2">locks, </text:span><text:span text:style-name="T83">alchemist tools, tables, and sacks of potion ingredients.</text:span></text:p>
      <text:p text:style-name="P81"><text:span text:style-name="T256">Location</text:span>: In/near Light Temple</text:p>
      <text:p text:style-name="P83"><text:span text:style-name="T256">Effects/themes: </text:span>Status effects and mind fucks</text:p>
      <text:p text:style-name="P84"><text:span text:style-name="T256">Monsters</text:span>: bats, books, <text:span text:style-name="T269">Alchemist (boss)</text:span></text:p>
      <text:p text:style-name="P81"/>
      <text:p text:style-name="P33">Lore: <text:span text:style-name="T1">The air temple area is known for its pseudo-science enthusiasts. However, this particular alchemist, Saoh Rhok, was infamous. Despite having a house, he would disappear into the nearby caves to practice his alchemy—he was paranoid that his secrets would be found out. He spent more and more time hidden away in these caves until, one day, he didn't return. Children and the elderly and certain he is still in there somewhere, studying and experimenting. Once in a while, smoke comes out of the cave, but no one dares to investigate.</text:span></text:p>
      <text:p text:style-name="P103"><text:tab/>Inside, it looks like a hoarder's dream. The cave is filled with sacks, ingredients, tables and tools. Worst of all, the alchemist, ever paranoid, arranged a slew of traps to stop any intruders. For a normal human, they are impassible. </text:p>
      <text:p text:style-name="P82"/>
      <text:p text:style-name="P82"><text:span text:style-name="T256">Details</text:span>:</text:p>
      <text:p text:style-name="P30"><text:span text:style-name="T5"><text:tab/></text:span><text:span text:style-name="T64">As you read open books, you collect potion </text:span><text:span text:style-name="T116">recipes</text:span><text:span text:style-name="T64">: shrink, grow, fly, and sprint. </text:span><text:span text:style-name="T149">Fly</text:span><text:span text:style-name="T64"> can take you back upstairs to previous levels </text:span><text:span text:style-name="T91">(</text:span><text:span text:style-name="T116">you go down by sliding down firefighter-style poles and cannot climb back up</text:span><text:span text:style-name="T91">). </text:span><text:span text:style-name="T150">Shrink</text:span><text:span text:style-name="T91"> allows you to fit through small mouse holes and continue between rooms. </text:span><text:span text:style-name="T150">Grow</text:span><text:span text:style-name="T91"> allows you step over large obstacles. And </text:span><text:span text:style-name="T150">Sprint</text:span><text:span text:style-name="T91"> allows you to get through fast time-puzzles, </text:span><text:span text:style-name="T116">or a “spiked walls of doom” that close in on each other kind of scenario</text:span><text:span text:style-name="T91">.</text:span><text:span text:style-name="T5"> </text:span><text:span text:style-name="T92">To mix a potion, you need to stand at the Alchemist Table </text:span><text:span text:style-name="T82">and select the potion recipe. </text:span><text:span text:style-name="T117">You can also experiment with potions without the recipe to get non-essential potions: increased attack, zero attack, eat enemies (Kirby style), transform (into </text:span><text:span text:style-name="T135">another character or animal</text:span><text:span text:style-name="T117">), walk through walls, invisibility.</text:span></text:p>
      <text:p text:style-name="P30"><text:span text:style-name="T5"><text:tab/></text:span><text:span text:style-name="T65">At the end of the dungeon, you find a large, open room. In the middle is the Alchemist, frozen like a statue. If you try to talk to him, he wakes up and attacks.</text:span></text:p>
      <text:p text:style-name="P31"/>
      <text:p text:style-name="P102"/>
      <text:h text:style-name="P134" text:outline-level="1"><text:bookmark-start text:name="__RefHeading__2712_781025787"/>Malekev's Lair<text:bookmark-end text:name="__RefHeading__2712_781025787"/></text:h>
      <text:p text:style-name="P2">Structures: <text:span text:style-name="T26">great outer wall, central castle, throne room, </text:span><text:span text:style-name="T36">grand staircase</text:span></text:p>
      <text:p text:style-name="P34">Visuals:<text:span text:style-name="T1"> large layered fortress, matte, coal black textures mixed with solid Earth, wood</text:span></text:p>
      <text:p text:style-name="P2">Where: <text:span text:style-name="T12">In </text:span><text:span text:style-name="T13">the west, under the castle</text:span></text:p>
      <text:p text:style-name="P2">Why/<text:span text:style-name="T254">when</text:span>: <text:span text:style-name="T12">to </text:span><text:span text:style-name="T13">find and kill Malekev</text:span></text:p>
      <text:p text:style-name="P2">Monsters: <text:span text:style-name="T60">beasts, Stone warriors, </text:span><text:span text:style-name="T68">Malekev (boss)</text:span></text:p>
      <text:p text:style-name="P2"><text:span text:style-name="T68"><text:tab/></text:span><text:span text:style-name="T299">There are “sirens” in the original story, so Malekev's pets that you must fight could be various sirens</text:span></text:p>
      <text:p text:style-name="P129"/>
      <text:p text:style-name="P11">Goals: <text:span text:style-name="T48">pass the pets, defeat Malekev</text:span></text:p>
      <text:p text:style-name="P35">Theme, conduit: <text:span text:style-name="T59">runes, your hammer collects the information from found runes. Once you have found them all, it is able to translate. The runes give you hints on how to defeat the boss (in what order to attack what, etc.), </text:span><text:span text:style-name="T117">and</text:span><text:span text:style-name="T59"> how to arrange </text:span><text:span text:style-name="T117">puzzles</text:span><text:span text:style-name="T59">.</text:span></text:p>
      <text:p text:style-name="P85"/>
      <text:p text:style-name="P11"><text:span text:style-name="T273">Lore</text:span>: </text:p>
      <text:p text:style-name="P80"><text:tab/><text:span text:style-name="T244">Malekev had a lot of time to prepare his safe house. Constructed with the help of his judges, it is a</text:span><text:span text:style-name="T238"> </text:span><text:span text:style-name="T244">huge</text:span><text:span text:style-name="T238"> charcoal black </text:span><text:span text:style-name="T244">fortress</text:span><text:span text:style-name="T238"> with a thick outer wall. It stands in the middle of a grassy area, perched next to a mountain. </text:span><text:span text:style-name="T245">Behind a layer of thick trees, and blending in with the mountains, it is hard to notice</text:span><text:span text:style-name="T244">.</text:span><text:span text:style-name="T238"> The outside of the fortress itself is </text:span><text:span text:style-name="T245">comprised of sharp</text:span><text:span text:style-name="T238"> edges, </text:span><text:span text:style-name="T245">shapes </text:span><text:span text:style-name="T238">and materials, </text:span><text:span text:style-name="T245">as though constructed with magic</text:span><text:span text:style-name="T238"> </text:span><text:span text:style-name="T246">[</text:span><text:span text:style-name="T247">see Dol Guldur, it was the starting point of reference for this fortress</text:span><text:span text:style-name="T238">.</text:span><text:span text:style-name="T246">] </text:span><text:span text:style-name="T248">It is unknown how old the fortress is, as it was built in secret. It is likely several hundred years old. </text:span></text:p>
      <text:p text:style-name="P64"><text:span text:style-name="T192"><text:tab/></text:span><text:span text:style-name="T190">The interior is also a relentless coal </text:span><text:span text:style-name="T192">color, mixed with wood planks and </text:span><text:span text:style-name="T195">metal reinforcements</text:span><text:span text:style-name="T192">.</text:span><text:span text:style-name="T190"> </text:span><text:span text:style-name="T191">T</text:span><text:span text:style-name="T190">rees grow straight through </text:span><text:span text:style-name="T189">the ground and intertwine with the structure itself</text:span><text:span text:style-name="T190">. </text:span><text:span text:style-name="T191">The floor is dirt with patches of grass.</text:span><text:span text:style-name="T190"> Large black crystals jut from the ground. </text:span><text:span text:style-name="T195">With all of these different textures, it is both obvious that the fortress is old and overgrown, </text:span><text:span text:style-name="T193">and</text:span><text:span text:style-name="T195"> also otherworldly. No living king would ever live in such a dirty and unconventional castle. </text:span><text:span text:style-name="T190">There are many banners of the western kingdom hanging on the walls. The room is lit by torches that glow an eerie white color (or green, green is always evil). </text:span><text:span text:style-name="T191">A grand staircase runs up the middle of the castle—though it stops on each floor, requiring you to walk around to the other side. </text:span><text:span text:style-name="T196">Across from the grand staircase, on each level, stands a large statue. These are</text:span><text:span text:style-name="T197"> Malekev's “pets,” </text:span><text:span text:style-name="T192">guard animals</text:span><text:span text:style-name="T197"> specifically designed to keep him safe. </text:span><text:span text:style-name="T194">As an extra precaution, Malekev </text:span><text:span text:style-name="T195">is also capable of</text:span><text:span text:style-name="T194"> possess</text:span><text:span text:style-name="T195">ing</text:span><text:span text:style-name="T194"> the fortress to examine who is inside. He does this with ease, and can see anyone who is walking in the open.</text:span></text:p>
      <text:p text:style-name="P50"/>
      <text:p text:style-name="P51"><text:span text:style-name="T296">Details</text:span>: </text:p>
      <text:p text:style-name="P120"><text:tab/><text:span text:style-name="T284">There are runes scattered around each level. There are two types, and they are visually differentiable (one is blue, while one is gold, etc.). </text:span></text:p>
      <text:p text:style-name="P120"><text:span text:style-name="T284"><text:tab/>The first set helps Rolan open doors and progress through the dungeon. Each level has its own system/code. The hammer turns into a sort of computer, and absorbs the information in each rune. After examining, the hammer computer generates a legend to read the rune, </text:span>where one symbol stands in for a letter. <text:span text:style-name="T284">When translated, the code tells you the location of a secret switch, or the order to place objects in to open a door.</text:span></text:p>
      <text:p text:style-name="P119"><text:tab/><text:span text:style-name="T285">The second set contains actions that will be handy: pick lock, break free from enemy, special attack, sneak, climb over wall, etc.</text:span></text:p>
      <text:p text:style-name="P121">For example, <text:span text:style-name="T296">some</text:span> enemies <text:span text:style-name="T296">can</text:span> grab you as an attack. To escape you must press AA B A. This could also be used or built on against the final fight with Malekev.</text:p>
      <text:p text:style-name="P118"/>
      <text:h text:style-name="Heading_20_1" text:outline-level="1"><text:bookmark-start text:name="__RefHeading__2714_781025787"/>The Thieves Prison<text:bookmark-end text:name="__RefHeading__2714_781025787"/></text:h>
      <text:p text:style-name="P3">Structures: <text:span text:style-name="T49">prison cells, </text:span><text:span text:style-name="T70">wooden</text:span><text:span text:style-name="T49"> </text:span><text:span text:style-name="T52">ladders, ropes, </text:span><text:span text:style-name="T69">white</text:span><text:span text:style-name="T52"> </text:span><text:span text:style-name="T53">tents (to keep out the sun)</text:span></text:p>
      <text:p text:style-name="P37">Visuals: <text:span text:style-name="T51">desert</text:span><text:span text:style-name="T1">, </text:span><text:span text:style-name="T69">sand, </text:span><text:span text:style-name="T84">bright</text:span><text:span text:style-name="T1"> rather than a “cave,” it is a </text:span><text:span text:style-name="T52">canyon</text:span><text:span text:style-name="T1">, so it is open to the sun</text:span><text:span text:style-name="T51">.</text:span></text:p>
      <text:p text:style-name="P3">Where: <text:span text:style-name="T49">anywhere</text:span></text:p>
      <text:p text:style-name="P3">Why/<text:span text:style-name="T254">when</text:span>: <text:span text:style-name="T12">to</text:span><text:span text:style-name="T13"> </text:span><text:span text:style-name="T17">free the prisoners, </text:span><text:span text:style-name="T50">second half</text:span></text:p>
      <text:p text:style-name="P3">Monsters: <text:span text:style-name="T62">thieves, mirages, snakes, </text:span><text:span text:style-name="T68">Sheppard the thief (boss)</text:span></text:p>
      <text:p text:style-name="P12">Goals: <text:span text:style-name="T39">free all prisoners</text:span></text:p>
      <text:p text:style-name="P38"><text:span text:style-name="T266">Theme, conduits</text:span><text:span text:style-name="T39">: </text:span><text:span text:style-name="T93">stealth</text:span><text:span text:style-name="T38">, </text:span><text:span text:style-name="T118">traps and explosives</text:span></text:p>
      <text:p text:style-name="P63"/>
      <text:p text:style-name="P63">Lore: <text:span text:style-name="T238"><text:s/></text:span><text:span text:style-name="T158">For years, thieves have gathered at the bottom of this desert canyon. It is very sunny, </text:span><text:span text:style-name="T193">and deadly hot without the proper precautions. For this reason,</text:span><text:span text:style-name="T158"> white tents are set up </text:span><text:span text:style-name="T193">for protection</text:span><text:span text:style-name="T158">. </text:span><text:span text:style-name="T193">However, for the prisoners, there are only cells</text:span><text:span text:style-name="T158">. Thieves who owe debts, double-cross, or simply </text:span><text:span text:style-name="T193">anger</text:span><text:span text:style-name="T158"> th</text:span><text:span text:style-name="T193">ose</text:span><text:span text:style-name="T158"> in charge, end up in cells. On occasion, some poor kid falls in with the wrong crowd and ends up </text:span><text:span text:style-name="T147">here, </text:span><text:span text:style-name="T158">left to rot. The prison is guarded by thieves, and each cell is locked. At the heart of the prison is the Rally Room, where the thieves meet and plot their devious plans. Recently, a new thief named Sheppard has taken over the group. He is known for enlisting teenagers, and throwing many of his thieves in prison.</text:span></text:p>
      <text:p text:style-name="P63"><text:span text:style-name="T158"><text:tab/></text:span><text:span text:style-name="T193">From the moment you</text:span><text:span text:style-name="T158"> climb down the long ladder into the canyon, </text:span><text:span text:style-name="T193">there are</text:span><text:span text:style-name="T158"> numerous desert animals ready to attack—</text:span><text:span text:style-name="T198">rats, foxes</text:span><text:span text:style-name="T158">. </text:span><text:span text:style-name="T166">The thieves here are very wily and know the canyon well; therefore, it is important to use tact and stealth to infiltrate. </text:span><text:span text:style-name="T198">There are also large, closed off tents for those who live or work in the prison. </text:span><text:span text:style-name="T199">The tents and sleeping bags are hu</text:span><text:span text:style-name="T198">ddled around a small fire pit, </text:span><text:span text:style-name="T200">and</text:span><text:span text:style-name="T198"> usually abandoned during the day. </text:span><text:span text:style-name="T199">Wooden ladders are propped against smooth red walls </text:span><text:span text:style-name="T200">for going from one level to another. There are occasional depressed patches in the ground that creates a small pond.</text:span></text:p>
      <text:p text:style-name="P63"/>
      <text:p text:style-name="P67"><text:span text:style-name="T249">D</text:span><text:span text:style-name="T238">etails: </text:span><text:span text:style-name="T201">The hammer creates ensnaring traps that act like cages. “Cages” are ropes laid on the floor, in the path of a guard. When the guard walks over it, the ropes bind around him. If he sees you, he will attack (and is still able to be trapped). </text:span><text:span text:style-name="T202">Magic traps could also be laid. When they are tripped, they do damage to all enemies standing over it.</text:span></text:p>
      <text:p text:style-name="P110"><text:tab/>The hammer can also create bombs with a 5 second timer. They can also be laid in the path of a guard, or against a locked prison cell to open the door and release prisoners.</text:p>
      <text:p text:style-name="P67"><text:span text:style-name="T201"><text:tab/></text:span><text:span text:style-name="T202">You could also be given the opportunity to poison drinks. </text:span><text:span text:style-name="T203">Guards</text:span><text:span text:style-name="T202"> will have a set path of take a drink, stand up, walk around corner. If you poison drinks, </text:span><text:span text:style-name="T234">the</text:span><text:span text:style-name="T202"> guards pass out.</text:span></text:p>
      <text:h text:style-name="P134" text:outline-level="1"><text:bookmark-start text:name="__RefHeading__2716_781025787"/>College of the Spire Laboratory<text:bookmark-end text:name="__RefHeading__2716_781025787"/></text:h>
      <text:p text:style-name="P36"><text:span text:style-name="T264">Structures: </text:span><text:span text:style-name="T41">changing room (lab coats, etc), mysterious machines with flashing lights, locking automated doors, </text:span><text:span text:style-name="T42">escalators</text:span></text:p>
      <text:p text:style-name="P43">Visuals: <text:span text:style-name="T40">simple </text:span><text:span text:style-name="T54">white or steel</text:span><text:span text:style-name="T40"> walls, large open doors, </text:span><text:span text:style-name="T41">flat, </text:span><text:span text:style-name="T55">sterile</text:span><text:span text:style-name="T41"> </text:span><text:span text:style-name="T55">surfaces</text:span><text:span text:style-name="T41">, </text:span><text:span text:style-name="T40">science equipment </text:span><text:span text:style-name="T54">(</text:span><text:span text:style-name="T40">but not a </text:span><text:span text:style-name="T54">lot)</text:span></text:p>
      <text:p text:style-name="P5">Where: <text:span text:style-name="T57">The Spire</text:span></text:p>
      <text:p text:style-name="P5">Why/<text:span text:style-name="T254">when</text:span>: <text:span text:style-name="T57">2</text:span><text:span text:style-name="T267">nd</text:span><text:span text:style-name="T57"> half, retrieve papers for a professor/retrieve crystal</text:span></text:p>
      <text:p text:style-name="P5">Monsters: <text:span text:style-name="T40">robots/mechanical enemies</text:span></text:p>
      <text:p text:style-name="P14">Goals: <text:span text:style-name="T44">B</text:span><text:span text:style-name="T43">ring papers back to a professor at the college. They give you a reward. </text:span><text:span text:style-name="T44">Defeat the crystal-charged robot.</text:span></text:p>
      <text:p text:style-name="P40">Theme, conduits: <text:span text:style-name="T24">electricity, charge the equipment </text:span><text:span text:style-name="T25">(</text:span><text:span text:style-name="T24">opens doors, </text:span><text:span text:style-name="T56">turn off scanners, </text:span><text:span text:style-name="T94">redirect current</text:span><text:span text:style-name="T24">)</text:span></text:p>
      <text:p text:style-name="P19"><text:span text:style-name="T24"><text:tab/></text:span><text:span text:style-name="T274">Lore: </text:span><text:span text:style-name="T204">The lab</text:span><text:span text:style-name="T205"> is located next to the College of the Spire. </text:span><text:span text:style-name="T206">Many top scientists worked here on secret projects concer</text:span><text:span text:style-name="T207">n</text:span><text:span text:style-name="T206">ing robotics. However, the laboratory has been closed for the past few weeks. The administration has released no official statement, but it seems something got loose and ran amok. </text:span><text:span text:style-name="T208">It is also assumed to still be inside</text:span><text:span text:style-name="T206">. </text:span><text:span text:style-name="T208">The doors are</text:span><text:span text:style-name="T206"> locked, and the key </text:span><text:span text:style-name="T208">belongs to the</text:span><text:span text:style-name="T206"> head of the science department. </text:span><text:span text:style-name="T208">The scientists, themselves,</text:span><text:span text:style-name="T206"> are furious; they were given no time to recover their paperwork, effectively </text:span><text:span text:style-name="T208">wasting</text:span><text:span text:style-name="T206"> years of study.</text:span><text:span text:style-name="T209"> </text:span><text:span text:style-name="T208">If any of them were capable of fighting off wild animals, they would likely have already tried to recover their work.</text:span></text:p>
      <text:p text:style-name="P65"><text:span text:style-name="T209"><text:tab/></text:span><text:span text:style-name="T208">The entrance hall of the laboratory is very professional.</text:span><text:span text:style-name="T181"> </text:span><text:span text:style-name="T208">T</text:span><text:span text:style-name="T181">here is a changing room, </text:span><text:span text:style-name="T208">welcome desk and</text:span><text:span text:style-name="T181"> offices. </text:span><text:span text:style-name="T210">It is very sterile. </text:span><text:span text:style-name="T208">E</text:span><text:span text:style-name="T200">verything is </text:span><text:span text:style-name="T210">white</text:span><text:span text:style-name="T200">, with </text:span><text:span text:style-name="T208">metal</text:span><text:span text:style-name="T200"> surfaces and knobs</text:span><text:span text:style-name="T210">.</text:span><text:span text:style-name="T181"> </text:span><text:span text:style-name="T211">The lab</text:span><text:span text:style-name="T180"> </text:span><text:span text:style-name="T208">has the highest security,</text:span><text:span text:style-name="T180"> complete with motion and heat sensors as well as electric doors. </text:span><text:span text:style-name="T179">Scanners operate by sending out beams on the floor. </text:span><text:span text:style-name="T206">The </text:span><text:span text:style-name="T208">rooms beyond the entrance hall</text:span><text:span text:style-name="T206"> </text:span><text:span text:style-name="T208">all</text:span><text:span text:style-name="T206"> nearly impossible to penetrate </text:span><text:span text:style-name="T208">without setting off alarms and defense systems. However, once inside, the rooms are separated. Some have chemistry equipment, beakers, solutions and work stations. Some have cage for animal test subjects as well as operating tables. In the deeper areas are the secretive robotics studies. </text:span></text:p>
      <text:p text:style-name="P111"/>
      <text:p text:style-name="P68"><text:tab/>Details: <text:span text:style-name="T119">The laboratory is filled with sensors and triggers. Triggering them releases enemies; however, if you see the scanner, you are able to use a stream of electricity from your hammer to deactivate it. This electricity can also be used on locked doors and turned off systems. The electricity travels through the air/along the ground in a straight path. It can also scare animals, sending them running. When they run, they are capable of knocking switches (switches that would, for example, lower a bridge).</text:span></text:p>
      <text:p text:style-name="P68"><text:span text:style-name="T119"><text:tab/></text:span><text:span text:style-name="T135">Rolan is also able to redirect electrical current on a grid, sending it in the direction of an enemy or other goal.</text:span></text:p>
      <text:h text:style-name="P134" text:outline-level="1"><text:bookmark-start text:name="__RefHeading__2718_781025787"/><text:span text:style-name="T279">Lucius's Ca</text:span><text:span text:style-name="T280">stle</text:span><text:bookmark-end text:name="__RefHeading__2718_781025787"/></text:h>
      <text:p text:style-name="P5">Structures/<text:span text:style-name="T255">Important Places</text:span>: <text:span text:style-name="T7">Main building, tower, Dungeon, DL's Room</text:span></text:p>
      <text:p text:style-name="P8">Visuals: <text:span text:style-name="T1">big, regal castle. </text:span><text:span text:style-name="T83">Black, g</text:span><text:span text:style-name="T59">old and </text:span><text:span text:style-name="T89">lapis</text:span><text:span text:style-name="T59"> </text:span><text:span text:style-name="T83">(</text:span><text:span text:style-name="T89">a</text:span><text:span text:style-name="T83"> blue)</text:span><text:span text:style-name="T59">.</text:span><text:span text:style-name="T1"> </text:span><text:span text:style-name="T83">S</text:span><text:span text:style-name="T14">tatue</text:span><text:span text:style-name="T136">s and busts</text:span><text:span text:style-name="T83">,</text:span><text:span text:style-name="T14"> chandeliers, </text:span><text:span text:style-name="T136">a </text:span><text:span text:style-name="T14">grand staircase, </text:span><text:span text:style-name="T136">hidden rooms and secret doors</text:span></text:p>
      <text:p text:style-name="P5">Where: <text:span text:style-name="T7">Lurn</text:span></text:p>
      <text:p text:style-name="P5">Why/<text:span text:style-name="T254">when</text:span>: <text:span text:style-name="T7">To impress Beerstadt and to free Sprout</text:span></text:p>
      <text:p text:style-name="P5">Monsters: <text:span text:style-name="T7">guards, Lulu's giant cerberus-like guard dog </text:span><text:span text:style-name="T68">(boss)</text:span></text:p>
      <text:p text:style-name="P14">Goals: <text:span text:style-name="T7">Avoid guards to get inside. Find secret entrance to dungeon. Free Sprout. Find Lulu's room.</text:span></text:p>
      <text:p text:style-name="P101"/>
      <text:p text:style-name="P69">Lore: <text:span text:style-name="T1">The castle has belonged the Sangria family for many generations. Well-established, old-money, it</text:span><text:span text:style-name="T136">'</text:span><text:span text:style-name="T1">s presence and visage is known to nearly everyone in the eastern kingdom. Few, however, have been inside. The family decided to build their home on a large, stable island to keep intruders away. They have always been known as prudent, though also rather military-minded, people. </text:span><text:span text:style-name="T89">From the shoreline, only the outside of the large castle in readily visible. The long pathway is guarded by soldiers and lit with torches. The grand staircase is a token symbol of the house, as is the lapis blue and gold trim throughout the house.</text:span></text:p>
      <text:p text:style-name="P59"><text:span text:style-name="T177"><text:tab/></text:span><text:span text:style-name="T178">Most commoners assume the castle has the usual rooms—a dining room, large bedrooms, and kitchens, stables. However, there are also two small prisons with hidden entrances. There is also a large basement floor filled with armor, weaponry, and jewels the Sangria family would like to remain a secret. </text:span><text:span text:style-name="T176">Of course, this is why there is a guard standing on nearly every corner of the house. There are even the occasional hidden peep holes, hidden rooms and passages, just in case a member of the Sangria family needs a quick escape.</text:span></text:p>
      <text:p text:style-name="P59"/>
      <text:p text:style-name="P59"><text:span text:style-name="T287">Details:</text:span><text:span text:style-name="T7"> </text:span><text:span text:style-name="T136">The path from land to the castle is lined with bright torches. You must avoid the light by hiding behind bushes, etc., or the guards will catch you and toss you out. </text:span><text:span text:style-name="T46">Inside</text:span><text:span text:style-name="T8">, you must continue to stay out of guards' line of vision, or they will attack. </text:span><text:span text:style-name="T46">When you are able to charge your hammer, you can also “cloak” yourself for a short period of time. </text:span><text:span text:style-name="T119">You will have to complete tasks </text:span><text:span text:style-name="T154">in the middle </text:span><text:span text:style-name="T212">of guards before your cloak runs out of charge.</text:span></text:p>
      <text:p text:style-name="P59"><text:span text:style-name="T46"><text:tab/></text:span><text:span text:style-name="T136">Rooms filled with guards on patrol require Rolan to carefully take each guard out one-by-one from behind. He must wait until the guards that are patrolling are in the appropriate position (ie, not in the line of sight of other guards, and not able to see him). There is a long hallway with hiding spots that are not terribly obvious (behind a tapestry, or </text:span><text:span text:style-name="T137">pretending to be a</text:span><text:span text:style-name="T136"> statue). Rolan must quickly recognize the tell-signs (the little bit of black behind the tapestry that indicates it is a usable item) and hide as guards constantly patrol back and forth.</text:span></text:p>
      <text:p text:style-name="P28"><text:span text:style-name="T8"><text:tab/></text:span><text:span text:style-name="T119">Guarding the dungeon is a cerberus-like dog. </text:span><text:span text:style-name="T9">When he is defeated, you can release Sprout and escape.</text:span></text:p>
      <text:p text:style-name="P87"><text:tab/></text:p>
      <text:p text:style-name="P104"/>
      <text:h text:style-name="P134" text:outline-level="1"><text:bookmark-start text:name="__RefHeading__2720_781025787"/>Grotto of Plenty<text:bookmark-end text:name="__RefHeading__2720_781025787"/></text:h>
      <text:p text:style-name="P46"/>
      <text:p text:style-name="P5">Structures: <text:span text:style-name="T23">abandoned barn(s), abandoned animal fences,</text:span></text:p>
      <text:p text:style-name="P43">Visuals: <text:span text:style-name="T87">1) </text:span><text:span text:style-name="T20">green grass, large trees, forest </text:span><text:span text:style-name="T87">with overgrown pathways 2) overgrown field with barns, and dead crops.</text:span></text:p>
      <text:p text:style-name="P5">Where: </text:p>
      <text:p text:style-name="P5">Why/<text:span text:style-name="T254">when</text:span>: <text:span text:style-name="T21">give the townspeople somewhere to farm; possible dungeon to incite rebellion (by gaining the people's favor).</text:span></text:p>
      <text:p text:style-name="P5">Monsters: <text:span text:style-name="T60">monster </text:span><text:span text:style-name="T22">rats, </text:span><text:span text:style-name="T60">mosquitoes</text:span><text:span text:style-name="T22">, </text:span><text:span text:style-name="T62">plants</text:span></text:p>
      <text:p text:style-name="P14">Goals: <text:span text:style-name="T58">find key to tractor (hidden on Scarecrow/boss) </text:span><text:span text:style-name="T78">to return to the people</text:span></text:p>
      <text:p text:style-name="P40">Theme, conduits<text:span text:style-name="T1">: </text:span><text:span text:style-name="T120">pack animals, convert or contain</text:span></text:p>
      <text:p text:style-name="P97"><text:tab/><text:tab/><text:tab/></text:p>
      <text:p text:style-name="P20"><text:span text:style-name="T276">Lore</text:span>: <text:span text:style-name="T213">Th</text:span><text:span text:style-name="T214">is</text:span><text:span text:style-name="T213"> grotto </text:span><text:span text:style-name="T214">through the in the south</text:span><text:span text:style-name="T213"> leads to a beautiful patch of farmland </text:span><text:span text:style-name="T215">that once flourished </text:span><text:span text:style-name="T214">as public farming property</text:span><text:span text:style-name="T213">. However, </text:span><text:span text:style-name="T215">when the harvest lords took over, they knew it would disrupt their reign. They made it illegal to farm there, and even put up “no trespassing” signs and metal fences</text:span><text:span text:style-name="T213">. The farmland fell into disrepair and is now overrun with animals. </text:span><text:span text:style-name="T216">Coming from a forest, you find an area that suddenly look lush—bright green, big trees. </text:span><text:span text:style-name="T214">A stream runs straight through, and the trees almost eclipse the sun. Further inside is</text:span><text:span text:style-name="T216"> a sign that says “no trespassing.” </text:span><text:span text:style-name="T215">Beyond that, everything is wild. Mosquitos, lions, rats, and even dangerous plants.</text:span></text:p>
      <text:p text:style-name="P20"><text:span text:style-name="T216"><text:tab/></text:span><text:span text:style-name="T207">On the other side of the forest is a huge </text:span><text:span text:style-name="T214">red </text:span><text:span text:style-name="T207">barn and empty farmland. Inside the barn is a possibly-functioning tractor, as well as numerous farming supplies. </text:span><text:span text:style-name="T214">The grass patches have clearly not been cared for. The land is flat and messy with green-brown grass.</text:span></text:p>
      <text:p text:style-name="Text_20_body"/>
      <text:p text:style-name="Text_20_body"><text:bookmark-start text:name="__RefHeading__2754_1448127932"/><text:span text:style-name="T250"><text:s/></text:span><text:span text:style-name="T256">Theme, Conduit: clear animals, convert/contain</text:span><text:bookmark-end text:name="__RefHeading__2754_1448127932"/></text:p>
      <text:p text:style-name="P73"><text:span text:style-name="T220"><text:tab/>The aim is to clear the </text:span><text:span text:style-name="T223">grotto and farm</text:span><text:span text:style-name="T220"> of all animals so it can be used by the villagers. There are two methods: convert, and contain. All animals fall into one of two categories. Those that can be converted </text:span><text:span text:style-name="T223">to friendlies and those that must be contained and removed.</text:span><text:span text:style-name="T220"> </text:span><text:span text:style-name="T221">Your hammer</text:span><text:span text:style-name="T219"> will turn into a flute/instrument to calm </text:span><text:span text:style-name="T223">possible friendlies</text:span><text:span text:style-name="T219"> </text:span><text:span text:style-name="T221">and they will follow you</text:span><text:span text:style-name="T219">. However, the flute has many abilities; it will act to specifically direct the animals. They can form a shield; they can attack; they c</text:span><text:span text:style-name="T221">an</text:span><text:span text:style-name="T219"> “stay,” allowing you to activate floor pressure puzzles. The animals are capable of forming a long line behind you (kind of like follow the leader). The more you have in tow, the stronger your abilities (one friendly </text:span><text:span text:style-name="T222">=</text:span><text:span text:style-name="T219"> +2, two friendlies </text:span><text:span text:style-name="T222">=</text:span><text:span text:style-name="T219">+3). The flute </text:span><text:span text:style-name="T222">can also activate special attacks with the animals. The friendlies can be attacked and will disappear </text:span><text:span text:style-name="T223">when health is 0</text:span><text:span text:style-name="T222">.</text:span></text:p>
      <text:p text:style-name="P70"><text:span text:style-name="T158"><text:tab/>For the </text:span><text:span text:style-name="T224">containable</text:span><text:span text:style-name="T158"> animals: once they are defeated, they will cower. This means, you can turn your hammer into a cage (rather, your hammer creates a cage) and the animals go inside. You must defeat and contain every single enemy in the dungeon that is not convertible; to this end, there should be a counter that would read 12 / 20, etc. </text:span></text:p>
      <text:p text:style-name="P70"><text:span text:style-name="T217"><text:tab/></text:span><text:span text:style-name="T155">To make it more complicated:</text:span><text:span text:style-name="T224"> w</text:span><text:span text:style-name="T217">hile you </text:span><text:span text:style-name="T218">remain</text:span><text:span text:style-name="T217"> in the room, </text:span><text:span text:style-name="T218">other enemies</text:span><text:span text:style-name="T217"> are capable of freeing caged animals simply by touching </text:span><text:span text:style-name="T218">the cage. This means the player must keep an eye on the caged animals while fighting. If possible, the cage can be carried to make it harder for an enemy to touch it</text:span><text:span text:style-name="T217">.</text:span><text:span text:style-name="T158"> Once you leave the room, the captured animal </text:span><text:span text:style-name="T219">disappears</text:span><text:span text:style-name="T158"> (though we explain they are released into the wild in a totally hippie-friendly humane way, of course). </text:span><text:span text:style-name="T217"><text:s/></text:span></text:p>
      <text:h text:style-name="P134" text:outline-level="1"><text:bookmark-start text:name="__RefHeading__2722_781025787"/>The Nightmare Dungeon<text:bookmark-end text:name="__RefHeading__2722_781025787"/></text:h>
      <text:p text:style-name="P5">Structures: <text:span text:style-name="T10">Village, home, lakeside, bedroom, Lulu's Dungeon, Lulu's room, Malekev's lair (Lulu's betrayal), The Sage Spire (related to his mother)</text:span></text:p>
      <text:p text:style-name="P8"><text:span text:style-name="T254">Visuals</text:span><text:span text:style-name="T6">: </text:span><text:span text:style-name="T1">dark/foggy colors. </text:span><text:span text:style-name="T83">White, sterile castle with no windows. Inside – combination of different places and dungeons</text:span></text:p>
      <text:p text:style-name="P5">Where: <text:span text:style-name="T10">between bandits and monolith</text:span></text:p>
      <text:p text:style-name="P5">Why/<text:span text:style-name="T254">when</text:span>: <text:span text:style-name="T10">before he gets to the monolith he starts to lose it, and relapses into his own mind</text:span></text:p>
      <text:p text:style-name="P5">Monsters: <text:span text:style-name="T10">soldiers from his memories, forest beasts, The </text:span><text:span text:style-name="T15">Anger</text:span><text:span text:style-name="T10"> Demon, </text:span><text:span text:style-name="T47">none of which have proper facial features</text:span></text:p>
      <text:p text:style-name="P14">Goals: <text:span text:style-name="T59">Defeat the 4 Memories, and the Anger Demon </text:span><text:span text:style-name="T68">(boss)</text:span></text:p>
      <text:p text:style-name="P54">Theme, conduit: <text:span text:style-name="T1">Breaking physics. 1) switch the room upside down (walk on ceiling). 2) Rotate the level </text:span><text:span text:style-name="T82">3) Stair shifter </text:span></text:p>
      <text:p text:style-name="P60"/>
      <text:p text:style-name="P78"><text:span text:style-name="T259">Lore: </text:span><text:span text:style-name="T240">The Nightmare Dungeon is </text:span><text:span text:style-name="T241">a </text:span><text:span text:style-name="T240">world that few have ever heard of. Only the most knowledgeable historians or well-read monster and mythology enthusiasts </text:span><text:span text:style-name="T241">are aware if the</text:span><text:span text:style-name="T240"> Anger Demons—</text:span><text:span text:style-name="T241">a</text:span><text:span text:style-name="T240"> fiend that feeds on the feelings of troubled individuals. There is no information about the origin of the anger demons, how they find a victim, or even whether they </text:span><text:span text:style-name="T241">really </text:span><text:span text:style-name="T240">exist. </text:span><text:span text:style-name="T242">According to legend, the final goal of the Anger Demon is to fully devour the victim's mind. It is at this point, that the person travels to an internal dungeon. Legend says, the monsters </text:span><text:span text:style-name="T241">t</text:span><text:span text:style-name="T242">here have no facial features, though they sometime resemble people from the victim</text:span><text:span text:style-name="T241">'s l</text:span><text:span text:style-name="T242">ife. The Anger Demon tries to incite more anger and negative feelings by making the victim relive painful moments, while destroying any feelings of normalcy. The Anger Demon's dungeon is full of puzzles, to maintain contro</text:span><text:span text:style-name="T243">l</text:span><text:span text:style-name="T242">.</text:span></text:p>
      <text:p text:style-name="P61"><text:span text:style-name="T168"><text:tab/></text:span><text:span text:style-name="T170">The demon will wander the person's mind, always standing in the periphery. If the victim sees and approaches the demon, it will disappear as though it never existed. </text:span><text:span text:style-name="T168">Using moving staircases, rooms with inverted gravity, and gravity-bending labyrinths, the Anger Demon ruins the victims ability to interact with the world.</text:span><text:span text:style-name="T170"> He will even</text:span><text:span text:style-name="T168"> take away the victim</text:span><text:span text:style-name="T171">'</text:span><text:span text:style-name="T168">s ability to move through the world; rather, they must move the world around them </text:span><text:span text:style-name="T172">to </text:span><text:span text:style-name="T169">go</text:span><text:span text:style-name="T172"> forward. </text:span><text:span text:style-name="T173">In legends, few have claimed to have beaten the Anger Demon, but the creature is generally regarded as a myth.</text:span><text:span text:style-name="T174"> </text:span><text:span text:style-name="T169">I</text:span><text:span text:style-name="T174">f you claim to have seen </text:span><text:span text:style-name="T175">one, </text:span><text:span text:style-name="T169">it is likely no one will believe you. </text:span><text:span text:style-name="T11">When you leave for the Monolith, everything will go slightly hazy. Dark. Something lights your way toward an ominous, plain building. </text:span></text:p>
      <text:p text:style-name="P93"><text:tab/>The interior is a combination of different places, including Lulu's dungeon, Rolan's painful memory of his town's burning <text:span text:style-name="T253">and </text:span>a crazy mixture of dungeon patterns and memori<text:span text:style-name="T268">es. The color palate is almost gray-scale.</text:span></text:p>
      <text:p text:style-name="P93"/>
      <text:p text:style-name="P71">Details</text:p>
      <text:p text:style-name="P107"><text:span text:style-name="T157"><text:tab/>-Escher</text:span> style staircases <text:span text:style-name="T268">that </text:span>move (<text:span text:style-name="T288">either actively, or in between loading screens. If actively, your hammer could make them move, </text:span><text:span text:style-name="T261">possible conduit</text:span><text:span text:style-name="T288">).</text:span></text:p>
      <text:p text:style-name="P94"><text:tab/>-<text:span text:style-name="T297">Rotate the puzzle (</text:span><text:span text:style-name="T260">conduit</text:span><text:span text:style-name="T271">): with a very simple background, you need to get through a labyrinth type puzzle. However, you must do this by rotating the level. Using side directional buttons will shift the floor, causing you to fall or slide. You can only walk forward or backward. (The Bridge)</text:span></text:p>
      <text:p text:style-name="P94"><text:tab/>-<text:span text:style-name="T297">Polarity switch (</text:span><text:span text:style-name="T260">conduit</text:span><text:span text:style-name="T271">). To get through some puzzles, you must switch the polarity and walk on the ceiling. There could also be random rooms that are just literally set upside-down, though they cannot be changed.</text:span></text:p>
      <text:p text:style-name="P95"><text:tab/>-<text:span text:style-name="T268">In the center room a “memory” will be playing. When you stand in this room, the “characters” have a conversation; however, when you leave the room all you hear is white noise. You can't see the entire level, only the room you are standing in.</text:span>-<text:span text:style-name="T288">The Anger Demon</text:span> will appear and disappear in random corners or in the middle of a room when you pan away. If you touch him the game blacks out and you <text:soft-page-break/>go back to the last checkpoint. <text:span text:style-name="T288">Sometimes, the lights will switch off and on at random, and you will see eyes somewhere in the darkness.</text:span></text:p>
      <text:p text:style-name="P95"><text:tab/>-<text:span text:style-name="T288">enemies do not have facial features, nor do the characters in the memories</text:span></text:p>
      <text:p text:style-name="P94"/>
      <text:p text:style-name="P94"/>
      <text:p text:style-name="P56">Story</text:p>
      <text:p text:style-name="P96"><text:tab/><text:span text:style-name="T262">There are 5 areas, each with a boss. The bosses are all “nightmares.” However, the root cause is the Anger Demon that will appear as the fifth boss. They get exponentially harder as you progress. The levels also get progressively stranger. They each symbolize something Rolan must face. Grandfather – sadness; mother – selfishness; DL – immaturity/blindness; Lulu – anger; Sarah – guilt. The setting is weird and very dark, but not outright scary. Normal physical elements are perverted to make it eerie and otherworldly (walking on ceilings, bewitched staircases, etc.). It is dimly lit, until the area is cleared and then it immediately becomes brighter. You must find a certain key to transform the distorted memory. (explained below). As you progress, you become more and more angry about the whole ordeal. You really want to get out of this nightmare. The anger builds until the Anger Demon and the whole thing dissolves.</text:span></text:p>
      <text:p text:style-name="P96"><text:tab/></text:p>
      <text:p text:style-name="P96"><text:tab/><text:span text:style-name="T268">The first room you enter is your home. Your grandfather is there, as are you (at a younger age). They talk and don't see you. If you leave the central room where the scene is occurring, there are dungeon enemies, and a couple small puzzles. This room represents his sadness and self-pity. You can explore and listen to the conversation. However, once you leave the central room, you hear only white noise. Once you find the key “transform” conduit, you can address the people in the memory. Your grandfather will talk to you, and be a total jerk. He will reveal himself to be a nightmare. </text:span></text:p>
      <text:p text:style-name="P75"><text:tab/>The second room is the sage spire. You watch your mother telling you about the NC. This represents self-absorption and pity.</text:p>
      <text:p text:style-name="P75"><text:tab/>The third room is Malekev's Lair and it revolves around your obsession with the DL. It represents immaturity and blindness.</text:p>
      <text:p text:style-name="P75"><text:tab/>The fourth room is the first time you met Lulu and represents anger. You two have a verbal argument and your anger level hits 10000% by the time you finish.</text:p>
      <text:p text:style-name="P75"><text:tab/>The fifth room is the lakeside/your burning village and Sarah represents your guilt. When you refuse to fight her, the Anger Demon comes out and says its been feeding on you.</text:p>
      <text:p text:style-name="P75"/>
      <text:p text:style-name="P76"><text:tab/></text:p>
      <text:p text:style-name="P55"/>
      <text:h text:style-name="P134" text:outline-level="1"><text:bookmark-start text:name="__RefHeading__2724_781025787"/>Monolith<text:bookmark-end text:name="__RefHeading__2724_781025787"/></text:h>
      <text:p text:style-name="P4">Structures: </text:p>
      <text:p text:style-name="P42">Visuals: <text:span text:style-name="T32">(externally) giant obsidian rectangle. Mildly reflective (not matt) </text:span><text:span text:style-name="T85">with a blue shimmer/lining</text:span><text:span text:style-name="T32">; </text:span><text:span text:style-name="T33">(internally) </text:span><text:span text:style-name="T85">Black rock walls, and boulders that are </text:span><text:span text:style-name="T86">almost </text:span><text:span text:style-name="T85">glitter</text:span><text:span text:style-name="T86">y</text:span><text:span text:style-name="T85">. Blues break up the monotony of black</text:span><text:span text:style-name="T34">. </text:span><text:span text:style-name="T146">In some rooms, it may be hard to recognize the floor because it is so black and space-like.</text:span><text:span text:style-name="T33"> </text:span><text:span text:style-name="T86">T</text:span><text:span text:style-name="T33">he lower dungeon levels lead up to the central room where the Matron and Outsider are held kept. This room is massive, and takes up 70% of the monolith. The ceiling looks infinite. </text:span></text:p>
      <text:p text:style-name="P4">Where: <text:span text:style-name="T32">Monolith</text:span></text:p>
      <text:p text:style-name="P4">Why/<text:span text:style-name="T254">when</text:span>: <text:span text:style-name="T31">end dungeon</text:span></text:p>
      <text:p text:style-name="P4">Monsters: <text:span text:style-name="T31">soldiers, crystal demons</text:span></text:p>
      <text:p text:style-name="P13">Goals: <text:span text:style-name="T31">unlock skills</text:span></text:p>
      <text:p text:style-name="P39">Theme, conduits: <text:span text:style-name="T88">Multi-layer; Shift Universe</text:span><text:span text:style-name="T61"> (explained below)</text:span></text:p>
      <text:p text:style-name="P105"/>
      <text:p text:style-name="P72">Lore: <text:span text:style-name="T158">The monolith has been standing in the same place for many centuries. At first, it was a popular place for pilgrimage; however, </text:span><text:span text:style-name="T171">after many years, few people even </text:span><text:span text:style-name="T225">remember</text:span><text:span text:style-name="T171"> where it is located</text:span><text:span text:style-name="T158">. The area is largely overgrown, and the monolith, itself, is hidden behind a dense forest. No one comes here without reason. There is no apparent door, though there are lines that seem to imply </text:span><text:span text:style-name="T225">one. It stands at an angle, as though thrust haphazardly into the ground. </text:span><text:span text:style-name="T226">It is largely shiny and perfect, save a few cracks at the top. It bares the sign of the Matron in the front. </text:span><text:span text:style-name="T227">The inside of the monolith is otherwordly, almost like space—black and </text:span><text:span text:style-name="T225">blue</text:span><text:span text:style-name="T227"> and shimmering. </text:span><text:span text:style-name="T225">The paths wind upward and downward with smooth edges. </text:span></text:p>
      <text:p text:style-name="P66"><text:span text:style-name="T225"><text:tab/>When the Matron formed the monolith to trap the Outsider, she filled it with powerful energy. When this energy crashed into the Outsider, the result was a new plane. The colliding energies created a new plane that exists only inside the Monolith. It is theoretically possible to pass between the two universes freely by using the power of the crystal. </text:span><text:span text:style-name="T226">The Monolith's original purpose was to seal the powers of the Outsider; as a result, those who come in contact with it will find their own abilities sealed, until they are unable to properly counter the energy that is constricted them.</text:span></text:p>
      <text:p text:style-name="P86"/>
      <text:p text:style-name="P86"/>
      <text:p text:style-name="P48"><text:span text:style-name="T29"><text:tab/></text:span><text:span text:style-name="T289">Details: </text:span><text:span text:style-name="T59">When you </text:span><text:span text:style-name="T85">use</text:span><text:span text:style-name="T59"> your hammer in certain levels, </text:span><text:span text:style-name="T121">you enter another plane. The colors are inverted to mark the shift, and let you know where you are</text:span><text:span text:style-name="T59">. There </text:span><text:span text:style-name="T121">are</text:span><text:span text:style-name="T59"> keys/secrets visible only in </text:span><text:span text:style-name="T121">World B</text:span><text:span text:style-name="T59">. </text:span><text:span text:style-name="T80">The player is present only in one world at a time, meaning you are able to get around obstacles in </text:span><text:span text:style-name="T81">one</text:span><text:span text:style-name="T80"> world by switching to the other. </text:span><text:span text:style-name="T59">This could also be used to get through a maze room </text:span><text:span text:style-name="T72">(</text:span><text:span text:style-name="T121">World A is arranged differently than World B</text:span><text:span text:style-name="T72">)</text:span><text:span text:style-name="T59">. </text:span><text:span text:style-name="T138">The number of times you can switch between worlds in certain mazes is limited. Also, Rolan also runs the risk of transporting into a dangerous spot. Transporting from A to B, he may fall into a trap, or in the middle of enemies.</text:span></text:p>
      <text:p text:style-name="P48"><text:span text:style-name="T138"><text:tab/></text:span><text:span text:style-name="T121">World B would also have rooms that do not appear at all in World A, meaning you should explore both worlds carefully. The inversion of color </text:span><text:span text:style-name="T138">creates</text:span><text:span text:style-name="T121"> more puzzles; while a key or switch is visible in World A, it might be hard to see in World B (though it is still present). </text:span></text:p>
      <text:p text:style-name="P45"><text:span text:style-name="T13"><text:tab/></text:span><text:span text:style-name="T121">Decoys: </text:span><text:span text:style-name="T29">When you walk into pools of light, </text:span><text:span text:style-name="T59">your shadow comes alive and attacks you. </text:span><text:span text:style-name="T29">However, if you </text:span><text:span text:style-name="T122">use your hammer in the light, it will turn into a mirror</text:span><text:span text:style-name="T29">. </text:span><text:span text:style-name="T122">A mirror in the haunted light creates an ally/</text:span><text:span text:style-name="T123">decoy</text:span><text:span text:style-name="T122">.</text:span><text:span text:style-name="T29"> </text:span><text:span text:style-name="T30">You could possibly even move them around, making them stand on triggers.</text:span></text:p>
      <text:p text:style-name="P44"><text:span text:style-name="T37"><text:tab/></text:span><text:span text:style-name="T86">The final</text:span><text:span text:style-name="T80"> boss fight</text:span><text:span text:style-name="T86">(s)</text:span><text:span text:style-name="T80"> employ</text:span><text:span text:style-name="T138">s</text:span><text:span text:style-name="T80"> the World-Switch. </text:span><text:span text:style-name="T81">He “transport</text:span><text:span text:style-name="T138">s</text:span><text:span text:style-name="T81">” through these two worlds </text:span><text:span text:style-name="T138">rapidly. Rolan can either chase him through the worlds, or wait until he comes back. However, some of the Outsider's attacks could affect both World A and B making them hard to escape.</text:span></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9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7T15:31:56.445000000</meta:creation-date>
    <dc:date>2015-04-21T16:13:08.098000000</dc:date>
    <meta:editing-duration>PT22H10M59S</meta:editing-duration>
    <meta:editing-cycles>352</meta:editing-cycles>
    <meta:generator>LibreOffice/4.2.7.2$Windows_x86 LibreOffice_project/933c0aa564ec4f8883ed5732c866db48dca4dac5</meta:generator>
    <meta:document-statistic meta:table-count="0" meta:image-count="0" meta:object-count="0" meta:page-count="16" meta:paragraph-count="206" meta:word-count="6938" meta:character-count="40405" meta:non-whitespace-character-count="33557"/>
  </office:meta>
</office:document-meta>
</file>